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083in" fo:margin-left="-0.0417in" fo:margin-top="0in" fo:margin-bottom="0in" table:align="left" style:may-break-between-rows="true" table:border-model="collapsing"/>
    </style:style>
    <style:style style:name="Table1.A" style:family="table-column">
      <style:table-column-properties style:column-width="1.4333in"/>
    </style:style>
    <style:style style:name="Table1.B" style:family="table-column">
      <style:table-column-properties style:column-width="0.5667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0.3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0.558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F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F3" style:family="table-cell" style:data-style-name="N0">
      <style:table-cell-properties style:vertical-align="bottom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9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1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11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1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1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1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1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1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1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1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1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1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1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1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1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1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1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1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1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1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1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1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19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1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1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2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2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21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2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2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2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2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2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2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2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2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2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2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2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2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2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2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2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C2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E2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C2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E2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F28" style:family="table-cell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29" style:family="table-cell">
      <style:table-cell-properties style:vertical-align="bottom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9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F29" style:family="table-cell" style:data-style-name="N0">
      <style:table-cell-properties style:vertical-align="bottom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5.1833in" fo:margin-left="-0.0417in" fo:margin-top="0in" fo:margin-bottom="0in" table:align="left" style:may-break-between-rows="true" table:border-model="collapsing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6597in"/>
    </style:style>
    <style:style style:name="Table2.C" style:family="table-column">
      <style:table-column-properties style:column-width="1.0903in"/>
    </style:style>
    <style:style style:name="Table2.D" style:family="table-column">
      <style:table-column-properties style:column-width="0.5486in"/>
    </style:style>
    <style:style style:name="Table2.E" style:family="table-column">
      <style:table-column-properties style:column-width="1.2597in"/>
    </style:style>
    <style:style style:name="Table2.F" style:family="table-column">
      <style:table-column-properties style:column-width="0.62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style:vertical-align="bottom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style:vertical-align="bottom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F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F3" style:family="table-cell" style:data-style-name="N0">
      <style:table-cell-properties style:vertical-align="bottom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C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9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1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1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11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1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1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1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1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1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1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1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1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1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1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1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1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1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1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1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1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1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1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1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19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1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1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2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2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21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2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2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2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2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2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2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2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2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2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2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2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2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2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2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A2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C2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2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C2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2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F28" style:family="table-cell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29" style:family="table-cell">
      <style:table-cell-properties style:vertical-align="bottom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29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F29" style:family="table-cell" style:data-style-name="N0">
      <style:table-cell-properties style:vertical-align="bottom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5.5583in" fo:margin-left="-0.0417in" fo:margin-top="0in" fo:margin-bottom="0in" table:align="left" style:may-break-between-rows="true" table:border-model="collapsing"/>
    </style:style>
    <style:style style:name="Table3.A" style:family="table-column">
      <style:table-column-properties style:column-width="1.1833in"/>
    </style:style>
    <style:style style:name="Table3.B" style:family="table-column">
      <style:table-column-properties style:column-width="0.6917in"/>
    </style:style>
    <style:style style:name="Table3.D" style:family="table-column">
      <style:table-column-properties style:column-width="0.5667in"/>
    </style:style>
    <style:style style:name="Table3.E" style:family="table-column">
      <style:table-column-properties style:column-width="1.3083in"/>
    </style:style>
    <style:style style:name="Table3.F" style:family="table-column">
      <style:table-column-properties style:column-width="0.62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3.A2" style:family="table-cell">
      <style:table-cell-properties style:vertical-align="bottom"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F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F3" style:family="table-cell" style:data-style-name="N0">
      <style:table-cell-properties style:vertical-align="bottom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3.C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9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1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1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11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1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1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1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1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1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1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1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1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1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1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1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1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1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1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1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1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1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1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1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19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1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19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2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20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21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2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21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2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2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23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2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2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2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2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25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2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2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2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26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27" style:family="table-cell">
      <style:table-cell-properties style:vertical-align="bottom"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3.C2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E27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C2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E28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F28" style:family="table-cell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3.A29" style:family="table-cell">
      <style:table-cell-properties style:vertical-align="bottom"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29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3.F29" style:family="table-cell" style:data-style-name="N0">
      <style:table-cell-properties style:vertical-align="bottom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4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4.A" style:family="table-column">
      <style:table-column-properties style:column-width="1.1153in" style:rel-column-width="10922*"/>
    </style:style>
    <style:style style:name="Table4.B" style:family="table-column">
      <style:table-column-properties style:column-width="1.1153in" style:rel-column-width="1092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4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4.B3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4.F3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5" style:family="table">
      <style:table-properties style:width="5.5583in" fo:margin-left="-0.0417in" fo:margin-top="0in" fo:margin-bottom="0in" table:align="left"/>
    </style:style>
    <style:style style:name="Table5.A" style:family="table-column">
      <style:table-column-properties style:column-width="1.0583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1in"/>
    </style:style>
    <style:style style:name="Table5.F" style:family="table-column">
      <style:table-column-properties style:column-width="0.7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0382in" fo:border-left="none" fo:border-right="none" fo:border-top="0.5pt solid #000000" fo:border-bottom="0.5pt solid #000000"/>
    </style:style>
    <style:style style:name="Table5.F1" style:family="table-cell">
      <style:table-cell-properties style:vertical-align="middle" fo:padding="0.0382in" fo:border-left="none" fo:border-right="0.5pt solid #000000" fo:border-top="0.5pt solid #000000" fo:border-bottom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none"/>
    </style:style>
    <style:style style:name="Table5.B2" style:family="table-cell">
      <style:table-cell-properties style:vertical-align="middle" fo:padding="0.0382in" fo:border="none"/>
    </style:style>
    <style:style style:name="Table5.F2" style:family="table-cell">
      <style:table-cell-properties style:vertical-align="middle" fo:padding="0.0382in" fo:border-left="none" fo:border-right="0.5pt solid #000000" fo:border-top="none" fo:border-bottom="none"/>
    </style:style>
    <style:style style:name="Table5.A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28" style:family="table-cell">
      <style:table-cell-properties style:vertical-align="middle" fo:padding="0.0382in" fo:border-left="none" fo:border-right="none" fo:border-top="none" fo:border-bottom="0.5pt solid #000000"/>
    </style:style>
    <style:style style:name="Table5.F28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Table6" style:family="table" style:master-page-name="">
      <style:table-properties style:width="6.6931in" style:page-number="auto" table:align="margins" style:shadow="none" style:may-break-between-rows="true" table:border-model="collapsing"/>
    </style:style>
    <style:style style:name="Table6.A" style:family="table-column">
      <style:table-column-properties style:column-width="1.1153in" style:rel-column-width="10922*"/>
    </style:style>
    <style:style style:name="Table6.B" style:family="table-column">
      <style:table-column-properties style:column-width="1.1153in" style:rel-column-width="10923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F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6.3" style:family="table-row">
      <style:table-row-properties style:min-row-height="0.2313in"/>
    </style:style>
    <style:style style:name="Table6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6.B3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6.F3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7" style:family="table">
      <style:table-properties style:width="6.5in" fo:margin-left="-0.0417in" fo:margin-top="0in" fo:margin-bottom="0in" table:align="left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0.875in"/>
    </style:style>
    <style:style style:name="Table7.C" style:family="table-column">
      <style:table-column-properties style:column-width="1.4333in"/>
    </style:style>
    <style:style style:name="Table7.D" style:family="table-column">
      <style:table-column-properties style:column-width="0.75in"/>
    </style:style>
    <style:style style:name="Table7.E" style:family="table-column">
      <style:table-column-properties style:column-width="1.25in"/>
    </style:style>
    <style:style style:name="Table7.F" style:family="table-column">
      <style:table-column-properties style:column-width="0.8167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style:vertical-align="middle" fo:padding="0.0382in" fo:border-left="none" fo:border-right="none" fo:border-top="0.5pt solid #000000" fo:border-bottom="0.5pt solid #000000"/>
    </style:style>
    <style:style style:name="Table7.F1" style:family="table-cell">
      <style:table-cell-properties style:vertical-align="middle" fo:padding="0.0382in" fo:border-left="none" fo:border-right="0.5pt solid #000000" fo:border-top="0.5pt solid #000000" fo:border-bottom="0.5pt solid #000000"/>
    </style:style>
    <style:style style:name="Table7.A2" style:family="table-cell">
      <style:table-cell-properties style:vertical-align="middle" fo:padding="0.0382in" fo:border-left="0.5pt solid #000000" fo:border-right="none" fo:border-top="none" fo:border-bottom="none"/>
    </style:style>
    <style:style style:name="Table7.B2" style:family="table-cell">
      <style:table-cell-properties style:vertical-align="middle" fo:padding="0.0382in" fo:border="none"/>
    </style:style>
    <style:style style:name="Table7.F2" style:family="table-cell">
      <style:table-cell-properties style:vertical-align="middle" fo:padding="0.0382in" fo:border-left="none" fo:border-right="0.5pt solid #000000" fo:border-top="none" fo:border-bottom="none"/>
    </style:style>
    <style:style style:name="Table7.A2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B28" style:family="table-cell">
      <style:table-cell-properties style:vertical-align="middle" fo:padding="0.0382in" fo:border-left="none" fo:border-right="none" fo:border-top="none" fo:border-bottom="0.5pt solid #000000"/>
    </style:style>
    <style:style style:name="Table7.F28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fo:font-weight="normal" officeooo:rsid="001fb498" officeooo:paragraph-rsid="00210e1e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fb498" officeooo:paragraph-rsid="002345c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fb498" officeooo:paragraph-rsid="0022c1c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fb498" officeooo:paragraph-rsid="003b20e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2c1c2" officeooo:paragraph-rsid="0022c1c2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10e1e" officeooo:paragraph-rsid="00210e1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letter-spacing="normal" fo:font-style="normal" fo:text-shadow="none" style:text-underline-style="solid" style:text-underline-width="auto" style:text-underline-color="font-color" fo:font-weight="bold" officeooo:rsid="001fb498" officeooo:paragraph-rsid="001fb498" style:letter-kerning="true" style:font-name-asian="DejaVu Sans" style:font-size-asian="14pt" style:font-style-asian="normal" style:font-weight-asian="bold" style:font-name-complex="Noto Sans1" style:font-size-complex="14pt" style:font-weight-complex="bold" style:text-emphasize="none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venir" fo:font-size="12pt" fo:letter-spacing="normal" fo:font-style="normal" fo:text-shadow="none" style:text-underline-style="none" fo:font-weight="normal" officeooo:rsid="001fb498" officeooo:paragraph-rsid="001fb498" style:letter-kerning="true" style:font-name-asian="DejaVu Sans" style:font-size-asian="12pt" style:font-style-asian="normal" style:font-weight-asian="normal" style:font-name-complex="Noto Sans1" style:font-size-complex="12pt" style:text-emphasize="none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22c1c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210e1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4c279" officeooo:paragraph-rsid="0034c27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210e1e"/>
    </style:style>
    <style:style style:name="P15" style:family="paragraph" style:parent-style-name="Standard">
      <style:paragraph-properties fo:text-align="justify" style:justify-single-word="false"/>
      <style:text-properties officeooo:paragraph-rsid="003acdaf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3ab87b" officeooo:paragraph-rsid="003ab87b" style:font-weight-asian="normal" style:font-weight-complex="normal"/>
    </style:style>
    <style:style style:name="P18" style:family="paragraph" style:parent-style-name="Default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fb498" officeooo:paragraph-rsid="001fb498" style:letter-kerning="true" style:font-name-asian="DejaVu Sans" style:font-size-asian="12pt" style:font-style-asian="normal" style:font-weight-asian="normal" style:font-name-complex="Noto Sans1" style:font-size-complex="12pt" style:text-emphasize="none"/>
    </style:style>
    <style:style style:name="P19" style:family="paragraph" style:parent-style-name="Default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345c7" officeooo:paragraph-rsid="00268f51" style:letter-kerning="true" style:font-name-asian="DejaVu Sans" style:font-size-asian="12pt" style:font-style-asian="normal" style:font-weight-asian="normal" style:font-name-complex="Noto Sans1" style:font-size-complex="12pt" style:text-emphasize="none"/>
    </style:style>
    <style:style style:name="P20" style:family="paragraph" style:parent-style-name="Default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1fb498" officeooo:paragraph-rsid="001fb498" style:letter-kerning="true" style:font-name-asian="DejaVu Sans" style:font-size-asian="12pt" style:font-style-asian="normal" style:font-weight-asian="bold" style:font-name-complex="Noto Sans1" style:font-size-complex="12pt" style:font-weight-complex="bold" style:text-emphasize="none"/>
    </style:style>
    <style:style style:name="P21" style:family="paragraph" style:parent-style-name="Default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2345c7" officeooo:paragraph-rsid="002345c7" style:letter-kerning="true" style:font-name-asian="DejaVu Sans" style:font-size-asian="12pt" style:font-style-asian="normal" style:font-weight-asian="bold" style:font-name-complex="Noto Sans1" style:font-size-complex="12pt" style:font-weight-complex="bold" style:text-emphasize="none"/>
    </style:style>
    <style:style style:name="P22" style:family="paragraph" style:parent-style-name="Default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345c7" officeooo:paragraph-rsid="002345c7" style:letter-kerning="true" style:font-name-asian="DejaVu Sans" style:font-size-asian="12pt" style:font-style-asian="normal" style:font-weight-asian="normal" style:font-name-complex="Noto Sans1" style:font-size-complex="12pt" style:text-emphasize="none"/>
    </style:style>
    <style:style style:name="P23" style:family="paragraph" style:parent-style-name="Default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345c7" officeooo:paragraph-rsid="00268f51" style:letter-kerning="true" style:font-name-asian="DejaVu Sans" style:font-size-asian="12pt" style:font-style-asian="normal" style:font-weight-asian="normal" style:font-name-complex="Noto Sans1" style:font-size-complex="12pt" style:text-emphasize="none"/>
    </style:style>
    <style:style style:name="P24" style:family="paragraph" style:parent-style-name="Default">
      <style:paragraph-properties fo:text-align="justify" style:justify-single-word="false"/>
      <style:text-properties officeooo:paragraph-rsid="00249926"/>
    </style:style>
    <style:style style:name="P25" style:family="paragraph" style:parent-style-name="Default">
      <style:paragraph-properties fo:text-align="justify" style:justify-single-word="false"/>
      <style:text-properties officeooo:paragraph-rsid="00268f51"/>
    </style:style>
    <style:style style:name="P26" style:family="paragraph" style:parent-style-name="Standard" style:master-page-name="">
      <style:paragraph-properties style:page-number="auto"/>
    </style:style>
    <style:style style:name="P27" style:family="paragraph" style:parent-style-name="Default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345c7" officeooo:paragraph-rsid="002345c7" style:letter-kerning="true" style:font-name-asian="DejaVu Sans" style:font-size-asian="12pt" style:font-style-asian="normal" style:font-weight-asian="normal" style:font-name-complex="Noto Sans1" style:font-size-complex="12pt" style:text-emphasize="none"/>
    </style:style>
    <style:style style:name="P28" style:family="paragraph" style:parent-style-name="Default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2345c7" officeooo:paragraph-rsid="002345c7" style:letter-kerning="true" style:font-name-asian="DejaVu Sans" style:font-size-asian="12pt" style:font-style-asian="normal" style:font-weight-asian="bold" style:font-name-complex="Noto Sans1" style:font-size-complex="12pt" style:font-weight-complex="bold" style:text-emphasize="none"/>
    </style:style>
    <style:style style:name="P29" style:family="paragraph" style:parent-style-name="Default" style:list-style-name="L1" style:master-page-name="">
      <loext:graphic-properties draw:fill="none"/>
      <style:paragraph-properties fo:margin-left="0in" fo:margin-right="0in" fo:margin-top="0in" fo:margin-bottom="0in" loext:contextual-spacing="false" style:line-height-at-least="0.139in" fo:text-align="justify" style:justify-single-word="false" fo:text-indent="0in" style:auto-text-indent="false" style:page-number="auto" fo:background-color="transparent">
        <style:tab-stops>
          <style:tab-stop style:position="0.3083in"/>
        </style:tab-stops>
      </style:paragraph-properties>
      <style:text-properties fo:color="#000000" style:text-outline="false" style:text-line-through-style="none" style:text-line-through-type="none" style:font-name="Liberation Serif" fo:font-size="13pt" fo:letter-spacing="normal" fo:font-style="normal" fo:text-shadow="none" style:text-underline-style="solid" style:text-underline-width="auto" style:text-underline-color="font-color" fo:font-weight="bold" officeooo:rsid="002345c7" officeooo:paragraph-rsid="002345c7" style:letter-kerning="true" style:font-name-asian="DejaVu Sans" style:font-size-asian="13pt" style:font-style-asian="normal" style:font-weight-asian="bold" style:font-name-complex="Noto Sans1" style:font-size-complex="13pt" style:font-style-complex="normal" style:font-weight-complex="bold" style:text-emphasize="none"/>
    </style:style>
    <style:style style:name="P30" style:family="paragraph" style:parent-style-name="Standard" style:list-style-name="L4">
      <style:paragraph-properties fo:text-align="justify" style:justify-single-word="false"/>
      <style:text-properties officeooo:rsid="001fb498" officeooo:paragraph-rsid="00210e1e"/>
    </style:style>
    <style:style style:name="P31" style:family="paragraph" style:parent-style-name="Standard" style:list-style-name="L6">
      <style:paragraph-properties fo:text-align="justify" style:justify-single-word="false"/>
      <style:text-properties officeooo:rsid="001fb498" officeooo:paragraph-rsid="00210e1e"/>
    </style:style>
    <style:style style:name="P32" style:family="paragraph" style:parent-style-name="Standard" style:list-style-name="L8">
      <style:paragraph-properties fo:text-align="justify" style:justify-single-word="false"/>
      <style:text-properties officeooo:rsid="001fb498" officeooo:paragraph-rsid="0022c1c2"/>
    </style:style>
    <style:style style:name="P33" style:family="paragraph" style:parent-style-name="Standard" style:list-style-name="L4">
      <style:paragraph-properties fo:text-align="justify" style:justify-single-word="false"/>
      <style:text-properties officeooo:paragraph-rsid="00210e1e"/>
    </style:style>
    <style:style style:name="P34" style:family="paragraph" style:parent-style-name="Standard" style:list-style-name="L6">
      <style:paragraph-properties fo:text-align="justify" style:justify-single-word="false"/>
      <style:text-properties officeooo:paragraph-rsid="00210e1e"/>
    </style:style>
    <style:style style:name="P35" style:family="paragraph" style:parent-style-name="Standard" style:list-style-name="L8">
      <style:paragraph-properties fo:text-align="justify" style:justify-single-word="false"/>
      <style:text-properties officeooo:paragraph-rsid="0022c1c2"/>
    </style:style>
    <style:style style:name="P36" style:family="paragraph" style:parent-style-name="Standard" style:list-style-name="L4">
      <style:paragraph-properties fo:text-align="justify" style:justify-single-word="false"/>
      <style:text-properties fo:font-weight="normal" officeooo:rsid="001fb498" officeooo:paragraph-rsid="00210e1e" style:font-weight-asian="normal" style:font-weight-complex="normal"/>
    </style:style>
    <style:style style:name="P37" style:family="paragraph" style:parent-style-name="Standard" style:list-style-name="L4">
      <style:paragraph-properties fo:text-align="justify" style:justify-single-word="false"/>
      <style:text-properties fo:font-weight="normal" officeooo:rsid="001fb498" officeooo:paragraph-rsid="002345c7" style:font-weight-asian="normal" style:font-weight-complex="normal"/>
    </style:style>
    <style:style style:name="P38" style:family="paragraph" style:parent-style-name="Standard" style:list-style-name="L6">
      <style:paragraph-properties fo:text-align="justify" style:justify-single-word="false"/>
      <style:text-properties fo:font-weight="normal" officeooo:rsid="001fb498" officeooo:paragraph-rsid="00210e1e" style:font-weight-asian="normal" style:font-weight-complex="normal"/>
    </style:style>
    <style:style style:name="P39" style:family="paragraph" style:parent-style-name="Standard" style:list-style-name="L6">
      <style:paragraph-properties fo:text-align="justify" style:justify-single-word="false"/>
      <style:text-properties fo:font-weight="normal" officeooo:rsid="001fb498" officeooo:paragraph-rsid="002345c7" style:font-weight-asian="normal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fo:font-weight="normal" officeooo:rsid="001fb498" officeooo:paragraph-rsid="0022c1c2" style:font-weight-asian="normal" style:font-weight-complex="normal"/>
    </style:style>
    <style:style style:name="P41" style:family="paragraph" style:parent-style-name="Standard" style:list-style-name="L8">
      <style:paragraph-properties fo:text-align="justify" style:justify-single-word="false"/>
      <style:text-properties fo:font-weight="normal" officeooo:rsid="001fb498" officeooo:paragraph-rsid="002345c7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fb498" officeooo:paragraph-rsid="0022c1c2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fb498" officeooo:paragraph-rsid="002345c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10e1e" officeooo:paragraph-rsid="00210e1e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210e1e" officeooo:paragraph-rsid="00401756" style:font-weight-asian="normal" style:font-weight-complex="normal"/>
    </style:style>
    <style:style style:name="P46" style:family="paragraph" style:parent-style-name="Standard" style:list-style-name="L4">
      <style:paragraph-properties fo:text-align="justify" style:justify-single-word="false"/>
      <style:text-properties fo:font-weight="bold" officeooo:rsid="0034c279" officeooo:paragraph-rsid="0034c279" style:font-weight-asian="bold" style:font-weight-complex="bold"/>
    </style:style>
    <style:style style:name="P47" style:family="paragraph" style:parent-style-name="Standard" style:list-style-name="L6">
      <style:paragraph-properties fo:text-align="justify" style:justify-single-word="false"/>
      <style:text-properties fo:font-weight="bold" officeooo:rsid="00378889" officeooo:paragraph-rsid="00378889" style:font-weight-asian="bold" style:font-weight-complex="bold"/>
    </style:style>
    <style:style style:name="P48" style:family="paragraph" style:parent-style-name="Standard" style:list-style-name="L8">
      <style:paragraph-properties fo:text-align="justify" style:justify-single-word="false"/>
      <style:text-properties fo:font-weight="bold" officeooo:rsid="00378889" officeooo:paragraph-rsid="00378889" style:font-weight-asian="bold" style:font-weight-complex="bold"/>
    </style:style>
    <style:style style:name="P4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3ab87b" officeooo:paragraph-rsid="003b20ec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fb498" officeooo:paragraph-rsid="002345c7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10e1e" officeooo:paragraph-rsid="00210e1e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/>
      </style:paragraph-properties>
    </style:style>
    <style:style style:name="P54" style:family="paragraph" style:parent-style-name="Standard">
      <style:paragraph-properties fo:text-align="center" style:justify-single-word="false">
        <style:tab-stops/>
      </style:paragraph-properties>
    </style:style>
    <style:style style:name="P55" style:family="paragraph" style:parent-style-name="Standard" style:list-style-name="L3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reak-before="page" fo:background-color="transparent"/>
      <style:text-properties fo:font-weight="bold" officeooo:paragraph-rsid="00210e1e" style:font-weight-asian="bold" style:font-weight-complex="bold"/>
    </style:style>
    <style:style style:name="P56" style:family="paragraph" style:parent-style-name="Standard" style:list-style-name="L5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reak-before="page" fo:background-color="transparent"/>
      <style:text-properties fo:font-weight="bold" officeooo:paragraph-rsid="00210e1e" style:font-weight-asian="bold" style:font-weight-complex="bold"/>
    </style:style>
    <style:style style:name="P57" style:family="paragraph" style:parent-style-name="Standard" style:list-style-name="L7" style:master-page-name="">
      <loext:graphic-properties draw:fill="none"/>
      <style:paragraph-properties fo:margin-left="0.25in" fo:margin-right="0in" fo:text-align="justify" style:justify-single-word="false" fo:text-indent="-0.25in" style:auto-text-indent="false" style:page-number="auto" fo:break-before="page" fo:background-color="transparent">
        <style:tab-stops>
          <style:tab-stop style:position="0.5in"/>
        </style:tab-stops>
      </style:paragraph-properties>
      <style:text-properties fo:font-weight="bold" officeooo:paragraph-rsid="0022c1c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e84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e8436" officeooo:paragraph-rsid="003e84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3e8436" officeooo:paragraph-rsid="004017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84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8436" officeooo:paragraph-rsid="003e84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e8436" officeooo:paragraph-rsid="00401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401756" officeooo:paragraph-rsid="00401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4017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498" style:font-weight-asian="bold" style:font-weight-complex="bold"/>
    </style:style>
    <style:style style:name="T3" style:family="text">
      <style:text-properties fo:font-weight="bold" officeooo:rsid="00210e1e" style:font-weight-asian="bold" style:font-weight-complex="bold"/>
    </style:style>
    <style:style style:name="T4" style:family="text">
      <style:text-properties fo:font-weight="bold" officeooo:rsid="0022c1c2" style:font-weight-asian="bold" style:font-weight-complex="bold"/>
    </style:style>
    <style:style style:name="T5" style:family="text">
      <style:text-properties fo:font-weight="bold" officeooo:rsid="0037d0d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b498" style:font-weight-asian="normal" style:font-weight-complex="normal"/>
    </style:style>
    <style:style style:name="T8" style:family="text">
      <style:text-properties fo:font-weight="normal" style:font-weight-asian="normal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49926" style:letter-kerning="true" style:font-name-asian="DejaVu Sans" style:font-size-asian="12pt" style:font-style-asian="normal" style:font-weight-asian="normal" style:font-name-complex="Noto Sans1" style:font-size-complex="12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345c7" style:letter-kerning="true" style:font-name-asian="DejaVu Sans" style:font-size-asian="12pt" style:font-style-asian="normal" style:font-weight-asian="normal" style:font-name-complex="Noto Sans1" style:font-size-complex="12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02345c7" style:letter-kerning="true" style:font-name-asian="DejaVu Sans" style:font-size-asian="12pt" style:font-style-asian="normal" style:font-weight-asian="bold" style:font-name-complex="Noto Sans1" style:font-size-complex="12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345c7" style:letter-kerning="true" style:font-name-asian="DejaVu Sans" style:font-size-asian="12pt" style:font-style-asian="normal" style:font-weight-asian="normal" style:font-name-complex="Noto Sans1" style:font-size-complex="12pt" style:font-style-complex="normal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49926" style:letter-kerning="true" style:font-name-asian="DejaVu Sans" style:font-size-asian="12pt" style:font-style-asian="normal" style:font-weight-asian="normal" style:font-name-complex="Noto Sans1" style:font-size-complex="12pt" style:font-style-complex="normal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68f51" style:letter-kerning="true" style:font-name-asian="DejaVu Sans" style:font-size-asian="12pt" style:font-style-asian="normal" style:font-weight-asian="normal" style:font-name-complex="Noto Sans1" style:font-size-complex="12pt" style:font-style-complex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345c7" style:letter-kerning="true" style:font-name-asian="DejaVu Sans" style:font-size-asian="12pt" style:font-style-asian="normal" style:font-weight-asian="normal" style:font-name-complex="Noto Sans1" style:font-size-complex="12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solid" style:text-underline-width="auto" style:text-underline-color="font-color" fo:font-weight="normal" officeooo:rsid="00268f51" style:letter-kerning="true" style:font-name-asian="DejaVu Sans" style:font-size-asian="12pt" style:font-style-asian="normal" style:font-weight-asian="normal" style:font-name-complex="Noto Sans1" style:font-size-complex="12pt" style:font-weight-complex="normal" style:text-emphasiz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style:font-weight-asian="normal" style:font-style-complex="normal" style:font-weight-complex="normal"/>
    </style:style>
    <style:style style:name="T19" style:family="text">
      <style:text-properties officeooo:rsid="0029b5e7"/>
    </style:style>
    <style:style style:name="T20" style:family="text">
      <style:text-properties style:text-underline-style="solid" style:text-underline-width="auto" style:text-underline-color="font-color" fo:font-weight="normal" officeooo:rsid="003ab87b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3acdaf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3ab87b"/>
    </style:style>
    <style:style style:name="T23" style:family="text">
      <style:text-properties style:text-underline-style="solid" style:text-underline-width="auto" style:text-underline-color="font-color" officeooo:rsid="003acdaf"/>
    </style:style>
    <style:style style:name="T24" style:family="text">
      <style:text-properties style:text-underline-style="solid" style:text-underline-width="auto" style:text-underline-color="font-color" officeooo:rsid="003b20ec"/>
    </style:style>
    <style:style style:name="T25" style:family="text">
      <style:text-properties officeooo:rsid="004017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Neural networks:</text:p>
      <text:p text:style-name="P8"/>
      <text:p text:style-name="P20">The used DCN (Detection Classification Networks) models must not be real-time capable. The emphasis here is on the detection and classification performance of the models of the ground objects in the list of 18 classes</text:p>
      <text:p text:style-name="P18"/>
      <text:list xml:id="list1491940752" text:style-name="L1">
        <text:list-item>
          <text:p text:style-name="P29">Deformable DETR: Deformable Transformers for end-to-end Object Detection</text:p>
        </text:list-item>
      </text:list>
      <text:p text:style-name="P21"/>
      <text:list xml:id="list2973046496" text:style-name="L2">
        <text:list-item>
          <text:p text:style-name="P27"><text:span text:style-name="T1">Papers with code: </text:span><text:a xlink:type="simple" xlink:href="https://paperswithcode.com/paper/deformable-detr-deformable-transformers-for-1" text:style-name="Internet_20_link" text:visited-style-name="Visited_20_Internet_20_Link">https://paperswithcode.com/paper/deformable-detr-deformable-transformers-for-1</text:a></text:p>
          <text:p text:style-name="P27"/>
        </text:list-item>
        <text:list-item>
          <text:p text:style-name="P27"><text:span text:style-name="T1">Deformable DETR Github: </text:span><text:a xlink:type="simple" xlink:href="https://github.com/fundamentalvision/Deformable-DETR" text:style-name="Internet_20_link" text:visited-style-name="Visited_20_Internet_20_Link">https://github.com/fundamentalvision/Deformable-DETR</text:a></text:p>
          <text:p text:style-name="P27"/>
        </text:list-item>
        <text:list-item>
          <text:p text:style-name="P27"><text:span text:style-name="T1">Paper:</text:span> <text:a xlink:type="simple" xlink:href="https://arxiv.org/pdf/2010.04159.pdf" text:style-name="Internet_20_link" text:visited-style-name="Visited_20_Internet_20_Link">https://arxiv.org/pdf/2010.04159.pdf</text:a></text:p>
          <text:p text:style-name="P27"/>
        </text:list-item>
        <text:list-item>
          <text:p text:style-name="P28">Results <text:span text:style-name="T19">(COCO validation set, 2017)</text:span>:</text:p>
        </text:list-item>
      </text:list>
      <text:p text:style-name="P22"/>
      <text:p text:style-name="P22"><text:span text:style-name="Strong_20_Emphasis"><text:span text:style-name="T8">Deformable DETR (single scale):</text:span></text:span></text:p>
      <text:p text:style-name="P22"><text:span text:style-name="Strong_20_Emphasis"><text:span text:style-name="T8"/></text:span></text:p>
      <text:p text:style-name="P22"><text:span text:style-name="Strong_20_Emphasis"><text:span text:style-name="T18">Test: Total time: 0:06:05 (0.1464 s / it)</text:span></text:span></text:p>
      <text:p text:style-name="P22"><text:span text:style-name="Strong_20_Emphasis"><text:span text:style-name="T18">Averaged stats: class_error: 0.00 <text:s/>loss: 6.2165 (6.9726) <text:s/>loss_ce: 0.3699 (0.4111) <text:s/>loss_bbox: 0.2184 (0.2248) <text:s/>loss_giou: 0.4874 (0.4804) <text:s/>loss_ce_0: 0.4391 (0.4977) <text:s/>loss_bbox_0: 0.2403 (0.2575) <text:s/>loss_giou_0: 0.4890 (0.5311) <text:s/>loss_ce_1: 0.3887 (0.4480) <text:s/>loss_bbox_1: 0.2509 (0.2359) <text:s/>loss_giou_1: 0.4687 (0.4983) <text:s/>loss_ce_2: 0.3979 (0.4262) <text:s/>loss_bbox_2: 0.2277 (0.2296) <text:s/>loss_giou_2: 0.4776 (0.4883) <text:s/>loss_ce_3: 0.3749 (0.4165) <text:s/>loss_bbox_3: 0.2427 (0.2263) <text:s/>loss_giou_3: 0.4879 (0.4835) <text:s/>loss_ce_4: 0.3774 (0.4103) <text:s/>loss_bbox_4: 0.2177 (0.2259) <text:s/>loss_giou_4: 0.4834 (0.4813) <text:s/>loss_ce_unscaled: 0.1850 (0.2055) <text:s/>class_error_unscaled: 4.0000 (9.4654) <text:s/>loss_bbox_unscaled: 0.0437 (0.0450) <text:s/>loss_giou_unscaled: 0.2437 (0.2402) <text:s/>cardinality_error_unscaled: 293.5000 (291.9334) <text:s/>loss_ce_0_unscaled: 0.2195 (0.2488) <text:s/>loss_bbox_0_unscaled: 0.0481 (0.0515) <text:s/>loss_giou_0_unscaled: 0.2445 (0.2656) <text:s/>cardinality_error_0_unscaled: 292.5000 (292.3278) <text:s/>loss_ce_1_unscaled: 0.1944 (0.2240) <text:s/>loss_bbox_1_unscaled: 0.0502 (0.0472) <text:s/>loss_giou_1_unscaled: 0.2343 (0.2492) <text:s/>cardinality_error_1_unscaled: 293.5000 (292.1338) <text:s/>loss_ce_2_unscaled: 0.1990 (0.2131) <text:s/>loss_bbox_2_unscaled: 0.0455 (0.0459) <text:s/>loss_giou_2_unscaled: 0.2388 (0.2442) <text:s/>cardinality_error_2_unscaled: 293.5000 (292.2482) <text:s/>loss_ce_3_unscaled: 0.1875 (0.2082) <text:s/>loss_bbox_3_unscaled: 0.0485 (0.0453) <text:s/>loss_giou_3_unscaled: 0.2440 (0.2417) <text:s/>cardinality_error_3_unscaled: 293.5000 (292.2414) <text:s/>loss_ce_4_unscaled: 0.1887 (0.2052) <text:s/>loss_bbox_4_unscaled: 0.0435 (0.0452) <text:s/>loss_giou_4_unscaled: 0.2417 (0.2406) <text:s/>cardinality_error_4_unscaled: 293.5000 (292.0508)</text:span></text:span></text:p>
      <text:p text:style-name="P22"><text:span text:style-name="Strong_20_Emphasis"><text:span text:style-name="T18">Accumulating evaluation results...</text:span></text:span></text:p>
      <text:p text:style-name="P22"><text:span text:style-name="Strong_20_Emphasis"><text:span text:style-name="T18">DONE (t=9.70s).</text:span></text:span></text:p>
      <text:p text:style-name="P22"><text:span text:style-name="Strong_20_Emphasis"><text:span text:style-name="T18">IoU metric: bbox</text:span></text:span></text:p>
      <text:p text:style-name="P22"><text:span text:style-name="Strong_20_Emphasis"><text:span text:style-name="T18"><text:s/>Average Precision <text:s/>(AP) @[ IoU=0.50:0.95 | area= <text:s text:c="2"/>all | maxDets=100 ] = 0.394</text:span></text:span></text:p>
      <text:p text:style-name="P22"><text:span text:style-name="Strong_20_Emphasis"><text:span text:style-name="T18"><text:s/>Average Precision <text:s/>(AP) @[ IoU=0.50 <text:s text:c="5"/>| area= <text:s text:c="2"/>all | maxDets=100 ] = 0.597</text:span></text:span></text:p>
      <text:p text:style-name="P22"><text:span text:style-name="Strong_20_Emphasis"><text:span text:style-name="T18"><text:s/>Average Precision <text:s/>(AP) @[ IoU=0.75 <text:s text:c="5"/>| area= <text:s text:c="2"/>all | maxDets=100 ] = 0.422</text:span></text:span></text:p>
      <text:p text:style-name="P22"><text:span text:style-name="Strong_20_Emphasis"><text:span text:style-name="T18"><text:s/>Average Precision <text:s/>(AP) @[ IoU=0.50:0.95 | area= small | maxDets=100 ] = 0.207</text:span></text:span></text:p>
      <text:p text:style-name="P22"><text:span text:style-name="Strong_20_Emphasis"><text:span text:style-name="T18"><text:s/>Average Precision <text:s/>(AP) @[ IoU=0.50:0.95 | area=medium | maxDets=100 ] = 0.430</text:span></text:span></text:p>
      <text:p text:style-name="P22"><text:span text:style-name="Strong_20_Emphasis"><text:span text:style-name="T18"><text:s/>Average Precision <text:s/>(AP) @[ IoU=0.50:0.95 | area= large | maxDets=100 ] = 0.559</text:span></text:span></text:p>
      <text:p text:style-name="P22"><text:span text:style-name="Strong_20_Emphasis"><text:span text:style-name="T18"><text:s/>Average Recall <text:s text:c="4"/>(AR) @[ IoU=0.50:0.95 | area= <text:s text:c="2"/>all | maxDets= <text:s/>1 ] = 0.326</text:span></text:span></text:p>
      <text:p text:style-name="P22"><text:span text:style-name="Strong_20_Emphasis"><text:span text:style-name="T18"><text:s/>Average Recall <text:s text:c="4"/>(AR) @[ IoU=0.50:0.95 | area= <text:s text:c="2"/>all | maxDets= 10 ] = 0.534</text:span></text:span></text:p>
      <text:p text:style-name="P22"><text:span text:style-name="Strong_20_Emphasis"><text:span text:style-name="T18"><text:s/>Average Recall <text:s text:c="4"/>(AR) @[ IoU=0.50:0.95 | area= <text:s text:c="2"/>all | maxDets=100 ] = 0.571</text:span></text:span></text:p>
      <text:p text:style-name="P22"><text:span text:style-name="Strong_20_Emphasis"><text:span text:style-name="T18"><text:s/>Average Recall <text:s text:c="4"/>(AR) @[ IoU=0.50:0.95 | area= small | maxDets=100 ] = 0.328</text:span></text:span></text:p>
      <text:p text:style-name="P22"><text:soft-page-break/><text:span text:style-name="Strong_20_Emphasis"><text:span text:style-name="T18"><text:s/>Average Recall <text:s text:c="4"/>(AR) @[ IoU=0.50:0.95 | area=medium | maxDets=100 ] = 0.624</text:span></text:span></text:p>
      <text:p text:style-name="P22"><text:span text:style-name="Strong_20_Emphasis"><text:span text:style-name="T18"><text:s/>Average Recall <text:s text:c="4"/>(AR) @[ IoU=0.50:0.95 | area= large | maxDets=100 ] = 0.800</text:span></text:span></text:p>
      <text:p text:style-name="P22"><text:span text:style-name="Strong_20_Emphasis"><text:span text:style-name="T18"/></text:span></text:p>
      <text:p text:style-name="P22"/>
      <text:p text:style-name="P22"><text:span text:style-name="Strong_20_Emphasis"><text:span text:style-name="T6">Deformable DETR (single scale, DC5):</text:span></text:span></text:p>
      <text:p text:style-name="P22"><text:span text:style-name="Strong_20_Emphasis"><text:span text:style-name="T6"/></text:span></text:p>
      <text:p text:style-name="P22"><text:span text:style-name="Strong_20_Emphasis"><text:span text:style-name="T17">Test: Total time: 0:07:14 (0.1738 s / it)</text:span></text:span></text:p>
      <text:p text:style-name="P22"><text:span text:style-name="Strong_20_Emphasis"><text:span text:style-name="T17">Averaged stats: class_error: 0.00 <text:s/>loss: 6.2433 (6.6677) <text:s/>loss_ce: 0.3569 (0.4032) <text:s/>loss_bbox: 0.2149 (0.2195) <text:s/>loss_giou: 0.4354 (0.4505) <text:s/>loss_ce_0: 0.4772 (0.4924) <text:s/>loss_bbox_0: 0.2385 (0.2409) <text:s/>loss_giou_0: 0.4216 (0.4931) <text:s/>loss_ce_1: 0.4343 (0.4318) <text:s/>loss_bbox_1: 0.2544 (0.2253) <text:s/>loss_giou_1: 0.4325 (0.4620) <text:s/>loss_ce_2: 0.3789 (0.4119) <text:s/>loss_bbox_2: 0.2256 (0.2235) <text:s/>loss_giou_2: 0.4132 (0.4571) <text:s/>loss_ce_3: 0.3626 (0.4072) <text:s/>loss_bbox_3: 0.2110 (0.2206) <text:s/>loss_giou_3: 0.4484 (0.4533) <text:s/>loss_ce_4: 0.3565 (0.4049) <text:s/>loss_bbox_4: 0.2194 (0.2199) <text:s/>loss_giou_4: 0.4374 (0.4508) <text:s/>loss_ce_unscaled: 0.1785 (0.2016) <text:s/>class_error_unscaled: 4.0000 (9.0135) <text:s/>loss_bbox_unscaled: 0.0430 (0.0439) <text:s/>loss_giou_unscaled: 0.2177 (0.2252) <text:s/>cardinality_error_unscaled: 293.5000 (292.0380) <text:s/>loss_ce_0_unscaled: 0.2386 (0.2462) <text:s/>loss_bbox_0_unscaled: 0.0477 (0.0482) <text:s/>loss_giou_0_unscaled: 0.2108 (0.2465) <text:s/>cardinality_error_0_unscaled: 293.5000 (292.2852) <text:s/>loss_ce_1_unscaled: 0.2171 (0.2159) <text:s/>loss_bbox_1_unscaled: 0.0509 (0.0451) <text:s/>loss_giou_1_unscaled: 0.2162 (0.2310) <text:s/>cardinality_error_1_unscaled: 293.5000 (292.0064) <text:s/>loss_ce_2_unscaled: 0.1894 (0.2059) <text:s/>loss_bbox_2_unscaled: 0.0451 (0.0447) <text:s/>loss_giou_2_unscaled: 0.2066 (0.2285) <text:s/>cardinality_error_2_unscaled: 293.5000 (291.9220) <text:s/>loss_ce_3_unscaled: 0.1813 (0.2036) <text:s/>loss_bbox_3_unscaled: 0.0422 (0.0441) <text:s/>loss_giou_3_unscaled: 0.2242 (0.2266) <text:s/>cardinality_error_3_unscaled: 293.5000 (291.9970) <text:s/>loss_ce_4_unscaled: 0.1782 (0.2024) <text:s/>loss_bbox_4_unscaled: 0.0439 (0.0440) <text:s/>loss_giou_4_unscaled: 0.2187 (0.2254) <text:s/>cardinality_error_4_unscaled: 293.5000 (291.9752)</text:span></text:span></text:p>
      <text:p text:style-name="P22"><text:span text:style-name="Strong_20_Emphasis"><text:span text:style-name="T17">Accumulating evaluation results...</text:span></text:span></text:p>
      <text:p text:style-name="P22"><text:span text:style-name="Strong_20_Emphasis"><text:span text:style-name="T17">DONE (t=9.27s).</text:span></text:span></text:p>
      <text:p text:style-name="P22"><text:span text:style-name="Strong_20_Emphasis"><text:span text:style-name="T17">IoU metric: bbox</text:span></text:span></text:p>
      <text:p text:style-name="P22"><text:span text:style-name="Strong_20_Emphasis"><text:span text:style-name="T17"><text:s/>Average Precision <text:s/>(AP) @[ IoU=0.50:0.95 | area= <text:s text:c="2"/>all | maxDets=100 ] = 0.414</text:span></text:span></text:p>
      <text:p text:style-name="P22"><text:span text:style-name="Strong_20_Emphasis"><text:span text:style-name="T17"><text:s/>Average Precision <text:s/>(AP) @[ IoU=0.50 <text:s text:c="5"/>| area= <text:s text:c="2"/>all | maxDets=100 ] = 0.618</text:span></text:span></text:p>
      <text:p text:style-name="P22"><text:span text:style-name="Strong_20_Emphasis"><text:span text:style-name="T17"><text:s/>Average Precision <text:s/>(AP) @[ IoU=0.75 <text:s text:c="5"/>| area= <text:s text:c="2"/>all | maxDets=100 ] = 0.449</text:span></text:span></text:p>
      <text:p text:style-name="P22"><text:span text:style-name="Strong_20_Emphasis"><text:span text:style-name="T17"><text:s/>Average Precision <text:s/>(AP) @[ IoU=0.50:0.95 | area= small | maxDets=100 ] = 0.237</text:span></text:span></text:p>
      <text:p text:style-name="P22"><text:span text:style-name="Strong_20_Emphasis"><text:span text:style-name="T17"><text:s/>Average Precision <text:s/>(AP) @[ IoU=0.50:0.95 | area=medium | maxDets=100 ] = 0.453</text:span></text:span></text:p>
      <text:p text:style-name="P22"><text:span text:style-name="Strong_20_Emphasis"><text:span text:style-name="T17"><text:s/>Average Precision <text:s/>(AP) @[ IoU=0.50:0.95 | area= large | maxDets=100 ] = 0.560</text:span></text:span></text:p>
      <text:p text:style-name="P22"><text:span text:style-name="Strong_20_Emphasis"><text:span text:style-name="T17"><text:s/>Average Recall <text:s text:c="4"/>(AR) @[ IoU=0.50:0.95 | area= <text:s text:c="2"/>all | maxDets= <text:s/>1 ] = 0.340</text:span></text:span></text:p>
      <text:p text:style-name="P22"><text:span text:style-name="Strong_20_Emphasis"><text:span text:style-name="T17"><text:s/>Average Recall <text:s text:c="4"/>(AR) @[ IoU=0.50:0.95 | area= <text:s text:c="2"/>all | maxDets= 10 ] = 0.556</text:span></text:span></text:p>
      <text:p text:style-name="P22"><text:span text:style-name="Strong_20_Emphasis"><text:span text:style-name="T17"><text:s/>Average Recall <text:s text:c="4"/>(AR) @[ IoU=0.50:0.95 | area= <text:s text:c="2"/>all | maxDets=100 ] = 0.595</text:span></text:span></text:p>
      <text:p text:style-name="P22"><text:span text:style-name="Strong_20_Emphasis"><text:span text:style-name="T17"><text:s/>Average Recall <text:s text:c="4"/>(AR) @[ IoU=0.50:0.95 | area= small | maxDets=100 ] = 0.373</text:span></text:span></text:p>
      <text:p text:style-name="P22"><text:span text:style-name="Strong_20_Emphasis"><text:span text:style-name="T17"><text:s/>Average Recall <text:s text:c="4"/>(AR) @[ IoU=0.50:0.95 | area=medium | maxDets=100 ] = 0.646</text:span></text:span></text:p>
      <text:p text:style-name="P22"><text:span text:style-name="Strong_20_Emphasis"><text:span text:style-name="T17"><text:s/>Average Recall <text:s text:c="4"/>(AR) @[ IoU=0.50:0.95 | area= large | maxDets=100 ] = 0.803</text:span></text:span></text:p>
      <text:p text:style-name="P22"><text:span text:style-name="Strong_20_Emphasis"><text:span text:style-name="T6"/></text:span></text:p>
      <text:p text:style-name="P23"><text:span text:style-name="Strong_20_Emphasis"><text:span text:style-name="T6">Deformable DETR:</text:span></text:span></text:p>
      <text:p text:style-name="P23"><text:span text:style-name="Strong_20_Emphasis"><text:span text:style-name="T6"/></text:span></text:p>
      <text:p text:style-name="P19">Test: Total time: 0:11:01 (0.2645 s / it)</text:p>
      <text:p text:style-name="P19">Averaged stats: class_error: 0.00 <text:s/>loss: 5.8611 (6.2284) <text:s/>loss_ce: 0.3304 (0.3914) <text:s/>loss_bbox: 0.1845 (0.2033) <text:s/>loss_giou: 0.3440 (0.4123) <text:s/>loss_ce_0: 0.4236 (0.4710) <text:s/>loss_bbox_0: 0.2006 (0.2192) <text:s/>loss_giou_0: 0.3595 (0.4394) <text:s/>loss_ce_1: 0.3551 (0.4228) <text:s/>loss_bbox_1: 0.1916 (0.2070) <text:s/>loss_giou_1: 0.3454 (0.4193) <text:s/>loss_ce_2: 0.3260 (0.4026) <text:s/>loss_bbox_2: 0.2022 (0.2053) <text:s/>loss_giou_2: 0.3509 (0.4147) <text:s/>loss_ce_3: 0.3647 (0.3954) <text:s/>loss_bbox_3: 0.1839 (0.2037) <text:s/>loss_giou_3: 0.3445 (0.4129) <text:s/>loss_ce_4: 0.3290 (0.3924) <text:s/>loss_bbox_4: 0.1871 (0.2030) <text:s/>loss_giou_4: 0.3449 (0.4127) <text:s/>loss_ce_unscaled: 0.1652 (0.1957) <text:s/>class_error_unscaled: 4.7619 <text:soft-page-break/>(8.7249) <text:s/>loss_bbox_unscaled: 0.0369 (0.0407) <text:s/>loss_giou_unscaled: 0.1720 (0.2061) <text:s/>cardinality_error_unscaled: 293.5000 (292.1010) <text:s/>loss_ce_0_unscaled: 0.2118 (0.2355) <text:s/>loss_bbox_0_unscaled: 0.0401 (0.0438) <text:s/>loss_giou_0_unscaled: 0.1798 (0.2197) <text:s/>cardinality_error_0_unscaled: 293.5000 (292.3060) <text:s/>loss_ce_1_unscaled: 0.1776 (0.2114) <text:s/>loss_bbox_1_unscaled: 0.0383 (0.0414) <text:s/>loss_giou_1_unscaled: 0.1727 (0.2096) <text:s/>cardinality_error_1_unscaled: 293.5000 (292.2054) <text:s/>loss_ce_2_unscaled: 0.1630 (0.2013) <text:s/>loss_bbox_2_unscaled: 0.0404 (0.0411) <text:s/>loss_giou_2_unscaled: 0.1754 (0.2074) <text:s/>cardinality_error_2_unscaled: 293.5000 (292.1714) <text:s/>loss_ce_3_unscaled: 0.1823 (0.1977) <text:s/>loss_bbox_3_unscaled: 0.0368 (0.0407) <text:s/>loss_giou_3_unscaled: 0.1723 (0.2064) <text:s/>cardinality_error_3_unscaled: 293.5000 (292.1456) <text:s/>loss_ce_4_unscaled: 0.1645 (0.1962) <text:s/>loss_bbox_4_unscaled: 0.0374 (0.0406) <text:s/>loss_giou_4_unscaled: 0.1724 (0.2064) <text:s/>cardinality_error_4_unscaled: 293.5000 (292.1110)</text:p>
      <text:p text:style-name="P19">Accumulating evaluation results...</text:p>
      <text:p text:style-name="P19">DONE (t=9.55s).</text:p>
      <text:p text:style-name="P19">IoU metric: bbox</text:p>
      <text:p text:style-name="P19"><text:s/>Average Precision <text:s/>(AP) @[ IoU=0.50:0.95 | area= <text:s text:c="2"/>all | maxDets=100 ] = 0.445</text:p>
      <text:p text:style-name="P19"><text:s/>Average Precision <text:s/>(AP) @[ IoU=0.50 <text:s text:c="5"/>| area= <text:s text:c="2"/>all | maxDets=100 ] = 0.635</text:p>
      <text:p text:style-name="P19"><text:s/>Average Precision <text:s/>(AP) @[ IoU=0.75 <text:s text:c="5"/>| area= <text:s text:c="2"/>all | maxDets=100 ] = 0.487</text:p>
      <text:p text:style-name="P19"><text:s/>Average Precision <text:s/>(AP) @[ IoU=0.50:0.95 | area= small | maxDets=100 ] = 0.268</text:p>
      <text:p text:style-name="P19"><text:s/>Average Precision <text:s/>(AP) @[ IoU=0.50:0.95 | area=medium | maxDets=100 ] = 0.477</text:p>
      <text:p text:style-name="P19"><text:s/>Average Precision <text:s/>(AP) @[ IoU=0.50:0.95 | area= large | maxDets=100 ] = 0.595</text:p>
      <text:p text:style-name="P19"><text:s/>Average Recall <text:s text:c="4"/>(AR) @[ IoU=0.50:0.95 | area= <text:s text:c="2"/>all | maxDets= <text:s/>1 ] = 0.353</text:p>
      <text:p text:style-name="P19"><text:s/>Average Recall <text:s text:c="4"/>(AR) @[ IoU=0.50:0.95 | area= <text:s text:c="2"/>all | maxDets= 10 ] = 0.587</text:p>
      <text:p text:style-name="P19"><text:s/>Average Recall <text:s text:c="4"/>(AR) @[ IoU=0.50:0.95 | area= <text:s text:c="2"/>all | maxDets=100 ] = 0.629</text:p>
      <text:p text:style-name="P19"><text:s/>Average Recall <text:s text:c="4"/>(AR) @[ IoU=0.50:0.95 | area= small | maxDets=100 ] = 0.416</text:p>
      <text:p text:style-name="P19"><text:s/>Average Recall <text:s text:c="4"/>(AR) @[ IoU=0.50:0.95 | area=medium | maxDets=100 ] = 0.673</text:p>
      <text:p text:style-name="P19"><text:s/>Average Recall <text:s text:c="4"/>(AR) @[ IoU=0.50:0.95 | area= large | maxDets=100 ] = 0.819</text:p>
      <text:p text:style-name="P19"/>
      <text:p text:style-name="P25"><text:span text:style-name="Strong_20_Emphasis"><text:span text:style-name="T15">Deformable DETR </text:span></text:span><text:span text:style-name="Strong_20_Emphasis"><text:span text:style-name="T16">+ iterative bounding box refinement</text:span></text:span><text:span text:style-name="Strong_20_Emphasis"><text:span text:style-name="T15">:</text:span></text:span></text:p>
      <text:p text:style-name="P25"><text:span text:style-name="Strong_20_Emphasis"><text:span text:style-name="T15"/></text:span></text:p>
      <text:p text:style-name="P25"><text:span text:style-name="Strong_20_Emphasis"><text:span text:style-name="T10">Averaged stats: class_error: 0.00 <text:s/>loss: 6.2634 (6.3376) <text:s/>loss_ce: 0.3980 (0.3963) <text:s/>loss_bbox: 0.2170 (0.2078) <text:s/>loss_giou: 0.3444 (0.4101) <text:s/>loss_ce_0: 0.3935 (0.4610) <text:s/>loss_bbox_0: 0.2571 (0.2464) <text:s/>loss_giou_0: 0.4184 (0.4832) <text:s/>loss_ce_1: 0.3858 (0.4316) <text:s/>loss_bbox_1: 0.2158 (0.2113) <text:s/>loss_giou_1: 0.3547 (0.4210) <text:s/>loss_ce_2: 0.3943 (0.4139) <text:s/>loss_bbox_2: 0.2185 (0.2072) <text:s/>loss_giou_2: 0.3471 (0.4121) <text:s/>loss_ce_3: 0.4044 (0.4021) <text:s/>loss_bbox_3: 0.2142 (0.2076) <text:s/>loss_giou_3: 0.3472 (0.4109) <text:s/>loss_ce_4: 0.3956 (0.3962) <text:s/>loss_bbox_4: 0.2170 (0.2081) <text:s/>loss_giou_4: 0.3443 (0.4105) <text:s/>loss_ce_unscaled: 0.1990 (0.1982) <text:s/>class_error_unscaled: 0.0000 (7.5326) <text:s/>loss_bbox_unscaled: 0.0434 (0.0416) <text:s/>loss_giou_unscaled: 0.1722 (0.2051) <text:s/>cardinality_error_unscaled: 293.5000 (292.1730) <text:s/>loss_ce_0_unscaled: 0.1967 (0.2305) <text:s/>loss_bbox_0_unscaled: 0.0514 (0.0493) <text:s/>loss_giou_0_unscaled: 0.2092 (0.2416) <text:s/>cardinality_error_0_unscaled: 293.5000 (292.2916) <text:s/>loss_ce_1_unscaled: 0.1929 (0.2158) <text:s/>loss_bbox_1_unscaled: 0.0432 (0.0423) <text:s/>loss_giou_1_unscaled: 0.1773 (0.2105) <text:s/>cardinality_error_1_unscaled: 293.5000 (292.2470) <text:s/>loss_ce_2_unscaled: 0.1971 (0.2069) <text:s/>loss_bbox_2_unscaled: 0.0437 (0.0414) <text:s/>loss_giou_2_unscaled: 0.1736 (0.2060) <text:s/>cardinality_error_2_unscaled: 293.5000 (292.2042) <text:s/>loss_ce_3_unscaled: 0.2022 (0.2011) <text:s/>loss_bbox_3_unscaled: 0.0428 (0.0415) <text:s/>loss_giou_3_unscaled: 0.1736 (0.2055) <text:s/>cardinality_error_3_unscaled: 293.5000 (291.8936) <text:s/>loss_ce_4_unscaled: 0.1978 (0.1981) <text:s/>loss_bbox_4_unscaled: 0.0434 (0.0416) <text:s/>loss_giou_4_unscaled: 0.1722 (0.2053) <text:s/>cardinality_error_4_unscaled: 293.5000 (292.1126)</text:span></text:span></text:p>
      <text:p text:style-name="P25"><text:span text:style-name="Strong_20_Emphasis"><text:span text:style-name="T10">Accumulating evaluation results...</text:span></text:span></text:p>
      <text:p text:style-name="P25"><text:span text:style-name="Strong_20_Emphasis"><text:span text:style-name="T10">DONE (t=9.51s).</text:span></text:span></text:p>
      <text:p text:style-name="P25"><text:span text:style-name="Strong_20_Emphasis"><text:span text:style-name="T10">IoU metric: bbox</text:span></text:span></text:p>
      <text:p text:style-name="P25"><text:soft-page-break/><text:span text:style-name="Strong_20_Emphasis"><text:span text:style-name="T10"><text:s/>Average Precision <text:s/>(AP) @[ IoU=0.50:0.95 | area= <text:s text:c="2"/>all | maxDets=100 ] = 0.463</text:span></text:span></text:p>
      <text:p text:style-name="P25"><text:span text:style-name="Strong_20_Emphasis"><text:span text:style-name="T10"><text:s/>Average Precision <text:s/>(AP) @[ IoU=0.50 <text:s text:c="5"/>| area= <text:s text:c="2"/>all | maxDets=100 ] = 0.650</text:span></text:span></text:p>
      <text:p text:style-name="P25"><text:span text:style-name="Strong_20_Emphasis"><text:span text:style-name="T10"><text:s/>Average Precision <text:s/>(AP) @[ IoU=0.75 <text:s text:c="5"/>| area= <text:s text:c="2"/>all | maxDets=100 ] = 0.501</text:span></text:span></text:p>
      <text:p text:style-name="P25"><text:span text:style-name="Strong_20_Emphasis"><text:span text:style-name="T10"><text:s/>Average Precision <text:s/>(AP) @[ IoU=0.50:0.95 | area= small | maxDets=100 ] = 0.285</text:span></text:span></text:p>
      <text:p text:style-name="P25"><text:span text:style-name="Strong_20_Emphasis"><text:span text:style-name="T10"><text:s/>Average Precision <text:s/>(AP) @[ IoU=0.50:0.95 | area=medium | maxDets=100 ] = 0.492</text:span></text:span></text:p>
      <text:p text:style-name="P25"><text:span text:style-name="Strong_20_Emphasis"><text:span text:style-name="T10"><text:s/>Average Precision <text:s/>(AP) @[ IoU=0.50:0.95 | area= large | maxDets=100 ] = 0.615</text:span></text:span></text:p>
      <text:p text:style-name="P25"><text:span text:style-name="Strong_20_Emphasis"><text:span text:style-name="T10"><text:s/>Average Recall <text:s text:c="4"/>(AR) @[ IoU=0.50:0.95 | area= <text:s text:c="2"/>all | maxDets= <text:s/>1 ] = 0.365</text:span></text:span></text:p>
      <text:p text:style-name="P25"><text:span text:style-name="Strong_20_Emphasis"><text:span text:style-name="T10"><text:s/>Average Recall <text:s text:c="4"/>(AR) @[ IoU=0.50:0.95 | area= <text:s text:c="2"/>all | maxDets= 10 ] = 0.598</text:span></text:span></text:p>
      <text:p text:style-name="P25"><text:span text:style-name="Strong_20_Emphasis"><text:span text:style-name="T10"><text:s/>Average Recall <text:s text:c="4"/>(AR) @[ IoU=0.50:0.95 | area= <text:s text:c="2"/>all | maxDets=100 ] = 0.640</text:span></text:span></text:p>
      <text:p text:style-name="P25"><text:span text:style-name="Strong_20_Emphasis"><text:span text:style-name="T10"><text:s/>Average Recall <text:s text:c="4"/>(AR) @[ IoU=0.50:0.95 | area= small | maxDets=100 ] = 0.430</text:span></text:span></text:p>
      <text:p text:style-name="P25"><text:span text:style-name="Strong_20_Emphasis"><text:span text:style-name="T10"><text:s/>Average Recall <text:s text:c="4"/>(AR) @[ IoU=0.50:0.95 | area=medium | maxDets=100 ] = 0.685</text:span></text:span></text:p>
      <text:p text:style-name="P25"><text:span text:style-name="Strong_20_Emphasis"><text:span text:style-name="T10"><text:s/>Average Recall <text:s text:c="4"/>(AR) @[ IoU=0.50:0.95 | area= large | maxDets=100 ] = 0.831</text:span></text:span></text:p>
      <text:p text:style-name="P22"/>
      <text:p text:style-name="P25"><text:span text:style-name="Strong_20_Emphasis"><text:span text:style-name="T12">Deformable DETR </text:span></text:span><text:span text:style-name="Strong_20_Emphasis"><text:span text:style-name="T14">+ iterative bounding box refinement </text:span></text:span><text:span text:style-name="Strong_20_Emphasis"><text:span text:style-name="T12">++ two-stage Deformable DETR</text:span></text:span><text:span text:style-name="Strong_20_Emphasis"><text:span text:style-name="T13">:</text:span></text:span></text:p>
      <text:p text:style-name="P24"><text:span text:style-name="Strong_20_Emphasis"><text:span text:style-name="T13"/></text:span></text:p>
      <text:p text:style-name="P24"><text:span text:style-name="Strong_20_Emphasis"><text:span text:style-name="T9">Test: Total time: 0:12:22 (0.2972 s / it)</text:span></text:span></text:p>
      <text:p text:style-name="P24"><text:span text:style-name="Strong_20_Emphasis"><text:span text:style-name="T9">Averaged stats: class_error: 0.00 <text:s/>loss: 6.6696 (7.0185) <text:s/>loss_ce: 0.3309 (0.3976) <text:s/>loss_bbox: 0.1784 (0.1943) <text:s/>loss_giou: 0.3366 (0.3688) <text:s/>loss_ce_0: 0.5190 (0.5896) <text:s/>loss_bbox_0: 0.1826 (0.1827) <text:s/>loss_giou_0: 0.3699 (0.3607) <text:s/>loss_ce_1: 0.4045 (0.4659) <text:s/>loss_bbox_1: 0.1723 (0.1887) <text:s/>loss_giou_1: 0.3437 (0.3646) <text:s/>loss_ce_2: 0.3578 (0.4218) <text:s/>loss_bbox_2: 0.1786 (0.1932) <text:s/>loss_giou_2: 0.3422 (0.3686) <text:s/>loss_ce_3: 0.3669 (0.4083) <text:s/>loss_bbox_3: 0.1822 (0.1949) <text:s/>loss_giou_3: 0.3368 (0.3702) <text:s/>loss_ce_4: 0.3366 (0.3995) <text:s/>loss_bbox_4: 0.1850 (0.1933) <text:s/>loss_giou_4: 0.3367 (0.3680) <text:s/>loss_ce_enc: 0.3916 (0.4304) <text:s/>loss_bbox_enc: 0.1863 (0.1913) <text:s/>loss_giou_enc: 0.3760 (0.3663) <text:s/>loss_ce_unscaled: 0.1655 (0.1988) <text:s/>class_error_unscaled: 0.0000 (7.0752) <text:s/>loss_bbox_unscaled: 0.0357 (0.0389) <text:s/>loss_giou_unscaled: 0.1683 (0.1844) <text:s/>cardinality_error_unscaled: 293.5000 (292.0032) <text:s/>loss_ce_0_unscaled: 0.2595 (0.2948) <text:s/>loss_bbox_0_unscaled: 0.0365 (0.0365) <text:s/>loss_giou_0_unscaled: 0.1849 (0.1803) <text:s/>cardinality_error_0_unscaled: 293.5000 (291.7504) <text:s/>loss_ce_1_unscaled: 0.2023 (0.2330) <text:s/>loss_bbox_1_unscaled: 0.0345 (0.0377) <text:s/>loss_giou_1_unscaled: 0.1719 (0.1823) <text:s/>cardinality_error_1_unscaled: 293.5000 (291.6832) <text:s/>loss_ce_2_unscaled: 0.1789 (0.2109) <text:s/>loss_bbox_2_unscaled: 0.0357 (0.0386) <text:s/>loss_giou_2_unscaled: 0.1711 (0.1843) <text:s/>cardinality_error_2_unscaled: 293.5000 (291.7440) <text:s/>loss_ce_3_unscaled: 0.1834 (0.2041) <text:s/>loss_bbox_3_unscaled: 0.0364 (0.0390) <text:s/>loss_giou_3_unscaled: 0.1684 (0.1851) <text:s/>cardinality_error_3_unscaled: 293.5000 (291.7824) <text:s/>loss_ce_4_unscaled: 0.1683 (0.1997) <text:s/>loss_bbox_4_unscaled: 0.0370 (0.0387) <text:s/>loss_giou_4_unscaled: 0.1684 (0.1840) <text:s/>cardinality_error_4_unscaled: 293.5000 (291.9870) <text:s/>loss_ce_enc_unscaled: 0.1958 (0.2152) <text:s/>loss_bbox_enc_unscaled: 0.0373 (0.0383) <text:s/>loss_giou_enc_unscaled: 0.1880 (0.1831) <text:s/>cardinality_error_enc_unscaled: 20091.0000 (22116.8064)</text:span></text:span></text:p>
      <text:p text:style-name="P24"><text:span text:style-name="Strong_20_Emphasis"><text:span text:style-name="T9">Accumulating evaluation results...</text:span></text:span></text:p>
      <text:p text:style-name="P24"><text:span text:style-name="Strong_20_Emphasis"><text:span text:style-name="T9">DONE (t=8.28s).</text:span></text:span></text:p>
      <text:p text:style-name="P24"><text:span text:style-name="Strong_20_Emphasis"><text:span text:style-name="T9">IoU metric: bbox</text:span></text:span></text:p>
      <text:p text:style-name="P24"><text:span text:style-name="Strong_20_Emphasis"><text:span text:style-name="T9"><text:s/>Average Precision <text:s/>(AP) @[ IoU=0.50:0.95 | area= <text:s text:c="2"/>all | maxDets=100 ] = 0.469</text:span></text:span></text:p>
      <text:p text:style-name="P24"><text:span text:style-name="Strong_20_Emphasis"><text:span text:style-name="T9"><text:s/>Average Precision <text:s/>(AP) @[ IoU=0.50 <text:s text:c="5"/>| area= <text:s text:c="2"/>all | maxDets=100 ] = 0.657</text:span></text:span></text:p>
      <text:p text:style-name="P24"><text:span text:style-name="Strong_20_Emphasis"><text:span text:style-name="T9"><text:s/>Average Precision <text:s/>(AP) @[ IoU=0.75 <text:s text:c="5"/>| area= <text:s text:c="2"/>all | maxDets=100 ] = 0.511</text:span></text:span></text:p>
      <text:p text:style-name="P24"><text:span text:style-name="Strong_20_Emphasis"><text:span text:style-name="T9"><text:s/>Average Precision <text:s/>(AP) @[ IoU=0.50:0.95 | area= small | maxDets=100 ] = 0.296</text:span></text:span></text:p>
      <text:p text:style-name="P24"><text:span text:style-name="Strong_20_Emphasis"><text:span text:style-name="T9"><text:s/>Average Precision <text:s/>(AP) @[ IoU=0.50:0.95 | area=medium | maxDets=100 ] = 0.503</text:span></text:span></text:p>
      <text:p text:style-name="P24"><text:span text:style-name="Strong_20_Emphasis"><text:span text:style-name="T9"><text:s/>Average Precision <text:s/>(AP) @[ IoU=0.50:0.95 | area= large | maxDets=100 ] = 0.616</text:span></text:span></text:p>
      <text:p text:style-name="P24"><text:span text:style-name="Strong_20_Emphasis"><text:span text:style-name="T9"><text:s/>Average Recall <text:s text:c="4"/>(AR) @[ IoU=0.50:0.95 | area= <text:s text:c="2"/>all | maxDets= <text:s/>1 ] = 0.363</text:span></text:span></text:p>
      <text:p text:style-name="P24"><text:span text:style-name="Strong_20_Emphasis"><text:span text:style-name="T9"><text:s/>Average Recall <text:s text:c="4"/>(AR) @[ IoU=0.50:0.95 | area= <text:s text:c="2"/>all | maxDets= 10 ] = 0.610</text:span></text:span></text:p>
      <text:p text:style-name="P24"><text:span text:style-name="Strong_20_Emphasis"><text:span text:style-name="T9"><text:s/>Average Recall <text:s text:c="4"/>(AR) @[ IoU=0.50:0.95 | area= <text:s text:c="2"/>all | maxDets=100 ] = 0.659</text:span></text:span></text:p>
      <text:p text:style-name="P24"><text:span text:style-name="Strong_20_Emphasis"><text:span text:style-name="T9"><text:s/>Average Recall <text:s text:c="4"/>(AR) @[ IoU=0.50:0.95 | area= small | maxDets=100 ] = 0.460</text:span></text:span></text:p>
      <text:p text:style-name="P24"><text:span text:style-name="Strong_20_Emphasis"><text:span text:style-name="T9"><text:s/>Average Recall <text:s text:c="4"/>(AR) @[ IoU=0.50:0.95 | area=medium | maxDets=100 ] = 0.708</text:span></text:span></text:p>
      <text:p text:style-name="P24"><text:soft-page-break/><text:span text:style-name="Strong_20_Emphasis"><text:span text:style-name="T9"><text:s/>Average Recall <text:s text:c="4"/>(AR) @[ IoU=0.50:0.95 | area= large | maxDets=100 ] = 0.832</text:span></text:span></text:p>
      <text:list xml:id="list2436996210" text:style-name="L3">
        <text:list-item>
          <text:p text:style-name="P55">InternImage: Exploring Large-Scale Vision Foundation Models with Deformable Convolutions</text:p>
        </text:list-item>
      </text:list>
      <text:p text:style-name="P14"/>
      <text:list xml:id="list1830926123" text:style-name="L4">
        <text:list-item>
          <text:p text:style-name="P30"><text:span text:style-name="T1">Papers with code (Object Detection): </text:span><text:a xlink:type="simple" xlink:href="https://paperswithcode.com/paper/internimage-exploring-large-scale-vision" text:style-name="Internet_20_link" text:visited-style-name="Visited_20_Internet_20_Link">https://paperswithcode.com/paper/internimage-exploring-large-scale-vision</text:a></text:p>
          <text:p text:style-name="P30"/>
        </text:list-item>
        <text:list-item>
          <text:p text:style-name="P33"><text:span text:style-name="T3">InternImage</text:span><text:span text:style-name="T2"> github:</text:span><text:span text:style-name="T7"> </text:span><text:a xlink:type="simple" xlink:href="https://github.com/opengvlab/internimage" text:style-name="Internet_20_link" text:visited-style-name="Visited_20_Internet_20_Link"><text:span text:style-name="T7">https://github.com/opengvlab/internimage</text:span></text:a></text:p>
          <text:p text:style-name="P36"/>
        </text:list-item>
        <text:list-item>
          <text:p text:style-name="P37"><text:span text:style-name="T11">Paper</text:span><text:span text:style-name="T1">:</text:span> <text:a xlink:type="simple" xlink:href="https://arxiv.org/pdf/2211.05778v4.pdf" text:style-name="Internet_20_link" text:visited-style-name="Visited_20_Internet_20_Link">https://arxiv.org/pdf/2211.05778v4.pdf</text:a></text:p>
          <text:p text:style-name="P36"/>
        </text:list-item>
        <text:list-item>
          <text:p text:style-name="P46">Results:</text:p>
        </text:list-item>
      </text:list>
      <text:p text:style-name="P13"/>
      <text:p text:style-name="P17">Backbone: InternImage-B / Method: Mask R-CNN / schd: 3x</text:p>
      <text:p text:style-name="P1"/>
      <text:p text:style-name="P1">load checkpoint from local path: ./checkpoints/mask_rcnn_internimage_b_fpn_3x_coco.pth</text:p>
      <text:p text:style-name="P1">[&gt;&gt;&gt;&gt;&gt;&gt;&gt;&gt;&gt;&gt;&gt;&gt;&gt;&gt;&gt;&gt;&gt;&gt;&gt;&gt;&gt;&gt;&gt;&gt;&gt;&gt;&gt;&gt;&gt;&gt;&gt;&gt;&gt;&gt;&gt;&gt;] 5000/5000, 3.2 task/s, elapsed: 1573s, ETA: <text:s text:c="4"/>0s</text:p>
      <text:p text:style-name="P1">Evaluating bbox...</text:p>
      <text:p text:style-name="P1">Loading and preparing results...</text:p>
      <text:p text:style-name="P1">DONE (t=0.38s)</text:p>
      <text:p text:style-name="P1">creating index...</text:p>
      <text:p text:style-name="P1">index created!</text:p>
      <text:p text:style-name="P1">Running per image evaluation...</text:p>
      <text:p text:style-name="P1">Evaluate annotation type *bbox*</text:p>
      <text:p text:style-name="P1">DONE (t=18.18s).</text:p>
      <text:p text:style-name="P1">Accumulating evaluation results...</text:p>
      <text:p text:style-name="P1">DONE (t=2.95s).</text:p>
      <text:p text:style-name="P1"/>
      <text:p text:style-name="P1"><text:s/>Average Precision <text:s/>(AP) @[ IoU=0.50:0.95 | area= <text:s text:c="2"/>all | maxDets=100 ] = 0.503</text:p>
      <text:p text:style-name="P1"><text:s/>Average Precision <text:s/>(AP) @[ IoU=0.50 <text:s text:c="5"/>| area= <text:s text:c="2"/>all | maxDets=1000 ] = 0.714</text:p>
      <text:p text:style-name="P1"><text:s/>Average Precision <text:s/>(AP) @[ IoU=0.75 <text:s text:c="5"/>| area= <text:s text:c="2"/>all | maxDets=1000 ] = 0.553</text:p>
      <text:p text:style-name="P1"><text:s/>Average Precision <text:s/>(AP) @[ IoU=0.50:0.95 | area= small | maxDets=1000 ] = 0.353</text:p>
      <text:p text:style-name="P1"><text:s/>Average Precision <text:s/>(AP) @[ IoU=0.50:0.95 | area=medium | maxDets=1000 ] = 0.535</text:p>
      <text:p text:style-name="P1"><text:s/>Average Precision <text:s/>(AP) @[ IoU=0.50:0.95 | area= large | maxDets=1000 ] = 0.646</text:p>
      <text:p text:style-name="P1"><text:s/>Average Recall <text:s text:c="4"/>(AR) @[ IoU=0.50:0.95 | area= <text:s text:c="2"/>all | maxDets=100 ] = 0.620</text:p>
      <text:p text:style-name="P1"><text:s/>Average Recall <text:s text:c="4"/>(AR) @[ IoU=0.50:0.95 | area= <text:s text:c="2"/>all | maxDets=300 ] = 0.620</text:p>
      <text:p text:style-name="P1"><text:s/>Average Recall <text:s text:c="4"/>(AR) @[ IoU=0.50:0.95 | area= <text:s text:c="2"/>all | maxDets=1000 ] = 0.620</text:p>
      <text:p text:style-name="P1"><text:s/>Average Recall <text:s text:c="4"/>(AR) @[ IoU=0.50:0.95 | area= small | maxDets=1000 ] = 0.463</text:p>
      <text:p text:style-name="P1"><text:s/>Average Recall <text:s text:c="4"/>(AR) @[ IoU=0.50:0.95 | area=medium | maxDets=1000 ] = 0.653</text:p>
      <text:p text:style-name="P1"><text:s/>Average Recall <text:s text:c="4"/>(AR) @[ IoU=0.50:0.95 | area= large | maxDets=1000 ] = 0.765</text:p>
      <text:p text:style-name="P1"/>
      <text:p text:style-name="P1"/>
      <text:p text:style-name="P1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<text:s/>category <text:s text:c="5"/></text:p>
          </table:table-cell>
          <table:table-cell table:style-name="Table1.A1" office:value-type="string">
            <text:p text:style-name="P16"><text:s/>AP <text:s text:c="3"/></text:p>
          </table:table-cell>
          <table:table-cell table:style-name="Table1.A1" office:value-type="string">
            <text:p text:style-name="P16"><text:s/>category <text:s text:c="4"/></text:p>
          </table:table-cell>
          <table:table-cell table:style-name="Table1.A1" office:value-type="string">
            <text:p text:style-name="P16"><text:s/>AP <text:s text:c="3"/></text:p>
          </table:table-cell>
          <table:table-cell table:style-name="Table1.A1" office:value-type="string">
            <text:p text:style-name="P16"><text:s/>category <text:s text:c="6"/></text:p>
          </table:table-cell>
          <table:table-cell table:style-name="Table1.A1" office:value-type="string">
            <text:p text:style-name="P16"><text:s/>AP <text:s text:c="3"/></text:p>
          </table:table-cell>
        </table:table-row>
        <table:table-row table:style-name="Table1.1">
          <table:table-cell table:style-name="Table1.A2" office:value-type="string">
            <text:p text:style-name="P10"><text:s/>person <text:s text:c="7"/></text:p>
          </table:table-cell>
          <table:table-cell table:style-name="Table1.B2" office:value-type="float" office:value="0.599">
            <text:p text:style-name="P9">0.6</text:p>
          </table:table-cell>
          <table:table-cell table:style-name="Table1.C2" office:value-type="string">
            <text:p text:style-name="P10"><text:s/>bicycle <text:s text:c="5"/></text:p>
          </table:table-cell>
          <table:table-cell table:style-name="Table1.B2" office:value-type="float" office:value="0.397">
            <text:p text:style-name="P9">0.4</text:p>
          </table:table-cell>
          <table:table-cell table:style-name="Table1.E2" office:value-type="string">
            <text:p text:style-name="P10"><text:s/>car <text:s text:c="11"/></text:p>
          </table:table-cell>
          <table:table-cell table:style-name="Table1.F2" office:value-type="float" office:value="0.511">
            <text:p text:style-name="P9">0.51</text:p>
          </table:table-cell>
        </table:table-row>
        <table:table-row table:style-name="Table1.1">
          <table:table-cell table:style-name="Table1.A27" office:value-type="string">
            <text:p text:style-name="P10"><text:s/>motorcycle <text:s text:c="3"/></text:p>
          </table:table-cell>
          <table:table-cell table:style-name="Table1.B3" office:value-type="float" office:value="0.518">
            <text:p text:style-name="P9">0.52</text:p>
          </table:table-cell>
          <table:table-cell table:style-name="Table1.C3" office:value-type="string">
            <text:p text:style-name="P10"><text:s/>airplane <text:s text:c="4"/></text:p>
          </table:table-cell>
          <table:table-cell table:style-name="Table1.B3" office:value-type="float" office:value="0.712">
            <text:p text:style-name="P9">0.71</text:p>
          </table:table-cell>
          <table:table-cell table:style-name="Table1.E3" office:value-type="string">
            <text:p text:style-name="P10"><text:s/>bus <text:s text:c="11"/></text:p>
          </table:table-cell>
          <table:table-cell table:style-name="Table1.F3" office:value-type="float" office:value="0.731">
            <text:p text:style-name="P9">0.73</text:p>
          </table:table-cell>
        </table:table-row>
        <table:table-row table:style-name="Table1.1">
          <table:table-cell table:style-name="Table1.A2" office:value-type="string">
            <text:p text:style-name="P10"><text:s/>train <text:s text:c="8"/></text:p>
          </table:table-cell>
          <table:table-cell table:style-name="Table1.B2" office:value-type="float" office:value="0.705">
            <text:p text:style-name="P9">0.71</text:p>
          </table:table-cell>
          <table:table-cell table:style-name="Table1.C4" office:value-type="string">
            <text:p text:style-name="P10"><text:s/>truck <text:s text:c="7"/></text:p>
          </table:table-cell>
          <table:table-cell table:style-name="Table1.B2" office:value-type="float" office:value="0.448">
            <text:p text:style-name="P9">0.45</text:p>
          </table:table-cell>
          <table:table-cell table:style-name="Table1.E4" office:value-type="string">
            <text:p text:style-name="P10"><text:s/>boat <text:s text:c="10"/></text:p>
          </table:table-cell>
          <table:table-cell table:style-name="Table1.F2" office:value-type="float" office:value="0.347">
            <text:p text:style-name="P9">0.35</text:p>
          </table:table-cell>
        </table:table-row>
        <table:table-row table:style-name="Table1.1">
          <table:table-cell table:style-name="Table1.A27" office:value-type="string">
            <text:p text:style-name="P10"><text:s/>traffic light </text:p>
          </table:table-cell>
          <table:table-cell table:style-name="Table1.B3" office:value-type="float" office:value="0.32">
            <text:p text:style-name="P9">0.32</text:p>
          </table:table-cell>
          <table:table-cell table:style-name="Table1.C5" office:value-type="string">
            <text:p text:style-name="P10"><text:s/>fire hydrant </text:p>
          </table:table-cell>
          <table:table-cell table:style-name="Table1.B3" office:value-type="float" office:value="0.743">
            <text:p text:style-name="P9">0.74</text:p>
          </table:table-cell>
          <table:table-cell table:style-name="Table1.E5" office:value-type="string">
            <text:p text:style-name="P10"><text:s/>stop sign <text:s text:c="5"/></text:p>
          </table:table-cell>
          <table:table-cell table:style-name="Table1.F3" office:value-type="float" office:value="0.717">
            <text:p text:style-name="P9">0.72</text:p>
          </table:table-cell>
        </table:table-row>
        <table:table-row table:style-name="Table1.1">
          <table:table-cell table:style-name="Table1.A2" office:value-type="string">
            <text:p text:style-name="P10"><text:s/>parking meter </text:p>
          </table:table-cell>
          <table:table-cell table:style-name="Table1.B2" office:value-type="float" office:value="0.544">
            <text:p text:style-name="P9">0.54</text:p>
          </table:table-cell>
          <table:table-cell table:style-name="Table1.C6" office:value-type="string">
            <text:p text:style-name="P10"><text:s/>bench <text:s text:c="7"/></text:p>
          </table:table-cell>
          <table:table-cell table:style-name="Table1.B2" office:value-type="float" office:value="0.344">
            <text:p text:style-name="P9">0.34</text:p>
          </table:table-cell>
          <table:table-cell table:style-name="Table1.E6" office:value-type="string">
            <text:p text:style-name="P10"><text:s/>bird <text:s text:c="10"/></text:p>
          </table:table-cell>
          <table:table-cell table:style-name="Table1.F2" office:value-type="float" office:value="0.431">
            <text:p text:style-name="P9">0.43</text:p>
          </table:table-cell>
        </table:table-row>
        <table:table-row table:style-name="Table1.1">
          <table:table-cell table:style-name="Table1.A27" office:value-type="string">
            <text:p text:style-name="P10"><text:s/>cat <text:s text:c="10"/></text:p>
          </table:table-cell>
          <table:table-cell table:style-name="Table1.B3" office:value-type="float" office:value="0.746">
            <text:p text:style-name="P9">0.75</text:p>
          </table:table-cell>
          <table:table-cell table:style-name="Table1.C7" office:value-type="string">
            <text:p text:style-name="P10"><text:s/>dog <text:s text:c="9"/></text:p>
          </table:table-cell>
          <table:table-cell table:style-name="Table1.B3" office:value-type="float" office:value="0.713">
            <text:p text:style-name="P9">0.71</text:p>
          </table:table-cell>
          <table:table-cell table:style-name="Table1.E7" office:value-type="string">
            <text:p text:style-name="P10"><text:s/>horse <text:s text:c="9"/></text:p>
          </table:table-cell>
          <table:table-cell table:style-name="Table1.F3" office:value-type="float" office:value="0.658">
            <text:p text:style-name="P9">0.66</text:p>
          </table:table-cell>
        </table:table-row>
        <table:table-row table:style-name="Table1.1">
          <table:table-cell table:style-name="Table1.A2" office:value-type="string">
            <text:p text:style-name="P10"><text:s/>sheep <text:s text:c="8"/></text:p>
          </table:table-cell>
          <table:table-cell table:style-name="Table1.B2" office:value-type="float" office:value="0.61">
            <text:p text:style-name="P9">0.61</text:p>
          </table:table-cell>
          <table:table-cell table:style-name="Table1.C8" office:value-type="string">
            <text:p text:style-name="P10"><text:s/>cow <text:s text:c="9"/></text:p>
          </table:table-cell>
          <table:table-cell table:style-name="Table1.B2" office:value-type="float" office:value="0.643">
            <text:p text:style-name="P9">0.64</text:p>
          </table:table-cell>
          <table:table-cell table:style-name="Table1.E8" office:value-type="string">
            <text:p text:style-name="P10"><text:s/>elephant <text:s text:c="6"/></text:p>
          </table:table-cell>
          <table:table-cell table:style-name="Table1.F2" office:value-type="float" office:value="0.721">
            <text:p text:style-name="P9">0.72</text:p>
          </table:table-cell>
        </table:table-row>
        <table:table-row table:style-name="Table1.1">
          <table:table-cell table:style-name="Table1.A27" office:value-type="string">
            <text:p text:style-name="P10"><text:s/>bear <text:s text:c="9"/></text:p>
          </table:table-cell>
          <table:table-cell table:style-name="Table1.B3" office:value-type="float" office:value="0.802">
            <text:p text:style-name="P9">0.8</text:p>
          </table:table-cell>
          <table:table-cell table:style-name="Table1.C9" office:value-type="string">
            <text:p text:style-name="P10"><text:s/>zebra <text:s text:c="7"/></text:p>
          </table:table-cell>
          <table:table-cell table:style-name="Table1.B3" office:value-type="float" office:value="0.685">
            <text:p text:style-name="P9">0.69</text:p>
          </table:table-cell>
          <table:table-cell table:style-name="Table1.E9" office:value-type="string">
            <text:p text:style-name="P10"><text:s/>giraffe <text:s text:c="7"/></text:p>
          </table:table-cell>
          <table:table-cell table:style-name="Table1.F3" office:value-type="float" office:value="0.73">
            <text:p text:style-name="P9">0.73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<text:s/>backpack <text:s text:c="5"/></text:p>
          </table:table-cell>
          <table:table-cell table:style-name="Table1.B2" office:value-type="float" office:value="0.237">
            <text:p text:style-name="P9">0.24</text:p>
          </table:table-cell>
          <table:table-cell table:style-name="Table1.C10" office:value-type="string">
            <text:p text:style-name="P10"><text:s/>umbrella <text:s text:c="4"/></text:p>
          </table:table-cell>
          <table:table-cell table:style-name="Table1.B2" office:value-type="float" office:value="0.467">
            <text:p text:style-name="P9">0.47</text:p>
          </table:table-cell>
          <table:table-cell table:style-name="Table1.E10" office:value-type="string">
            <text:p text:style-name="P10"><text:s/>handbag <text:s text:c="7"/></text:p>
          </table:table-cell>
          <table:table-cell table:style-name="Table1.F2" office:value-type="float" office:value="0.26">
            <text:p text:style-name="P9">0.26</text:p>
          </table:table-cell>
        </table:table-row>
        <table:table-row table:style-name="Table1.1">
          <table:table-cell table:style-name="Table1.A27" office:value-type="string">
            <text:p text:style-name="P10"><text:s/>tie <text:s text:c="10"/></text:p>
          </table:table-cell>
          <table:table-cell table:style-name="Table1.B3" office:value-type="float" office:value="0.44">
            <text:p text:style-name="P9">0.44</text:p>
          </table:table-cell>
          <table:table-cell table:style-name="Table1.C11" office:value-type="string">
            <text:p text:style-name="P10"><text:s/>suitcase <text:s text:c="4"/></text:p>
          </table:table-cell>
          <table:table-cell table:style-name="Table1.B3" office:value-type="float" office:value="0.491">
            <text:p text:style-name="P9">0.49</text:p>
          </table:table-cell>
          <table:table-cell table:style-name="Table1.E11" office:value-type="string">
            <text:p text:style-name="P10"><text:s/>frisbee <text:s text:c="7"/></text:p>
          </table:table-cell>
          <table:table-cell table:style-name="Table1.F3" office:value-type="float" office:value="0.733">
            <text:p text:style-name="P9">0.73</text:p>
          </table:table-cell>
        </table:table-row>
        <table:table-row table:style-name="Table1.1">
          <table:table-cell table:style-name="Table1.A2" office:value-type="string">
            <text:p text:style-name="P10"><text:s/>skis <text:s text:c="9"/></text:p>
          </table:table-cell>
          <table:table-cell table:style-name="Table1.B2" office:value-type="float" office:value="0.33">
            <text:p text:style-name="P9">0.33</text:p>
          </table:table-cell>
          <table:table-cell table:style-name="Table1.C12" office:value-type="string">
            <text:p text:style-name="P10"><text:s/>snowboard <text:s text:c="3"/></text:p>
          </table:table-cell>
          <table:table-cell table:style-name="Table1.B2" office:value-type="float" office:value="0.498">
            <text:p text:style-name="P9">0.5</text:p>
          </table:table-cell>
          <table:table-cell table:style-name="Table1.E12" office:value-type="string">
            <text:p text:style-name="P10"><text:s/>sports ball <text:s text:c="3"/></text:p>
          </table:table-cell>
          <table:table-cell table:style-name="Table1.F2" office:value-type="float" office:value="0.49">
            <text:p text:style-name="P9">0.49</text:p>
          </table:table-cell>
        </table:table-row>
        <table:table-row table:style-name="Table1.1">
          <table:table-cell table:style-name="Table1.A27" office:value-type="string">
            <text:p text:style-name="P10"><text:s/>kite <text:s text:c="9"/></text:p>
          </table:table-cell>
          <table:table-cell table:style-name="Table1.B3" office:value-type="float" office:value="0.483">
            <text:p text:style-name="P9">0.48</text:p>
          </table:table-cell>
          <table:table-cell table:style-name="Table1.C13" office:value-type="string">
            <text:p text:style-name="P10"><text:s/>baseball bat </text:p>
          </table:table-cell>
          <table:table-cell table:style-name="Table1.B3" office:value-type="float" office:value="0.455">
            <text:p text:style-name="P9">0.46</text:p>
          </table:table-cell>
          <table:table-cell table:style-name="Table1.E13" office:value-type="string">
            <text:p text:style-name="P10"><text:s/>baseball glove </text:p>
          </table:table-cell>
          <table:table-cell table:style-name="Table1.F3" office:value-type="float" office:value="0.446">
            <text:p text:style-name="P9">0.45</text:p>
          </table:table-cell>
        </table:table-row>
        <table:table-row table:style-name="Table1.1">
          <table:table-cell table:style-name="Table1.A2" office:value-type="string">
            <text:p text:style-name="P10"><text:s/>skateboard <text:s text:c="3"/></text:p>
          </table:table-cell>
          <table:table-cell table:style-name="Table1.B2" office:value-type="float" office:value="0.612">
            <text:p text:style-name="P9">0.61</text:p>
          </table:table-cell>
          <table:table-cell table:style-name="Table1.C14" office:value-type="string">
            <text:p text:style-name="P10"><text:s/>surfboard <text:s text:c="3"/></text:p>
          </table:table-cell>
          <table:table-cell table:style-name="Table1.B2" office:value-type="float" office:value="0.494">
            <text:p text:style-name="P9">0.49</text:p>
          </table:table-cell>
          <table:table-cell table:style-name="Table1.E14" office:value-type="string">
            <text:p text:style-name="P10"><text:s/>tennis racket <text:s/></text:p>
          </table:table-cell>
          <table:table-cell table:style-name="Table1.F2" office:value-type="float" office:value="0.608">
            <text:p text:style-name="P9">0.61</text:p>
          </table:table-cell>
        </table:table-row>
        <table:table-row table:style-name="Table1.1">
          <table:table-cell table:style-name="Table1.A27" office:value-type="string">
            <text:p text:style-name="P10"><text:s/>bottle <text:s text:c="7"/></text:p>
          </table:table-cell>
          <table:table-cell table:style-name="Table1.B3" office:value-type="float" office:value="0.48">
            <text:p text:style-name="P9">0.48</text:p>
          </table:table-cell>
          <table:table-cell table:style-name="Table1.C15" office:value-type="string">
            <text:p text:style-name="P10"><text:s/>wine glass <text:s text:c="2"/></text:p>
          </table:table-cell>
          <table:table-cell table:style-name="Table1.B3" office:value-type="float" office:value="0.446">
            <text:p text:style-name="P9">0.45</text:p>
          </table:table-cell>
          <table:table-cell table:style-name="Table1.E15" office:value-type="string">
            <text:p text:style-name="P10"><text:s/>cup <text:s text:c="11"/></text:p>
          </table:table-cell>
          <table:table-cell table:style-name="Table1.F3" office:value-type="float" office:value="0.519">
            <text:p text:style-name="P9">0.52</text:p>
          </table:table-cell>
        </table:table-row>
        <table:table-row table:style-name="Table1.1">
          <table:table-cell table:style-name="Table1.A2" office:value-type="string">
            <text:p text:style-name="P10"><text:s/>fork <text:s text:c="9"/></text:p>
          </table:table-cell>
          <table:table-cell table:style-name="Table1.B2" office:value-type="float" office:value="0.515">
            <text:p text:style-name="P9">0.52</text:p>
          </table:table-cell>
          <table:table-cell table:style-name="Table1.C16" office:value-type="string">
            <text:p text:style-name="P10"><text:s/>knife <text:s text:c="7"/></text:p>
          </table:table-cell>
          <table:table-cell table:style-name="Table1.B2" office:value-type="float" office:value="0.337">
            <text:p text:style-name="P9">0.34</text:p>
          </table:table-cell>
          <table:table-cell table:style-name="Table1.E16" office:value-type="string">
            <text:p text:style-name="P10"><text:s/>spoon <text:s text:c="9"/></text:p>
          </table:table-cell>
          <table:table-cell table:style-name="Table1.F2" office:value-type="float" office:value="0.3">
            <text:p text:style-name="P9">0.3</text:p>
          </table:table-cell>
        </table:table-row>
        <table:table-row table:style-name="Table1.1">
          <table:table-cell table:style-name="Table1.A27" office:value-type="string">
            <text:p text:style-name="P10"><text:s/>bowl <text:s text:c="9"/></text:p>
          </table:table-cell>
          <table:table-cell table:style-name="Table1.B3" office:value-type="float" office:value="0.496">
            <text:p text:style-name="P9">0.5</text:p>
          </table:table-cell>
          <table:table-cell table:style-name="Table1.C17" office:value-type="string">
            <text:p text:style-name="P10"><text:s/>banana <text:s text:c="6"/></text:p>
          </table:table-cell>
          <table:table-cell table:style-name="Table1.B3" office:value-type="float" office:value="0.274">
            <text:p text:style-name="P9">0.27</text:p>
          </table:table-cell>
          <table:table-cell table:style-name="Table1.E17" office:value-type="string">
            <text:p text:style-name="P10"><text:s/>apple <text:s text:c="9"/></text:p>
          </table:table-cell>
          <table:table-cell table:style-name="Table1.F3" office:value-type="float" office:value="0.289">
            <text:p text:style-name="P9">0.29</text:p>
          </table:table-cell>
        </table:table-row>
        <table:table-row table:style-name="Table1.1">
          <table:table-cell table:style-name="Table1.A2" office:value-type="string">
            <text:p text:style-name="P10"><text:s/>sandwich <text:s text:c="5"/></text:p>
          </table:table-cell>
          <table:table-cell table:style-name="Table1.B2" office:value-type="float" office:value="0.437">
            <text:p text:style-name="P9">0.44</text:p>
          </table:table-cell>
          <table:table-cell table:style-name="Table1.C18" office:value-type="string">
            <text:p text:style-name="P10"><text:s/>orange <text:s text:c="6"/></text:p>
          </table:table-cell>
          <table:table-cell table:style-name="Table1.B2" office:value-type="float" office:value="0.373">
            <text:p text:style-name="P9">0.37</text:p>
          </table:table-cell>
          <table:table-cell table:style-name="Table1.E18" office:value-type="string">
            <text:p text:style-name="P10"><text:s/>broccoli <text:s text:c="6"/></text:p>
          </table:table-cell>
          <table:table-cell table:style-name="Table1.F2" office:value-type="float" office:value="0.25">
            <text:p text:style-name="P9">0.25</text:p>
          </table:table-cell>
        </table:table-row>
        <table:table-row table:style-name="Table1.1">
          <table:table-cell table:style-name="Table1.A27" office:value-type="string">
            <text:p text:style-name="P10"><text:s/>carrot <text:s text:c="7"/></text:p>
          </table:table-cell>
          <table:table-cell table:style-name="Table1.B3" office:value-type="float" office:value="0.267">
            <text:p text:style-name="P9">0.27</text:p>
          </table:table-cell>
          <table:table-cell table:style-name="Table1.C19" office:value-type="string">
            <text:p text:style-name="P10"><text:s/>hot dog <text:s text:c="5"/></text:p>
          </table:table-cell>
          <table:table-cell table:style-name="Table1.B3" office:value-type="float" office:value="0.452">
            <text:p text:style-name="P9">0.45</text:p>
          </table:table-cell>
          <table:table-cell table:style-name="Table1.E19" office:value-type="string">
            <text:p text:style-name="P10"><text:s/>pizza <text:s text:c="9"/></text:p>
          </table:table-cell>
          <table:table-cell table:style-name="Table1.F3" office:value-type="float" office:value="0.559">
            <text:p text:style-name="P9">0.56</text:p>
          </table:table-cell>
        </table:table-row>
        <table:table-row table:style-name="Table1.1">
          <table:table-cell table:style-name="Table1.A2" office:value-type="string">
            <text:p text:style-name="P10"><text:s/>donut <text:s text:c="8"/></text:p>
          </table:table-cell>
          <table:table-cell table:style-name="Table1.B2" office:value-type="float" office:value="0.555">
            <text:p text:style-name="P9">0.56</text:p>
          </table:table-cell>
          <table:table-cell table:style-name="Table1.C20" office:value-type="string">
            <text:p text:style-name="P10"><text:s/>cake <text:s text:c="8"/></text:p>
          </table:table-cell>
          <table:table-cell table:style-name="Table1.B2" office:value-type="float" office:value="0.465">
            <text:p text:style-name="P9">0.47</text:p>
          </table:table-cell>
          <table:table-cell table:style-name="Table1.E20" office:value-type="string">
            <text:p text:style-name="P10"><text:s/>chair <text:s text:c="9"/></text:p>
          </table:table-cell>
          <table:table-cell table:style-name="Table1.F2" office:value-type="float" office:value="0.381">
            <text:p text:style-name="P9">0.38</text:p>
          </table:table-cell>
        </table:table-row>
        <table:table-row table:style-name="Table1.1">
          <table:table-cell table:style-name="Table1.A27" office:value-type="string">
            <text:p text:style-name="P10"><text:s/>couch <text:s text:c="8"/></text:p>
          </table:table-cell>
          <table:table-cell table:style-name="Table1.B3" office:value-type="float" office:value="0.503">
            <text:p text:style-name="P9">0.5</text:p>
          </table:table-cell>
          <table:table-cell table:style-name="Table1.C21" office:value-type="string">
            <text:p text:style-name="P10"><text:s/>potted plant </text:p>
          </table:table-cell>
          <table:table-cell table:style-name="Table1.B3" office:value-type="float" office:value="0.358">
            <text:p text:style-name="P9">0.36</text:p>
          </table:table-cell>
          <table:table-cell table:style-name="Table1.E21" office:value-type="string">
            <text:p text:style-name="P10"><text:s/>bed <text:s text:c="11"/></text:p>
          </table:table-cell>
          <table:table-cell table:style-name="Table1.F3" office:value-type="float" office:value="0.501">
            <text:p text:style-name="P9">0.5</text:p>
          </table:table-cell>
        </table:table-row>
        <table:table-row table:style-name="Table1.1">
          <table:table-cell table:style-name="Table1.A2" office:value-type="string">
            <text:p text:style-name="P10"><text:s/>dining table <text:s/></text:p>
          </table:table-cell>
          <table:table-cell table:style-name="Table1.B2" office:value-type="float" office:value="0.335">
            <text:p text:style-name="P9">0.34</text:p>
          </table:table-cell>
          <table:table-cell table:style-name="Table1.C22" office:value-type="string">
            <text:p text:style-name="P10"><text:s/>toilet <text:s text:c="6"/></text:p>
          </table:table-cell>
          <table:table-cell table:style-name="Table1.B2" office:value-type="float" office:value="0.663">
            <text:p text:style-name="P9">0.66</text:p>
          </table:table-cell>
          <table:table-cell table:style-name="Table1.E22" office:value-type="string">
            <text:p text:style-name="P10"><text:s/>tv <text:s text:c="12"/></text:p>
          </table:table-cell>
          <table:table-cell table:style-name="Table1.F2" office:value-type="float" office:value="0.642">
            <text:p text:style-name="P9">0.64</text:p>
          </table:table-cell>
        </table:table-row>
        <table:table-row table:style-name="Table1.1">
          <table:table-cell table:style-name="Table1.A27" office:value-type="string">
            <text:p text:style-name="P10"><text:s/>laptop <text:s text:c="7"/></text:p>
          </table:table-cell>
          <table:table-cell table:style-name="Table1.B3" office:value-type="float" office:value="0.698">
            <text:p text:style-name="P9">0.7</text:p>
          </table:table-cell>
          <table:table-cell table:style-name="Table1.C23" office:value-type="string">
            <text:p text:style-name="P10"><text:s/>mouse <text:s text:c="7"/></text:p>
          </table:table-cell>
          <table:table-cell table:style-name="Table1.B3" office:value-type="float" office:value="0.681">
            <text:p text:style-name="P9">0.68</text:p>
          </table:table-cell>
          <table:table-cell table:style-name="Table1.E23" office:value-type="string">
            <text:p text:style-name="P10"><text:s/>remote <text:s text:c="8"/></text:p>
          </table:table-cell>
          <table:table-cell table:style-name="Table1.F3" office:value-type="float" office:value="0.472">
            <text:p text:style-name="P9">0.47</text:p>
          </table:table-cell>
        </table:table-row>
        <table:table-row table:style-name="Table1.1">
          <table:table-cell table:style-name="Table1.A2" office:value-type="string">
            <text:p text:style-name="P10"><text:s/>keyboard <text:s text:c="5"/></text:p>
          </table:table-cell>
          <table:table-cell table:style-name="Table1.B2" office:value-type="float" office:value="0.578">
            <text:p text:style-name="P9">0.58</text:p>
          </table:table-cell>
          <table:table-cell table:style-name="Table1.C24" office:value-type="string">
            <text:p text:style-name="P10"><text:s/>cell phone <text:s text:c="2"/></text:p>
          </table:table-cell>
          <table:table-cell table:style-name="Table1.B2" office:value-type="float" office:value="0.461">
            <text:p text:style-name="P9">0.46</text:p>
          </table:table-cell>
          <table:table-cell table:style-name="Table1.E24" office:value-type="string">
            <text:p text:style-name="P10"><text:s/>microwave <text:s text:c="5"/></text:p>
          </table:table-cell>
          <table:table-cell table:style-name="Table1.F2" office:value-type="float" office:value="0.625">
            <text:p text:style-name="P9">0.63</text:p>
          </table:table-cell>
        </table:table-row>
        <table:table-row table:style-name="Table1.1">
          <table:table-cell table:style-name="Table1.A27" office:value-type="string">
            <text:p text:style-name="P10"><text:s/>oven <text:s text:c="9"/></text:p>
          </table:table-cell>
          <table:table-cell table:style-name="Table1.B3" office:value-type="float" office:value="0.421">
            <text:p text:style-name="P9">0.42</text:p>
          </table:table-cell>
          <table:table-cell table:style-name="Table1.C25" office:value-type="string">
            <text:p text:style-name="P10"><text:s/>toaster <text:s text:c="5"/></text:p>
          </table:table-cell>
          <table:table-cell table:style-name="Table1.B3" office:value-type="float" office:value="0.538">
            <text:p text:style-name="P9">0.54</text:p>
          </table:table-cell>
          <table:table-cell table:style-name="Table1.E25" office:value-type="string">
            <text:p text:style-name="P10"><text:s/>sink <text:s text:c="10"/></text:p>
          </table:table-cell>
          <table:table-cell table:style-name="Table1.F3" office:value-type="float" office:value="0.427">
            <text:p text:style-name="P9">0.43</text:p>
          </table:table-cell>
        </table:table-row>
        <table:table-row table:style-name="Table1.1">
          <table:table-cell table:style-name="Table1.A2" office:value-type="string">
            <text:p text:style-name="P10"><text:s/>refrigerator <text:s/></text:p>
          </table:table-cell>
          <table:table-cell table:style-name="Table1.B2" office:value-type="float" office:value="0.662">
            <text:p text:style-name="P9">0.66</text:p>
          </table:table-cell>
          <table:table-cell table:style-name="Table1.C26" office:value-type="string">
            <text:p text:style-name="P10"><text:s/>book <text:s text:c="8"/></text:p>
          </table:table-cell>
          <table:table-cell table:style-name="Table1.B2" office:value-type="float" office:value="0.213">
            <text:p text:style-name="P9">0.21</text:p>
          </table:table-cell>
          <table:table-cell table:style-name="Table1.E26" office:value-type="string">
            <text:p text:style-name="P10"><text:s/>clock <text:s text:c="9"/></text:p>
          </table:table-cell>
          <table:table-cell table:style-name="Table1.F2" office:value-type="float" office:value="0.509">
            <text:p text:style-name="P9">0.51</text:p>
          </table:table-cell>
        </table:table-row>
        <table:table-row table:style-name="Table1.1">
          <table:table-cell table:style-name="Table1.A27" office:value-type="string">
            <text:p text:style-name="P10"><text:s/>vase <text:s text:c="9"/></text:p>
          </table:table-cell>
          <table:table-cell table:style-name="Table1.B3" office:value-type="float" office:value="0.425">
            <text:p text:style-name="P9">0.43</text:p>
          </table:table-cell>
          <table:table-cell table:style-name="Table1.C27" office:value-type="string">
            <text:p text:style-name="P10"><text:s/>scissors <text:s text:c="4"/></text:p>
          </table:table-cell>
          <table:table-cell table:style-name="Table1.B3" office:value-type="float" office:value="0.473">
            <text:p text:style-name="P9">0.47</text:p>
          </table:table-cell>
          <table:table-cell table:style-name="Table1.E27" office:value-type="string">
            <text:p text:style-name="P10"><text:s/>teddy bear <text:s text:c="4"/></text:p>
          </table:table-cell>
          <table:table-cell table:style-name="Table1.F3" office:value-type="float" office:value="0.562">
            <text:p text:style-name="P9">0.56</text:p>
          </table:table-cell>
        </table:table-row>
        <table:table-row table:style-name="Table1.1">
          <table:table-cell table:style-name="Table1.A2" office:value-type="string">
            <text:p text:style-name="P10"><text:s/>hair drier <text:s text:c="3"/></text:p>
          </table:table-cell>
          <table:table-cell table:style-name="Table1.B2" office:value-type="float" office:value="0.24">
            <text:p text:style-name="P9">0.24</text:p>
          </table:table-cell>
          <table:table-cell table:style-name="Table1.C28" office:value-type="string">
            <text:p text:style-name="P10"><text:s/>toothbrush <text:s text:c="2"/></text:p>
          </table:table-cell>
          <table:table-cell table:style-name="Table1.B2" office:value-type="float" office:value="0.401">
            <text:p text:style-name="P9">0.4</text:p>
          </table:table-cell>
          <table:table-cell table:style-name="Table1.E28" office:value-type="string">
            <text:p text:style-name="P10"><text:s/>None <text:s text:c="10"/></text:p>
          </table:table-cell>
          <table:table-cell table:style-name="Table1.F28" office:value-type="string">
            <text:p text:style-name="P9"><text:s/>None <text:s/></text:p>
          </table:table-cell>
        </table:table-row>
        <table:table-row table:style-name="Table1.1">
          <table:table-cell table:style-name="Table1.A29" office:value-type="string">
            <text:p text:style-name="P10"/>
          </table:table-cell>
          <table:table-cell table:style-name="Table1.B29">
            <text:p text:style-name="P10"/>
          </table:table-cell>
          <table:table-cell table:style-name="Table1.B29">
            <text:p text:style-name="P10"/>
          </table:table-cell>
          <table:table-cell table:style-name="Table1.B29">
            <text:p text:style-name="P10"/>
          </table:table-cell>
          <table:table-cell table:style-name="Table1.B29">
            <text:p text:style-name="P10"/>
          </table:table-cell>
          <table:table-cell table:style-name="Table1.F29">
            <text:p text:style-name="P10"/>
          </table:table-cell>
        </table:table-row>
      </table:table>
      <text:p text:style-name="Standard"/>
      <text:p text:style-name="P1"/>
      <text:p text:style-name="P1"/>
      <text:p text:style-name="P26"/>
      <text:p text:style-name="P1"/>
      <text:p text:style-name="P1"/>
      <text:p text:style-name="P1"/>
      <text:p text:style-name="P15"><text:span text:style-name="T20">Backbone: InternImage-</text:span><text:span text:style-name="T21">L</text:span><text:span text:style-name="T20"> / Method: </text:span><text:span text:style-name="T21">Cascade</text:span><text:span text:style-name="T20"> / schd: 3x</text:span></text:p>
      <text:p text:style-name="P1"/>
      <text:p text:style-name="P1">load checkpoint from local path: ./checkpoints/cascade_internimage_l_fpn_3x_coco.pth</text:p>
      <text:p text:style-name="P1">[&gt;&gt;&gt;&gt;&gt;&gt;&gt;&gt;&gt;&gt;&gt;&gt;&gt;&gt;&gt;&gt;&gt;&gt;&gt;&gt;&gt;&gt;&gt;&gt;&gt;&gt;&gt;&gt;&gt;&gt;&gt;&gt;&gt;&gt;&gt;&gt;] 5000/5000, 1.4 task/s, elapsed: 3619s, ETA: <text:s text:c="4"/>0s</text:p>
      <text:p text:style-name="P1">Evaluating bbox...</text:p>
      <text:p text:style-name="P1">Loading and preparing results...</text:p>
      <text:p text:style-name="P1">DONE (t=0.49s)</text:p>
      <text:p text:style-name="P1">creating index...</text:p>
      <text:p text:style-name="P1">index created!</text:p>
      <text:p text:style-name="P1">Running per image evaluation...</text:p>
      <text:p text:style-name="P1">Evaluate annotation type *bbox*</text:p>
      <text:p text:style-name="P1">DONE (t=19.77s).</text:p>
      <text:p text:style-name="P1">Accumulating evaluation results...</text:p>
      <text:p text:style-name="P1">DONE (t=3.17s).</text:p>
      <text:p text:style-name="P1"/>
      <text:p text:style-name="P1"><text:s/>Average Precision <text:s/>(AP) @[ IoU=0.50:0.95 | area= <text:s text:c="2"/>all | maxDets=100 ] = 0.561</text:p>
      <text:p text:style-name="P1"><text:s/>Average Precision <text:s/>(AP) @[ IoU=0.50 <text:s text:c="5"/>| area= <text:s text:c="2"/>all | maxDets=1000 ] = 0.748</text:p>
      <text:p text:style-name="P1"><text:s/>Average Precision <text:s/>(AP) @[ IoU=0.75 <text:s text:c="5"/>| area= <text:s text:c="2"/>all | maxDets=1000 ] = 0.607</text:p>
      <text:p text:style-name="P1"><text:s/>Average Precision <text:s/>(AP) @[ IoU=0.50:0.95 | area= small | maxDets=1000 ] = 0.398</text:p>
      <text:p text:style-name="P1"><text:s/>Average Precision <text:s/>(AP) @[ IoU=0.50:0.95 | area=medium | maxDets=1000 ] = 0.606</text:p>
      <text:p text:style-name="P1"><text:s/>Average Precision <text:s/>(AP) @[ IoU=0.50:0.95 | area= large | maxDets=1000 ] = 0.720</text:p>
      <text:p text:style-name="P1"><text:s/>Average Recall <text:s text:c="4"/>(AR) @[ IoU=0.50:0.95 | area= <text:s text:c="2"/>all | maxDets=100 ] = 0.685</text:p>
      <text:p text:style-name="P1"><text:soft-page-break/><text:s/>Average Recall <text:s text:c="4"/>(AR) @[ IoU=0.50:0.95 | area= <text:s text:c="2"/>all | maxDets=300 ] = 0.685</text:p>
      <text:p text:style-name="P1"><text:s/>Average Recall <text:s text:c="4"/>(AR) @[ IoU=0.50:0.95 | area= <text:s text:c="2"/>all | maxDets=1000 ] = 0.685</text:p>
      <text:p text:style-name="P1"><text:s/>Average Recall <text:s text:c="4"/>(AR) @[ IoU=0.50:0.95 | area= small | maxDets=1000 ] = 0.525</text:p>
      <text:p text:style-name="P1"><text:s/>Average Recall <text:s text:c="4"/>(AR) @[ IoU=0.50:0.95 | area=medium | maxDets=1000 ] = 0.726</text:p>
      <text:p text:style-name="P1"><text:s/>Average Recall <text:s text:c="4"/>(AR) @[ IoU=0.50:0.95 | area= large | maxDets=1000 ] = 0.827</text:p>
      <text:p text:style-name="P1"/>
      <text:p text:style-name="P1"/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6"><text:s/>category <text:s text:c="5"/></text:p>
          </table:table-cell>
          <table:table-cell table:style-name="Table2.A1" office:value-type="string">
            <text:p text:style-name="P16"><text:s/>AP <text:s text:c="3"/></text:p>
          </table:table-cell>
          <table:table-cell table:style-name="Table2.A1" office:value-type="string">
            <text:p text:style-name="P16"><text:s/>category <text:s text:c="4"/></text:p>
          </table:table-cell>
          <table:table-cell table:style-name="Table2.A1" office:value-type="string">
            <text:p text:style-name="P16"><text:s/>AP <text:s text:c="3"/></text:p>
          </table:table-cell>
          <table:table-cell table:style-name="Table2.A1" office:value-type="string">
            <text:p text:style-name="P16"><text:s/>category <text:s text:c="6"/></text:p>
          </table:table-cell>
          <table:table-cell table:style-name="Table2.A1" office:value-type="string">
            <text:p text:style-name="P16"><text:s/>AP <text:s text:c="3"/></text:p>
          </table:table-cell>
        </table:table-row>
        <table:table-row table:style-name="Table2.1">
          <table:table-cell table:style-name="Table2.A2" office:value-type="string">
            <text:p text:style-name="P10"><text:s/>person <text:s text:c="7"/></text:p>
          </table:table-cell>
          <table:table-cell table:style-name="Table2.B2" office:value-type="float" office:value="0.645">
            <text:p text:style-name="P9">0.65</text:p>
          </table:table-cell>
          <table:table-cell table:style-name="Table2.C2" office:value-type="string">
            <text:p text:style-name="P10"><text:s/>bicycle <text:s text:c="5"/></text:p>
          </table:table-cell>
          <table:table-cell table:style-name="Table2.B2" office:value-type="float" office:value="0.454">
            <text:p text:style-name="P9">0.45</text:p>
          </table:table-cell>
          <table:table-cell table:style-name="Table2.E2" office:value-type="string">
            <text:p text:style-name="P10"><text:s/>car <text:s text:c="11"/></text:p>
          </table:table-cell>
          <table:table-cell table:style-name="Table2.F2" office:value-type="float" office:value="0.557">
            <text:p text:style-name="P9">0.56</text:p>
          </table:table-cell>
        </table:table-row>
        <table:table-row table:style-name="Table2.1">
          <table:table-cell table:style-name="Table2.A27" office:value-type="string">
            <text:p text:style-name="P10"><text:s/>motorcycle <text:s text:c="3"/></text:p>
          </table:table-cell>
          <table:table-cell table:style-name="Table2.B3" office:value-type="float" office:value="0.566">
            <text:p text:style-name="P9">0.57</text:p>
          </table:table-cell>
          <table:table-cell table:style-name="Table2.C3" office:value-type="string">
            <text:p text:style-name="P10"><text:s/>airplane <text:s text:c="4"/></text:p>
          </table:table-cell>
          <table:table-cell table:style-name="Table2.B3" office:value-type="float" office:value="0.761">
            <text:p text:style-name="P9">0.76</text:p>
          </table:table-cell>
          <table:table-cell table:style-name="Table2.E3" office:value-type="string">
            <text:p text:style-name="P10"><text:s/>bus <text:s text:c="11"/></text:p>
          </table:table-cell>
          <table:table-cell table:style-name="Table2.F3" office:value-type="float" office:value="0.763">
            <text:p text:style-name="P9">0.76</text:p>
          </table:table-cell>
        </table:table-row>
        <table:table-row table:style-name="Table2.1">
          <table:table-cell table:style-name="Table2.A2" office:value-type="string">
            <text:p text:style-name="P10"><text:s/>train <text:s text:c="8"/></text:p>
          </table:table-cell>
          <table:table-cell table:style-name="Table2.B2" office:value-type="float" office:value="0.774">
            <text:p text:style-name="P9">0.77</text:p>
          </table:table-cell>
          <table:table-cell table:style-name="Table2.C4" office:value-type="string">
            <text:p text:style-name="P10"><text:s/>truck <text:s text:c="7"/></text:p>
          </table:table-cell>
          <table:table-cell table:style-name="Table2.B2" office:value-type="float" office:value="0.496">
            <text:p text:style-name="P9">0.5</text:p>
          </table:table-cell>
          <table:table-cell table:style-name="Table2.E4" office:value-type="string">
            <text:p text:style-name="P10"><text:s/>boat <text:s text:c="10"/></text:p>
          </table:table-cell>
          <table:table-cell table:style-name="Table2.F2" office:value-type="float" office:value="0.404">
            <text:p text:style-name="P9">0.4</text:p>
          </table:table-cell>
        </table:table-row>
        <table:table-row table:style-name="Table2.1">
          <table:table-cell table:style-name="Table2.A27" office:value-type="string">
            <text:p text:style-name="P10"><text:s/>traffic light </text:p>
          </table:table-cell>
          <table:table-cell table:style-name="Table2.B3" office:value-type="float" office:value="0.341">
            <text:p text:style-name="P9">0.34</text:p>
          </table:table-cell>
          <table:table-cell table:style-name="Table2.C5" office:value-type="string">
            <text:p text:style-name="P10"><text:s/>fire hydrant </text:p>
          </table:table-cell>
          <table:table-cell table:style-name="Table2.B3" office:value-type="float" office:value="0.772">
            <text:p text:style-name="P9">0.77</text:p>
          </table:table-cell>
          <table:table-cell table:style-name="Table2.E5" office:value-type="string">
            <text:p text:style-name="P10"><text:s/>stop sign <text:s text:c="5"/></text:p>
          </table:table-cell>
          <table:table-cell table:style-name="Table2.F3" office:value-type="float" office:value="0.75">
            <text:p text:style-name="P9">0.75</text:p>
          </table:table-cell>
        </table:table-row>
        <table:table-row table:style-name="Table2.1">
          <table:table-cell table:style-name="Table2.A2" office:value-type="string">
            <text:p text:style-name="P10"><text:s/>parking meter </text:p>
          </table:table-cell>
          <table:table-cell table:style-name="Table2.B2" office:value-type="float" office:value="0.582">
            <text:p text:style-name="P9">0.58</text:p>
          </table:table-cell>
          <table:table-cell table:style-name="Table2.C6" office:value-type="string">
            <text:p text:style-name="P10"><text:s/>bench <text:s text:c="7"/></text:p>
          </table:table-cell>
          <table:table-cell table:style-name="Table2.B2" office:value-type="float" office:value="0.386">
            <text:p text:style-name="P9">0.39</text:p>
          </table:table-cell>
          <table:table-cell table:style-name="Table2.E6" office:value-type="string">
            <text:p text:style-name="P10"><text:s/>bird <text:s text:c="10"/></text:p>
          </table:table-cell>
          <table:table-cell table:style-name="Table2.F2" office:value-type="float" office:value="0.476">
            <text:p text:style-name="P9">0.48</text:p>
          </table:table-cell>
        </table:table-row>
        <table:table-row table:style-name="Table2.1">
          <table:table-cell table:style-name="Table2.A27" office:value-type="string">
            <text:p text:style-name="P10"><text:s/>cat <text:s text:c="10"/></text:p>
          </table:table-cell>
          <table:table-cell table:style-name="Table2.B3" office:value-type="float" office:value="0.821">
            <text:p text:style-name="P9">0.82</text:p>
          </table:table-cell>
          <table:table-cell table:style-name="Table2.C7" office:value-type="string">
            <text:p text:style-name="P10"><text:s/>dog <text:s text:c="9"/></text:p>
          </table:table-cell>
          <table:table-cell table:style-name="Table2.B3" office:value-type="float" office:value="0.781">
            <text:p text:style-name="P9">0.78</text:p>
          </table:table-cell>
          <table:table-cell table:style-name="Table2.E7" office:value-type="string">
            <text:p text:style-name="P10"><text:s/>horse <text:s text:c="9"/></text:p>
          </table:table-cell>
          <table:table-cell table:style-name="Table2.F3" office:value-type="float" office:value="0.704">
            <text:p text:style-name="P9">0.7</text:p>
          </table:table-cell>
        </table:table-row>
        <table:table-row table:style-name="Table2.1">
          <table:table-cell table:style-name="Table2.A2" office:value-type="string">
            <text:p text:style-name="P10"><text:s/>sheep <text:s text:c="8"/></text:p>
          </table:table-cell>
          <table:table-cell table:style-name="Table2.B2" office:value-type="float" office:value="0.65">
            <text:p text:style-name="P9">0.65</text:p>
          </table:table-cell>
          <table:table-cell table:style-name="Table2.C8" office:value-type="string">
            <text:p text:style-name="P10"><text:s/>cow <text:s text:c="9"/></text:p>
          </table:table-cell>
          <table:table-cell table:style-name="Table2.B2" office:value-type="float" office:value="0.693">
            <text:p text:style-name="P9">0.69</text:p>
          </table:table-cell>
          <table:table-cell table:style-name="Table2.E8" office:value-type="string">
            <text:p text:style-name="P10"><text:s/>elephant <text:s text:c="6"/></text:p>
          </table:table-cell>
          <table:table-cell table:style-name="Table2.F2" office:value-type="float" office:value="0.779">
            <text:p text:style-name="P9">0.78</text:p>
          </table:table-cell>
        </table:table-row>
        <table:table-row table:style-name="Table2.1">
          <table:table-cell table:style-name="Table2.A27" office:value-type="string">
            <text:p text:style-name="P10"><text:s/>bear <text:s text:c="9"/></text:p>
          </table:table-cell>
          <table:table-cell table:style-name="Table2.B3" office:value-type="float" office:value="0.798">
            <text:p text:style-name="P9">0.8</text:p>
          </table:table-cell>
          <table:table-cell table:style-name="Table2.C9" office:value-type="string">
            <text:p text:style-name="P10"><text:s/>zebra <text:s text:c="7"/></text:p>
          </table:table-cell>
          <table:table-cell table:style-name="Table2.B3" office:value-type="float" office:value="0.761">
            <text:p text:style-name="P9">0.76</text:p>
          </table:table-cell>
          <table:table-cell table:style-name="Table2.E9" office:value-type="string">
            <text:p text:style-name="P10"><text:s/>giraffe <text:s text:c="7"/></text:p>
          </table:table-cell>
          <table:table-cell table:style-name="Table2.F3" office:value-type="float" office:value="0.776">
            <text:p text:style-name="P9">0.78</text:p>
          </table:table-cell>
        </table:table-row>
        <table:table-row table:style-name="Table2.1">
          <table:table-cell table:style-name="Table2.A2" office:value-type="string">
            <text:p text:style-name="P10"><text:s/>backpack <text:s text:c="5"/></text:p>
          </table:table-cell>
          <table:table-cell table:style-name="Table2.B2" office:value-type="float" office:value="0.286">
            <text:p text:style-name="P9">0.29</text:p>
          </table:table-cell>
          <table:table-cell table:style-name="Table2.C10" office:value-type="string">
            <text:p text:style-name="P10"><text:s/>umbrella <text:s text:c="4"/></text:p>
          </table:table-cell>
          <table:table-cell table:style-name="Table2.B2" office:value-type="float" office:value="0.551">
            <text:p text:style-name="P9">0.55</text:p>
          </table:table-cell>
          <table:table-cell table:style-name="Table2.E10" office:value-type="string">
            <text:p text:style-name="P10"><text:s/>handbag <text:s text:c="7"/></text:p>
          </table:table-cell>
          <table:table-cell table:style-name="Table2.F2" office:value-type="float" office:value="0.298">
            <text:p text:style-name="P9">0.3</text:p>
          </table:table-cell>
        </table:table-row>
        <table:table-row table:style-name="Table2.1">
          <table:table-cell table:style-name="Table2.A27" office:value-type="string">
            <text:p text:style-name="P10"><text:s/>tie <text:s text:c="10"/></text:p>
          </table:table-cell>
          <table:table-cell table:style-name="Table2.B3" office:value-type="float" office:value="0.5">
            <text:p text:style-name="P9">0.5</text:p>
          </table:table-cell>
          <table:table-cell table:style-name="Table2.C11" office:value-type="string">
            <text:p text:style-name="P10"><text:s/>suitcase <text:s text:c="4"/></text:p>
          </table:table-cell>
          <table:table-cell table:style-name="Table2.B3" office:value-type="float" office:value="0.568">
            <text:p text:style-name="P9">0.57</text:p>
          </table:table-cell>
          <table:table-cell table:style-name="Table2.E11" office:value-type="string">
            <text:p text:style-name="P10"><text:s/>frisbee <text:s text:c="7"/></text:p>
          </table:table-cell>
          <table:table-cell table:style-name="Table2.F3" office:value-type="float" office:value="0.776">
            <text:p text:style-name="P9">0.78</text:p>
          </table:table-cell>
        </table:table-row>
        <table:table-row table:style-name="Table2.1">
          <table:table-cell table:style-name="Table2.A2" office:value-type="string">
            <text:p text:style-name="P10"><text:s/>skis <text:s text:c="9"/></text:p>
          </table:table-cell>
          <table:table-cell table:style-name="Table2.B2" office:value-type="float" office:value="0.392">
            <text:p text:style-name="P9">0.39</text:p>
          </table:table-cell>
          <table:table-cell table:style-name="Table2.C12" office:value-type="string">
            <text:p text:style-name="P10"><text:s/>snowboard <text:s text:c="3"/></text:p>
          </table:table-cell>
          <table:table-cell table:style-name="Table2.B2" office:value-type="float" office:value="0.542">
            <text:p text:style-name="P9">0.54</text:p>
          </table:table-cell>
          <table:table-cell table:style-name="Table2.E12" office:value-type="string">
            <text:p text:style-name="P10"><text:s/>sports ball <text:s text:c="3"/></text:p>
          </table:table-cell>
          <table:table-cell table:style-name="Table2.F2" office:value-type="float" office:value="0.531">
            <text:p text:style-name="P9">0.53</text:p>
          </table:table-cell>
        </table:table-row>
        <table:table-row table:style-name="Table2.1">
          <table:table-cell table:style-name="Table2.A27" office:value-type="string">
            <text:p text:style-name="P10"><text:s/>kite <text:s text:c="9"/></text:p>
          </table:table-cell>
          <table:table-cell table:style-name="Table2.B3" office:value-type="float" office:value="0.537">
            <text:p text:style-name="P9">0.54</text:p>
          </table:table-cell>
          <table:table-cell table:style-name="Table2.C13" office:value-type="string">
            <text:p text:style-name="P10"><text:s/>baseball bat </text:p>
          </table:table-cell>
          <table:table-cell table:style-name="Table2.B3" office:value-type="float" office:value="0.553">
            <text:p text:style-name="P9">0.55</text:p>
          </table:table-cell>
          <table:table-cell table:style-name="Table2.E13" office:value-type="string">
            <text:p text:style-name="P10"><text:s/>baseball glove </text:p>
          </table:table-cell>
          <table:table-cell table:style-name="Table2.F3" office:value-type="float" office:value="0.508">
            <text:p text:style-name="P9">0.51</text:p>
          </table:table-cell>
        </table:table-row>
        <table:table-row table:style-name="Table2.1">
          <table:table-cell table:style-name="Table2.A2" office:value-type="string">
            <text:p text:style-name="P10"><text:s/>skateboard <text:s text:c="3"/></text:p>
          </table:table-cell>
          <table:table-cell table:style-name="Table2.B2" office:value-type="float" office:value="0.663">
            <text:p text:style-name="P9">0.66</text:p>
          </table:table-cell>
          <table:table-cell table:style-name="Table2.C14" office:value-type="string">
            <text:p text:style-name="P10"><text:s/>surfboard <text:s text:c="3"/></text:p>
          </table:table-cell>
          <table:table-cell table:style-name="Table2.B2" office:value-type="float" office:value="0.555">
            <text:p text:style-name="P9">0.56</text:p>
          </table:table-cell>
          <table:table-cell table:style-name="Table2.E14" office:value-type="string">
            <text:p text:style-name="P10"><text:s/>tennis racket <text:s/></text:p>
          </table:table-cell>
          <table:table-cell table:style-name="Table2.F2" office:value-type="float" office:value="0.663">
            <text:p text:style-name="P9">0.66</text:p>
          </table:table-cell>
        </table:table-row>
        <table:table-row table:style-name="Table2.1">
          <table:table-cell table:style-name="Table2.A27" office:value-type="string">
            <text:p text:style-name="P10"><text:s/>bottle <text:s text:c="7"/></text:p>
          </table:table-cell>
          <table:table-cell table:style-name="Table2.B3" office:value-type="float" office:value="0.53">
            <text:p text:style-name="P9">0.53</text:p>
          </table:table-cell>
          <table:table-cell table:style-name="Table2.C15" office:value-type="string">
            <text:p text:style-name="P10"><text:s/>wine glass <text:s text:c="2"/></text:p>
          </table:table-cell>
          <table:table-cell table:style-name="Table2.B3" office:value-type="float" office:value="0.491">
            <text:p text:style-name="P9">0.49</text:p>
          </table:table-cell>
          <table:table-cell table:style-name="Table2.E15" office:value-type="string">
            <text:p text:style-name="P10"><text:s/>cup <text:s text:c="11"/></text:p>
          </table:table-cell>
          <table:table-cell table:style-name="Table2.F3" office:value-type="float" office:value="0.578">
            <text:p text:style-name="P9">0.58</text:p>
          </table:table-cell>
        </table:table-row>
        <table:table-row table:style-name="Table2.1">
          <table:table-cell table:style-name="Table2.A2" office:value-type="string">
            <text:p text:style-name="P10"><text:s/>fork <text:s text:c="9"/></text:p>
          </table:table-cell>
          <table:table-cell table:style-name="Table2.B2" office:value-type="float" office:value="0.602">
            <text:p text:style-name="P9">0.6</text:p>
          </table:table-cell>
          <table:table-cell table:style-name="Table2.C16" office:value-type="string">
            <text:p text:style-name="P10"><text:s/>knife <text:s text:c="7"/></text:p>
          </table:table-cell>
          <table:table-cell table:style-name="Table2.B2" office:value-type="float" office:value="0.409">
            <text:p text:style-name="P9">0.41</text:p>
          </table:table-cell>
          <table:table-cell table:style-name="Table2.E16" office:value-type="string">
            <text:p text:style-name="P10"><text:s/>spoon <text:s text:c="9"/></text:p>
          </table:table-cell>
          <table:table-cell table:style-name="Table2.F2" office:value-type="float" office:value="0.39">
            <text:p text:style-name="P9">0.39</text:p>
          </table:table-cell>
        </table:table-row>
        <table:table-row table:style-name="Table2.1">
          <table:table-cell table:style-name="Table2.A27" office:value-type="string">
            <text:p text:style-name="P10"><text:s/>bowl <text:s text:c="9"/></text:p>
          </table:table-cell>
          <table:table-cell table:style-name="Table2.B3" office:value-type="float" office:value="0.548">
            <text:p text:style-name="P9">0.55</text:p>
          </table:table-cell>
          <table:table-cell table:style-name="Table2.C17" office:value-type="string">
            <text:p text:style-name="P10"><text:s/>banana <text:s text:c="6"/></text:p>
          </table:table-cell>
          <table:table-cell table:style-name="Table2.B3" office:value-type="float" office:value="0.349">
            <text:p text:style-name="P9">0.35</text:p>
          </table:table-cell>
          <table:table-cell table:style-name="Table2.E17" office:value-type="string">
            <text:p text:style-name="P10"><text:s/>apple <text:s text:c="9"/></text:p>
          </table:table-cell>
          <table:table-cell table:style-name="Table2.F3" office:value-type="float" office:value="0.34">
            <text:p text:style-name="P9">0.34</text:p>
          </table:table-cell>
        </table:table-row>
        <table:table-row table:style-name="Table2.1">
          <table:table-cell table:style-name="Table2.A2" office:value-type="string">
            <text:p text:style-name="P10"><text:s/>sandwich <text:s text:c="5"/></text:p>
          </table:table-cell>
          <table:table-cell table:style-name="Table2.B2" office:value-type="float" office:value="0.514">
            <text:p text:style-name="P9">0.51</text:p>
          </table:table-cell>
          <table:table-cell table:style-name="Table2.C18" office:value-type="string">
            <text:p text:style-name="P10"><text:s/>orange <text:s text:c="6"/></text:p>
          </table:table-cell>
          <table:table-cell table:style-name="Table2.B2" office:value-type="float" office:value="0.393">
            <text:p text:style-name="P9">0.39</text:p>
          </table:table-cell>
          <table:table-cell table:style-name="Table2.E18" office:value-type="string">
            <text:p text:style-name="P10"><text:s/>broccoli <text:s text:c="6"/></text:p>
          </table:table-cell>
          <table:table-cell table:style-name="Table2.F2" office:value-type="float" office:value="0.303">
            <text:p text:style-name="P9">0.3</text:p>
          </table:table-cell>
        </table:table-row>
        <table:table-row table:style-name="Table2.1">
          <table:table-cell table:style-name="Table2.A27" office:value-type="string">
            <text:p text:style-name="P10"><text:s/>carrot <text:s text:c="7"/></text:p>
          </table:table-cell>
          <table:table-cell table:style-name="Table2.B3" office:value-type="float" office:value="0.326">
            <text:p text:style-name="P9">0.33</text:p>
          </table:table-cell>
          <table:table-cell table:style-name="Table2.C19" office:value-type="string">
            <text:p text:style-name="P10"><text:s/>hot dog <text:s text:c="5"/></text:p>
          </table:table-cell>
          <table:table-cell table:style-name="Table2.B3" office:value-type="float" office:value="0.533">
            <text:p text:style-name="P9">0.53</text:p>
          </table:table-cell>
          <table:table-cell table:style-name="Table2.E19" office:value-type="string">
            <text:p text:style-name="P10"><text:s/>pizza <text:s text:c="9"/></text:p>
          </table:table-cell>
          <table:table-cell table:style-name="Table2.F3" office:value-type="float" office:value="0.632">
            <text:p text:style-name="P9">0.63</text:p>
          </table:table-cell>
        </table:table-row>
        <table:table-row table:style-name="Table2.1">
          <table:table-cell table:style-name="Table2.A2" office:value-type="string">
            <text:p text:style-name="P10"><text:s/>donut <text:s text:c="8"/></text:p>
          </table:table-cell>
          <table:table-cell table:style-name="Table2.B2" office:value-type="float" office:value="0.644">
            <text:p text:style-name="P9">0.64</text:p>
          </table:table-cell>
          <table:table-cell table:style-name="Table2.C20" office:value-type="string">
            <text:p text:style-name="P10"><text:s/>cake <text:s text:c="8"/></text:p>
          </table:table-cell>
          <table:table-cell table:style-name="Table2.B2" office:value-type="float" office:value="0.524">
            <text:p text:style-name="P9">0.52</text:p>
          </table:table-cell>
          <table:table-cell table:style-name="Table2.E20" office:value-type="string">
            <text:p text:style-name="P10"><text:s/>chair <text:s text:c="9"/></text:p>
          </table:table-cell>
          <table:table-cell table:style-name="Table2.F2" office:value-type="float" office:value="0.435">
            <text:p text:style-name="P9">0.44</text:p>
          </table:table-cell>
        </table:table-row>
        <table:table-row table:style-name="Table2.1">
          <table:table-cell table:style-name="Table2.A27" office:value-type="string">
            <text:p text:style-name="P10"><text:s/>couch <text:s text:c="8"/></text:p>
          </table:table-cell>
          <table:table-cell table:style-name="Table2.B3" office:value-type="float" office:value="0.533">
            <text:p text:style-name="P9">0.53</text:p>
          </table:table-cell>
          <table:table-cell table:style-name="Table2.C21" office:value-type="string">
            <text:p text:style-name="P10"><text:s/>potted plant </text:p>
          </table:table-cell>
          <table:table-cell table:style-name="Table2.B3" office:value-type="float" office:value="0.403">
            <text:p text:style-name="P9">0.4</text:p>
          </table:table-cell>
          <table:table-cell table:style-name="Table2.E21" office:value-type="string">
            <text:p text:style-name="P10"><text:s/>bed <text:s text:c="11"/></text:p>
          </table:table-cell>
          <table:table-cell table:style-name="Table2.F3" office:value-type="float" office:value="0.589">
            <text:p text:style-name="P9">0.59</text:p>
          </table:table-cell>
        </table:table-row>
        <table:table-row table:style-name="Table2.1">
          <table:table-cell table:style-name="Table2.A2" office:value-type="string">
            <text:p text:style-name="P10"><text:s/>dining table <text:s/></text:p>
          </table:table-cell>
          <table:table-cell table:style-name="Table2.B2" office:value-type="float" office:value="0.386">
            <text:p text:style-name="P9">0.39</text:p>
          </table:table-cell>
          <table:table-cell table:style-name="Table2.C22" office:value-type="string">
            <text:p text:style-name="P10"><text:s/>toilet <text:s text:c="6"/></text:p>
          </table:table-cell>
          <table:table-cell table:style-name="Table2.B2" office:value-type="float" office:value="0.723">
            <text:p text:style-name="P9">0.72</text:p>
          </table:table-cell>
          <table:table-cell table:style-name="Table2.E22" office:value-type="string">
            <text:p text:style-name="P10"><text:s/>tv <text:s text:c="12"/></text:p>
          </table:table-cell>
          <table:table-cell table:style-name="Table2.F2" office:value-type="float" office:value="0.693">
            <text:p text:style-name="P9">0.69</text:p>
          </table:table-cell>
        </table:table-row>
        <table:table-row table:style-name="Table2.1">
          <table:table-cell table:style-name="Table2.A27" office:value-type="string">
            <text:p text:style-name="P10"><text:s/>laptop <text:s text:c="7"/></text:p>
          </table:table-cell>
          <table:table-cell table:style-name="Table2.B3" office:value-type="float" office:value="0.775">
            <text:p text:style-name="P9">0.78</text:p>
          </table:table-cell>
          <table:table-cell table:style-name="Table2.C23" office:value-type="string">
            <text:p text:style-name="P10"><text:s/>mouse <text:s text:c="7"/></text:p>
          </table:table-cell>
          <table:table-cell table:style-name="Table2.B3" office:value-type="float" office:value="0.693">
            <text:p text:style-name="P9">0.69</text:p>
          </table:table-cell>
          <table:table-cell table:style-name="Table2.E23" office:value-type="string">
            <text:p text:style-name="P10"><text:s/>remote <text:s text:c="8"/></text:p>
          </table:table-cell>
          <table:table-cell table:style-name="Table2.F3" office:value-type="float" office:value="0.539">
            <text:p text:style-name="P9">0.54</text:p>
          </table:table-cell>
        </table:table-row>
        <table:table-row table:style-name="Table2.1">
          <table:table-cell table:style-name="Table2.A2" office:value-type="string">
            <text:p text:style-name="P10"><text:s/>keyboard <text:s text:c="5"/></text:p>
          </table:table-cell>
          <table:table-cell table:style-name="Table2.B2" office:value-type="float" office:value="0.642">
            <text:p text:style-name="P9">0.64</text:p>
          </table:table-cell>
          <table:table-cell table:style-name="Table2.C24" office:value-type="string">
            <text:p text:style-name="P10"><text:s/>cell phone <text:s text:c="2"/></text:p>
          </table:table-cell>
          <table:table-cell table:style-name="Table2.B2" office:value-type="float" office:value="0.547">
            <text:p text:style-name="P9">0.55</text:p>
          </table:table-cell>
          <table:table-cell table:style-name="Table2.E24" office:value-type="string">
            <text:p text:style-name="P10"><text:s/>microwave <text:s text:c="5"/></text:p>
          </table:table-cell>
          <table:table-cell table:style-name="Table2.F2" office:value-type="float" office:value="0.719">
            <text:p text:style-name="P9">0.72</text:p>
          </table:table-cell>
        </table:table-row>
        <table:table-row table:style-name="Table2.1">
          <table:table-cell table:style-name="Table2.A27" office:value-type="string">
            <text:p text:style-name="P10"><text:s/>oven <text:s text:c="9"/></text:p>
          </table:table-cell>
          <table:table-cell table:style-name="Table2.B3" office:value-type="float" office:value="0.477">
            <text:p text:style-name="P9">0.48</text:p>
          </table:table-cell>
          <table:table-cell table:style-name="Table2.C25" office:value-type="string">
            <text:p text:style-name="P10"><text:s/>toaster <text:s text:c="5"/></text:p>
          </table:table-cell>
          <table:table-cell table:style-name="Table2.B3" office:value-type="float" office:value="0.573">
            <text:p text:style-name="P9">0.57</text:p>
          </table:table-cell>
          <table:table-cell table:style-name="Table2.E25" office:value-type="string">
            <text:p text:style-name="P10"><text:s/>sink <text:s text:c="10"/></text:p>
          </table:table-cell>
          <table:table-cell table:style-name="Table2.F3" office:value-type="float" office:value="0.507">
            <text:p text:style-name="P9">0.51</text:p>
          </table:table-cell>
        </table:table-row>
        <table:table-row table:style-name="Table2.1">
          <table:table-cell table:style-name="Table2.A2" office:value-type="string">
            <text:p text:style-name="P10"><text:s/>refrigerator <text:s/></text:p>
          </table:table-cell>
          <table:table-cell table:style-name="Table2.B2" office:value-type="float" office:value="0.77">
            <text:p text:style-name="P9">0.77</text:p>
          </table:table-cell>
          <table:table-cell table:style-name="Table2.C26" office:value-type="string">
            <text:p text:style-name="P10"><text:s/>book <text:s text:c="8"/></text:p>
          </table:table-cell>
          <table:table-cell table:style-name="Table2.B2" office:value-type="float" office:value="0.25">
            <text:p text:style-name="P9">0.25</text:p>
          </table:table-cell>
          <table:table-cell table:style-name="Table2.E26" office:value-type="string">
            <text:p text:style-name="P10"><text:s/>clock <text:s text:c="9"/></text:p>
          </table:table-cell>
          <table:table-cell table:style-name="Table2.F2" office:value-type="float" office:value="0.58">
            <text:p text:style-name="P9">0.58</text:p>
          </table:table-cell>
        </table:table-row>
        <table:table-row table:style-name="Table2.1">
          <table:table-cell table:style-name="Table2.A27" office:value-type="string">
            <text:p text:style-name="P10"><text:s/>vase <text:s text:c="9"/></text:p>
          </table:table-cell>
          <table:table-cell table:style-name="Table2.B3" office:value-type="float" office:value="0.468">
            <text:p text:style-name="P9">0.47</text:p>
          </table:table-cell>
          <table:table-cell table:style-name="Table2.C27" office:value-type="string">
            <text:p text:style-name="P10"><text:s/>scissors <text:s text:c="4"/></text:p>
          </table:table-cell>
          <table:table-cell table:style-name="Table2.B3" office:value-type="float" office:value="0.532">
            <text:p text:style-name="P9">0.53</text:p>
          </table:table-cell>
          <table:table-cell table:style-name="Table2.E27" office:value-type="string">
            <text:p text:style-name="P10"><text:s/>teddy bear <text:s text:c="4"/></text:p>
          </table:table-cell>
          <table:table-cell table:style-name="Table2.F3" office:value-type="float" office:value="0.652">
            <text:p text:style-name="P9">0.65</text:p>
          </table:table-cell>
        </table:table-row>
        <table:table-row table:style-name="Table2.1">
          <table:table-cell table:style-name="Table2.A2" office:value-type="string">
            <text:p text:style-name="P10"><text:s/>hair drier <text:s text:c="3"/></text:p>
          </table:table-cell>
          <table:table-cell table:style-name="Table2.B2" office:value-type="float" office:value="0.36">
            <text:p text:style-name="P9">0.36</text:p>
          </table:table-cell>
          <table:table-cell table:style-name="Table2.C28" office:value-type="string">
            <text:p text:style-name="P10"><text:s/>toothbrush <text:s text:c="2"/></text:p>
          </table:table-cell>
          <table:table-cell table:style-name="Table2.B2" office:value-type="float" office:value="0.488">
            <text:p text:style-name="P9">0.49</text:p>
          </table:table-cell>
          <table:table-cell table:style-name="Table2.E28" office:value-type="string">
            <text:p text:style-name="P10"><text:s/>None <text:s text:c="10"/></text:p>
          </table:table-cell>
          <table:table-cell table:style-name="Table2.F28" office:value-type="string">
            <text:p text:style-name="P9"><text:s/>None <text:s/></text:p>
          </table:table-cell>
        </table:table-row>
        <table:table-row table:style-name="Table2.1">
          <table:table-cell table:style-name="Table2.A29" office:value-type="string">
            <text:p text:style-name="P10"/>
          </table:table-cell>
          <table:table-cell table:style-name="Table2.B29">
            <text:p text:style-name="P10"/>
          </table:table-cell>
          <table:table-cell table:style-name="Table2.B29">
            <text:p text:style-name="P10"/>
          </table:table-cell>
          <table:table-cell table:style-name="Table2.B29">
            <text:p text:style-name="P10"/>
          </table:table-cell>
          <table:table-cell table:style-name="Table2.B29">
            <text:p text:style-name="P10"/>
          </table:table-cell>
          <table:table-cell table:style-name="Table2.F29">
            <text:p text:style-name="P10"/>
          </table:table-cell>
        </table:table-row>
      </table:table>
      <text:p text:style-name="Standard"/>
      <text:p text:style-name="P1"/>
      <text:p text:style-name="P4"><text:span text:style-name="T22">Backbone: InternImage-</text:span><text:span text:style-name="T24">X</text:span><text:span text:style-name="T23">L</text:span><text:span text:style-name="T22"> / Method: </text:span><text:span text:style-name="T23">Cascade</text:span><text:span text:style-name="T22"> / schd: 3x</text:span></text:p>
      <text:p text:style-name="P50"/>
      <text:p text:style-name="P1">load checkpoint from local path: ./checkpoints/cascade_internimage_xl_fpn_3x_coco.pth</text:p>
      <text:p text:style-name="P1">[&gt;&gt;&gt;&gt;&gt;&gt;&gt;&gt;&gt;&gt;&gt;&gt;&gt;&gt;&gt;&gt;&gt;&gt;&gt;&gt;&gt;&gt;&gt;&gt;&gt;&gt;&gt;&gt;&gt;&gt;&gt;&gt;&gt;&gt;&gt;] 5000/5000, 1.0 task/s, elapsed: 4800s, ETA: <text:s text:c="4"/>0s</text:p>
      <text:p text:style-name="P1">Evaluating bbox...</text:p>
      <text:p text:style-name="P1">Loading and preparing results...</text:p>
      <text:p text:style-name="P1">DONE (t=0.37s)</text:p>
      <text:p text:style-name="P1">creating index...</text:p>
      <text:p text:style-name="P1">index created!</text:p>
      <text:p text:style-name="P1">Running per image evaluation...</text:p>
      <text:p text:style-name="P1"><text:soft-page-break/>Evaluate annotation type *bbox*</text:p>
      <text:p text:style-name="P1">DONE (t=18.20s).</text:p>
      <text:p text:style-name="P1">Accumulating evaluation results...</text:p>
      <text:p text:style-name="P1">DONE (t=2.69s).</text:p>
      <text:p text:style-name="P1"/>
      <text:p text:style-name="P1"><text:s/>Average Precision <text:s/>(AP) @[ IoU=0.50:0.95 | area= <text:s text:c="2"/>all | maxDets=100 ] = 0.562</text:p>
      <text:p text:style-name="P1"><text:s/>Average Precision <text:s/>(AP) @[ IoU=0.50 <text:s text:c="5"/>| area= <text:s text:c="2"/>all | maxDets=1000 ] = 0.750</text:p>
      <text:p text:style-name="P1"><text:s/>Average Precision <text:s/>(AP) @[ IoU=0.75 <text:s text:c="5"/>| area= <text:s text:c="2"/>all | maxDets=1000 ] = 0.612</text:p>
      <text:p text:style-name="P1"><text:s/>Average Precision <text:s/>(AP) @[ IoU=0.50:0.95 | area= small | maxDets=1000 ] = 0.401</text:p>
      <text:p text:style-name="P1"><text:s/>Average Precision <text:s/>(AP) @[ IoU=0.50:0.95 | area=medium | maxDets=1000 ] = 0.605</text:p>
      <text:p text:style-name="P1"><text:s/>Average Precision <text:s/>(AP) @[ IoU=0.50:0.95 | area= large | maxDets=1000 ] = 0.726</text:p>
      <text:p text:style-name="P1"><text:s/>Average Recall <text:s text:c="4"/>(AR) @[ IoU=0.50:0.95 | area= <text:s text:c="2"/>all | maxDets=100 ] = 0.677</text:p>
      <text:p text:style-name="P1"><text:s/>Average Recall <text:s text:c="4"/>(AR) @[ IoU=0.50:0.95 | area= <text:s text:c="2"/>all | maxDets=300 ] = 0.677</text:p>
      <text:p text:style-name="P1"><text:s/>Average Recall <text:s text:c="4"/>(AR) @[ IoU=0.50:0.95 | area= <text:s text:c="2"/>all | maxDets=1000 ] = 0.677</text:p>
      <text:p text:style-name="P1"><text:s/>Average Recall <text:s text:c="4"/>(AR) @[ IoU=0.50:0.95 | area= small | maxDets=1000 ] = 0.518</text:p>
      <text:p text:style-name="P1"><text:s/>Average Recall <text:s text:c="4"/>(AR) @[ IoU=0.50:0.95 | area=medium | maxDets=1000 ] = 0.718</text:p>
      <text:p text:style-name="P1"><text:s/>Average Recall <text:s text:c="4"/>(AR) @[ IoU=0.50:0.95 | area= large | maxDets=1000 ] = 0.823</text:p>
      <text:p text:style-name="P1"/>
      <text:p text:style-name="P1"/>
      <table:table table:name="Table3" table:style-name="Table3" table:template-name="Box List Blue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6"><text:s/>category <text:s text:c="5"/></text:p>
          </table:table-cell>
          <table:table-cell table:style-name="Table3.A1" office:value-type="string">
            <text:p text:style-name="P16"><text:s/>AP <text:s text:c="3"/></text:p>
          </table:table-cell>
          <table:table-cell table:style-name="Table3.A1" office:value-type="string">
            <text:p text:style-name="P16"><text:s/>category <text:s text:c="4"/></text:p>
          </table:table-cell>
          <table:table-cell table:style-name="Table3.A1" office:value-type="string">
            <text:p text:style-name="P16"><text:s/>AP <text:s text:c="3"/></text:p>
          </table:table-cell>
          <table:table-cell table:style-name="Table3.A1" office:value-type="string">
            <text:p text:style-name="P16"><text:s/>category <text:s text:c="6"/></text:p>
          </table:table-cell>
          <table:table-cell table:style-name="Table3.A1" office:value-type="string">
            <text:p text:style-name="P16"><text:s/>AP <text:s text:c="3"/></text:p>
          </table:table-cell>
        </table:table-row>
        <table:table-row table:style-name="Table3.1">
          <table:table-cell table:style-name="Table3.A2" office:value-type="string">
            <text:p text:style-name="P10"><text:s/>person <text:s text:c="7"/></text:p>
          </table:table-cell>
          <table:table-cell table:style-name="Table3.B2" office:value-type="float" office:value="0.648">
            <text:p text:style-name="P9">0.65</text:p>
          </table:table-cell>
          <table:table-cell table:style-name="Table3.C2" office:value-type="string">
            <text:p text:style-name="P10"><text:s/>bicycle <text:s text:c="5"/></text:p>
          </table:table-cell>
          <table:table-cell table:style-name="Table3.B2" office:value-type="float" office:value="0.442">
            <text:p text:style-name="P9">0.44</text:p>
          </table:table-cell>
          <table:table-cell table:style-name="Table3.E2" office:value-type="string">
            <text:p text:style-name="P10"><text:s/>car <text:s text:c="11"/></text:p>
          </table:table-cell>
          <table:table-cell table:style-name="Table3.F2" office:value-type="float" office:value="0.562">
            <text:p text:style-name="P9">0.56</text:p>
          </table:table-cell>
        </table:table-row>
        <table:table-row table:style-name="Table3.1">
          <table:table-cell table:style-name="Table3.A27" office:value-type="string">
            <text:p text:style-name="P10"><text:s/>motorcycle <text:s text:c="3"/></text:p>
          </table:table-cell>
          <table:table-cell table:style-name="Table3.B3" office:value-type="float" office:value="0.556">
            <text:p text:style-name="P9">0.56</text:p>
          </table:table-cell>
          <table:table-cell table:style-name="Table3.C3" office:value-type="string">
            <text:p text:style-name="P10"><text:s/>airplane <text:s text:c="4"/></text:p>
          </table:table-cell>
          <table:table-cell table:style-name="Table3.B3" office:value-type="float" office:value="0.757">
            <text:p text:style-name="P9">0.76</text:p>
          </table:table-cell>
          <table:table-cell table:style-name="Table3.E3" office:value-type="string">
            <text:p text:style-name="P10"><text:s/>bus <text:s text:c="11"/></text:p>
          </table:table-cell>
          <table:table-cell table:style-name="Table3.F3" office:value-type="float" office:value="0.768">
            <text:p text:style-name="P9">0.77</text:p>
          </table:table-cell>
        </table:table-row>
        <table:table-row table:style-name="Table3.1">
          <table:table-cell table:style-name="Table3.A2" office:value-type="string">
            <text:p text:style-name="P10"><text:s/>train <text:s text:c="8"/></text:p>
          </table:table-cell>
          <table:table-cell table:style-name="Table3.B2" office:value-type="float" office:value="0.78">
            <text:p text:style-name="P9">0.78</text:p>
          </table:table-cell>
          <table:table-cell table:style-name="Table3.C4" office:value-type="string">
            <text:p text:style-name="P10"><text:s/>truck <text:s text:c="7"/></text:p>
          </table:table-cell>
          <table:table-cell table:style-name="Table3.B2" office:value-type="float" office:value="0.5">
            <text:p text:style-name="P9">0.5</text:p>
          </table:table-cell>
          <table:table-cell table:style-name="Table3.E4" office:value-type="string">
            <text:p text:style-name="P10"><text:s/>boat <text:s text:c="10"/></text:p>
          </table:table-cell>
          <table:table-cell table:style-name="Table3.F2" office:value-type="float" office:value="0.393">
            <text:p text:style-name="P9">0.39</text:p>
          </table:table-cell>
        </table:table-row>
        <table:table-row table:style-name="Table3.1">
          <table:table-cell table:style-name="Table3.A27" office:value-type="string">
            <text:p text:style-name="P10"><text:s/>traffic light </text:p>
          </table:table-cell>
          <table:table-cell table:style-name="Table3.B3" office:value-type="float" office:value="0.349">
            <text:p text:style-name="P9">0.35</text:p>
          </table:table-cell>
          <table:table-cell table:style-name="Table3.C5" office:value-type="string">
            <text:p text:style-name="P10"><text:s/>fire hydrant </text:p>
          </table:table-cell>
          <table:table-cell table:style-name="Table3.B3" office:value-type="float" office:value="0.786">
            <text:p text:style-name="P9">0.79</text:p>
          </table:table-cell>
          <table:table-cell table:style-name="Table3.E5" office:value-type="string">
            <text:p text:style-name="P10"><text:s/>stop sign <text:s text:c="5"/></text:p>
          </table:table-cell>
          <table:table-cell table:style-name="Table3.F3" office:value-type="float" office:value="0.763">
            <text:p text:style-name="P9">0.76</text:p>
          </table:table-cell>
        </table:table-row>
        <table:table-row table:style-name="Table3.1">
          <table:table-cell table:style-name="Table3.A2" office:value-type="string">
            <text:p text:style-name="P10"><text:s/>parking meter </text:p>
          </table:table-cell>
          <table:table-cell table:style-name="Table3.B2" office:value-type="float" office:value="0.604">
            <text:p text:style-name="P9">0.6</text:p>
          </table:table-cell>
          <table:table-cell table:style-name="Table3.C6" office:value-type="string">
            <text:p text:style-name="P10"><text:s/>bench <text:s text:c="7"/></text:p>
          </table:table-cell>
          <table:table-cell table:style-name="Table3.B2" office:value-type="float" office:value="0.392">
            <text:p text:style-name="P9">0.39</text:p>
          </table:table-cell>
          <table:table-cell table:style-name="Table3.E6" office:value-type="string">
            <text:p text:style-name="P10"><text:s/>bird <text:s text:c="10"/></text:p>
          </table:table-cell>
          <table:table-cell table:style-name="Table3.F2" office:value-type="float" office:value="0.48">
            <text:p text:style-name="P9">0.48</text:p>
          </table:table-cell>
        </table:table-row>
        <table:table-row table:style-name="Table3.1">
          <table:table-cell table:style-name="Table3.A27" office:value-type="string">
            <text:p text:style-name="P10"><text:s/>cat <text:s text:c="10"/></text:p>
          </table:table-cell>
          <table:table-cell table:style-name="Table3.B3" office:value-type="float" office:value="0.824">
            <text:p text:style-name="P9">0.82</text:p>
          </table:table-cell>
          <table:table-cell table:style-name="Table3.C7" office:value-type="string">
            <text:p text:style-name="P10"><text:s/>dog <text:s text:c="9"/></text:p>
          </table:table-cell>
          <table:table-cell table:style-name="Table3.B3" office:value-type="float" office:value="0.798">
            <text:p text:style-name="P9">0.8</text:p>
          </table:table-cell>
          <table:table-cell table:style-name="Table3.E7" office:value-type="string">
            <text:p text:style-name="P10"><text:s/>horse <text:s text:c="9"/></text:p>
          </table:table-cell>
          <table:table-cell table:style-name="Table3.F3" office:value-type="float" office:value="0.7">
            <text:p text:style-name="P9">0.7</text:p>
          </table:table-cell>
        </table:table-row>
        <table:table-row table:style-name="Table3.1">
          <table:table-cell table:style-name="Table3.A2" office:value-type="string">
            <text:p text:style-name="P10"><text:s/>sheep <text:s text:c="8"/></text:p>
          </table:table-cell>
          <table:table-cell table:style-name="Table3.B2" office:value-type="float" office:value="0.647">
            <text:p text:style-name="P9">0.65</text:p>
          </table:table-cell>
          <table:table-cell table:style-name="Table3.C8" office:value-type="string">
            <text:p text:style-name="P10"><text:s/>cow <text:s text:c="9"/></text:p>
          </table:table-cell>
          <table:table-cell table:style-name="Table3.B2" office:value-type="float" office:value="0.701">
            <text:p text:style-name="P9">0.7</text:p>
          </table:table-cell>
          <table:table-cell table:style-name="Table3.E8" office:value-type="string">
            <text:p text:style-name="P10"><text:s/>elephant <text:s text:c="6"/></text:p>
          </table:table-cell>
          <table:table-cell table:style-name="Table3.F2" office:value-type="float" office:value="0.771">
            <text:p text:style-name="P9">0.77</text:p>
          </table:table-cell>
        </table:table-row>
        <table:table-row table:style-name="Table3.1">
          <table:table-cell table:style-name="Table3.A27" office:value-type="string">
            <text:p text:style-name="P10"><text:s/>bear <text:s text:c="9"/></text:p>
          </table:table-cell>
          <table:table-cell table:style-name="Table3.B3" office:value-type="float" office:value="0.809">
            <text:p text:style-name="P9">0.81</text:p>
          </table:table-cell>
          <table:table-cell table:style-name="Table3.C9" office:value-type="string">
            <text:p text:style-name="P10"><text:s/>zebra <text:s text:c="7"/></text:p>
          </table:table-cell>
          <table:table-cell table:style-name="Table3.B3" office:value-type="float" office:value="0.76">
            <text:p text:style-name="P9">0.76</text:p>
          </table:table-cell>
          <table:table-cell table:style-name="Table3.E9" office:value-type="string">
            <text:p text:style-name="P10"><text:s/>giraffe <text:s text:c="7"/></text:p>
          </table:table-cell>
          <table:table-cell table:style-name="Table3.F3" office:value-type="float" office:value="0.778">
            <text:p text:style-name="P9">0.78</text:p>
          </table:table-cell>
        </table:table-row>
        <table:table-row table:style-name="Table3.1">
          <table:table-cell table:style-name="Table3.A2" office:value-type="string">
            <text:p text:style-name="P10"><text:s/>backpack <text:s text:c="5"/></text:p>
          </table:table-cell>
          <table:table-cell table:style-name="Table3.B2" office:value-type="float" office:value="0.291">
            <text:p text:style-name="P9">0.29</text:p>
          </table:table-cell>
          <table:table-cell table:style-name="Table3.C10" office:value-type="string">
            <text:p text:style-name="P10"><text:s/>umbrella <text:s text:c="4"/></text:p>
          </table:table-cell>
          <table:table-cell table:style-name="Table3.B2" office:value-type="float" office:value="0.54">
            <text:p text:style-name="P9">0.54</text:p>
          </table:table-cell>
          <table:table-cell table:style-name="Table3.E10" office:value-type="string">
            <text:p text:style-name="P10"><text:s/>handbag <text:s text:c="7"/></text:p>
          </table:table-cell>
          <table:table-cell table:style-name="Table3.F2" office:value-type="float" office:value="0.295">
            <text:p text:style-name="P9">0.3</text:p>
          </table:table-cell>
        </table:table-row>
        <table:table-row table:style-name="Table3.1">
          <table:table-cell table:style-name="Table3.A27" office:value-type="string">
            <text:p text:style-name="P10"><text:s/>tie <text:s text:c="10"/></text:p>
          </table:table-cell>
          <table:table-cell table:style-name="Table3.B3" office:value-type="float" office:value="0.501">
            <text:p text:style-name="P9">0.5</text:p>
          </table:table-cell>
          <table:table-cell table:style-name="Table3.C11" office:value-type="string">
            <text:p text:style-name="P10"><text:s/>suitcase <text:s text:c="4"/></text:p>
          </table:table-cell>
          <table:table-cell table:style-name="Table3.B3" office:value-type="float" office:value="0.573">
            <text:p text:style-name="P9">0.57</text:p>
          </table:table-cell>
          <table:table-cell table:style-name="Table3.E11" office:value-type="string">
            <text:p text:style-name="P10"><text:s/>frisbee <text:s text:c="7"/></text:p>
          </table:table-cell>
          <table:table-cell table:style-name="Table3.F3" office:value-type="float" office:value="0.781">
            <text:p text:style-name="P9">0.78</text:p>
          </table:table-cell>
        </table:table-row>
        <table:table-row table:style-name="Table3.1">
          <table:table-cell table:style-name="Table3.A2" office:value-type="string">
            <text:p text:style-name="P10"><text:s/>skis <text:s text:c="9"/></text:p>
          </table:table-cell>
          <table:table-cell table:style-name="Table3.B2" office:value-type="float" office:value="0.396">
            <text:p text:style-name="P9">0.4</text:p>
          </table:table-cell>
          <table:table-cell table:style-name="Table3.C12" office:value-type="string">
            <text:p text:style-name="P10"><text:s/>snowboard <text:s text:c="3"/></text:p>
          </table:table-cell>
          <table:table-cell table:style-name="Table3.B2" office:value-type="float" office:value="0.551">
            <text:p text:style-name="P9">0.55</text:p>
          </table:table-cell>
          <table:table-cell table:style-name="Table3.E12" office:value-type="string">
            <text:p text:style-name="P10"><text:s/>sports ball <text:s text:c="3"/></text:p>
          </table:table-cell>
          <table:table-cell table:style-name="Table3.F2" office:value-type="float" office:value="0.544">
            <text:p text:style-name="P9">0.54</text:p>
          </table:table-cell>
        </table:table-row>
        <table:table-row table:style-name="Table3.1">
          <table:table-cell table:style-name="Table3.A27" office:value-type="string">
            <text:p text:style-name="P10"><text:s/>kite <text:s text:c="9"/></text:p>
          </table:table-cell>
          <table:table-cell table:style-name="Table3.B3" office:value-type="float" office:value="0.536">
            <text:p text:style-name="P9">0.54</text:p>
          </table:table-cell>
          <table:table-cell table:style-name="Table3.C13" office:value-type="string">
            <text:p text:style-name="P10"><text:s/>baseball bat </text:p>
          </table:table-cell>
          <table:table-cell table:style-name="Table3.B3" office:value-type="float" office:value="0.553">
            <text:p text:style-name="P9">0.55</text:p>
          </table:table-cell>
          <table:table-cell table:style-name="Table3.E13" office:value-type="string">
            <text:p text:style-name="P10"><text:s/>baseball glove </text:p>
          </table:table-cell>
          <table:table-cell table:style-name="Table3.F3" office:value-type="float" office:value="0.506">
            <text:p text:style-name="P9">0.51</text:p>
          </table:table-cell>
        </table:table-row>
        <table:table-row table:style-name="Table3.1">
          <table:table-cell table:style-name="Table3.A2" office:value-type="string">
            <text:p text:style-name="P10"><text:s/>skateboard <text:s text:c="3"/></text:p>
          </table:table-cell>
          <table:table-cell table:style-name="Table3.B2" office:value-type="float" office:value="0.664">
            <text:p text:style-name="P9">0.66</text:p>
          </table:table-cell>
          <table:table-cell table:style-name="Table3.C14" office:value-type="string">
            <text:p text:style-name="P10"><text:s/>surfboard <text:s text:c="3"/></text:p>
          </table:table-cell>
          <table:table-cell table:style-name="Table3.B2" office:value-type="float" office:value="0.559">
            <text:p text:style-name="P9">0.56</text:p>
          </table:table-cell>
          <table:table-cell table:style-name="Table3.E14" office:value-type="string">
            <text:p text:style-name="P10"><text:s/>tennis racket <text:s/></text:p>
          </table:table-cell>
          <table:table-cell table:style-name="Table3.F2" office:value-type="float" office:value="0.659">
            <text:p text:style-name="P9">0.66</text:p>
          </table:table-cell>
        </table:table-row>
        <table:table-row table:style-name="Table3.1">
          <table:table-cell table:style-name="Table3.A27" office:value-type="string">
            <text:p text:style-name="P10"><text:s/>bottle <text:s text:c="7"/></text:p>
          </table:table-cell>
          <table:table-cell table:style-name="Table3.B3" office:value-type="float" office:value="0.536">
            <text:p text:style-name="P9">0.54</text:p>
          </table:table-cell>
          <table:table-cell table:style-name="Table3.C15" office:value-type="string">
            <text:p text:style-name="P10"><text:s/>wine glass <text:s text:c="2"/></text:p>
          </table:table-cell>
          <table:table-cell table:style-name="Table3.B3" office:value-type="float" office:value="0.501">
            <text:p text:style-name="P9">0.5</text:p>
          </table:table-cell>
          <table:table-cell table:style-name="Table3.E15" office:value-type="string">
            <text:p text:style-name="P10"><text:s/>cup <text:s text:c="11"/></text:p>
          </table:table-cell>
          <table:table-cell table:style-name="Table3.F3" office:value-type="float" office:value="0.582">
            <text:p text:style-name="P9">0.58</text:p>
          </table:table-cell>
        </table:table-row>
        <table:table-row table:style-name="Table3.1">
          <table:table-cell table:style-name="Table3.A2" office:value-type="string">
            <text:p text:style-name="P10"><text:s/>fork <text:s text:c="9"/></text:p>
          </table:table-cell>
          <table:table-cell table:style-name="Table3.B2" office:value-type="float" office:value="0.605">
            <text:p text:style-name="P9">0.61</text:p>
          </table:table-cell>
          <table:table-cell table:style-name="Table3.C16" office:value-type="string">
            <text:p text:style-name="P10"><text:s/>knife <text:s text:c="7"/></text:p>
          </table:table-cell>
          <table:table-cell table:style-name="Table3.B2" office:value-type="float" office:value="0.423">
            <text:p text:style-name="P9">0.42</text:p>
          </table:table-cell>
          <table:table-cell table:style-name="Table3.E16" office:value-type="string">
            <text:p text:style-name="P10"><text:s/>spoon <text:s text:c="9"/></text:p>
          </table:table-cell>
          <table:table-cell table:style-name="Table3.F2" office:value-type="float" office:value="0.413">
            <text:p text:style-name="P9">0.41</text:p>
          </table:table-cell>
        </table:table-row>
        <table:table-row table:style-name="Table3.1">
          <table:table-cell table:style-name="Table3.A27" office:value-type="string">
            <text:p text:style-name="P10"><text:s/>bowl <text:s text:c="9"/></text:p>
          </table:table-cell>
          <table:table-cell table:style-name="Table3.B3" office:value-type="float" office:value="0.552">
            <text:p text:style-name="P9">0.55</text:p>
          </table:table-cell>
          <table:table-cell table:style-name="Table3.C17" office:value-type="string">
            <text:p text:style-name="P10"><text:s/>banana <text:s text:c="6"/></text:p>
          </table:table-cell>
          <table:table-cell table:style-name="Table3.B3" office:value-type="float" office:value="0.349">
            <text:p text:style-name="P9">0.35</text:p>
          </table:table-cell>
          <table:table-cell table:style-name="Table3.E17" office:value-type="string">
            <text:p text:style-name="P10"><text:s/>apple <text:s text:c="9"/></text:p>
          </table:table-cell>
          <table:table-cell table:style-name="Table3.F3" office:value-type="float" office:value="0.345">
            <text:p text:style-name="P9">0.35</text:p>
          </table:table-cell>
        </table:table-row>
        <table:table-row table:style-name="Table3.1">
          <table:table-cell table:style-name="Table3.A2" office:value-type="string">
            <text:p text:style-name="P10"><text:s/>sandwich <text:s text:c="5"/></text:p>
          </table:table-cell>
          <table:table-cell table:style-name="Table3.B2" office:value-type="float" office:value="0.522">
            <text:p text:style-name="P9">0.52</text:p>
          </table:table-cell>
          <table:table-cell table:style-name="Table3.C18" office:value-type="string">
            <text:p text:style-name="P10"><text:s/>orange <text:s text:c="6"/></text:p>
          </table:table-cell>
          <table:table-cell table:style-name="Table3.B2" office:value-type="float" office:value="0.419">
            <text:p text:style-name="P9">0.42</text:p>
          </table:table-cell>
          <table:table-cell table:style-name="Table3.E18" office:value-type="string">
            <text:p text:style-name="P10"><text:s/>broccoli <text:s text:c="6"/></text:p>
          </table:table-cell>
          <table:table-cell table:style-name="Table3.F2" office:value-type="float" office:value="0.3">
            <text:p text:style-name="P9">0.3</text:p>
          </table:table-cell>
        </table:table-row>
        <table:table-row table:style-name="Table3.1">
          <table:table-cell table:style-name="Table3.A27" office:value-type="string">
            <text:p text:style-name="P10"><text:s/>carrot <text:s text:c="7"/></text:p>
          </table:table-cell>
          <table:table-cell table:style-name="Table3.B3" office:value-type="float" office:value="0.325">
            <text:p text:style-name="P9">0.33</text:p>
          </table:table-cell>
          <table:table-cell table:style-name="Table3.C19" office:value-type="string">
            <text:p text:style-name="P10"><text:s/>hot dog <text:s text:c="5"/></text:p>
          </table:table-cell>
          <table:table-cell table:style-name="Table3.B3" office:value-type="float" office:value="0.545">
            <text:p text:style-name="P9">0.55</text:p>
          </table:table-cell>
          <table:table-cell table:style-name="Table3.E19" office:value-type="string">
            <text:p text:style-name="P10"><text:s/>pizza <text:s text:c="9"/></text:p>
          </table:table-cell>
          <table:table-cell table:style-name="Table3.F3" office:value-type="float" office:value="0.618">
            <text:p text:style-name="P9">0.62</text:p>
          </table:table-cell>
        </table:table-row>
        <table:table-row table:style-name="Table3.1">
          <table:table-cell table:style-name="Table3.A2" office:value-type="string">
            <text:p text:style-name="P10"><text:s/>donut <text:s text:c="8"/></text:p>
          </table:table-cell>
          <table:table-cell table:style-name="Table3.B2" office:value-type="float" office:value="0.639">
            <text:p text:style-name="P9">0.64</text:p>
          </table:table-cell>
          <table:table-cell table:style-name="Table3.C20" office:value-type="string">
            <text:p text:style-name="P10"><text:s/>cake <text:s text:c="8"/></text:p>
          </table:table-cell>
          <table:table-cell table:style-name="Table3.B2" office:value-type="float" office:value="0.513">
            <text:p text:style-name="P9">0.51</text:p>
          </table:table-cell>
          <table:table-cell table:style-name="Table3.E20" office:value-type="string">
            <text:p text:style-name="P10"><text:s/>chair <text:s text:c="9"/></text:p>
          </table:table-cell>
          <table:table-cell table:style-name="Table3.F2" office:value-type="float" office:value="0.435">
            <text:p text:style-name="P9">0.44</text:p>
          </table:table-cell>
        </table:table-row>
        <table:table-row table:style-name="Table3.1">
          <table:table-cell table:style-name="Table3.A27" office:value-type="string">
            <text:p text:style-name="P10"><text:s/>couch <text:s text:c="8"/></text:p>
          </table:table-cell>
          <table:table-cell table:style-name="Table3.B3" office:value-type="float" office:value="0.563">
            <text:p text:style-name="P9">0.56</text:p>
          </table:table-cell>
          <table:table-cell table:style-name="Table3.C21" office:value-type="string">
            <text:p text:style-name="P10"><text:s/>potted plant </text:p>
          </table:table-cell>
          <table:table-cell table:style-name="Table3.B3" office:value-type="float" office:value="0.401">
            <text:p text:style-name="P9">0.4</text:p>
          </table:table-cell>
          <table:table-cell table:style-name="Table3.E21" office:value-type="string">
            <text:p text:style-name="P10"><text:s/>bed <text:s text:c="11"/></text:p>
          </table:table-cell>
          <table:table-cell table:style-name="Table3.F3" office:value-type="float" office:value="0.571">
            <text:p text:style-name="P9">0.57</text:p>
          </table:table-cell>
        </table:table-row>
        <table:table-row table:style-name="Table3.1">
          <table:table-cell table:style-name="Table3.A2" office:value-type="string">
            <text:p text:style-name="P10"><text:s/>dining table <text:s/></text:p>
          </table:table-cell>
          <table:table-cell table:style-name="Table3.B2" office:value-type="float" office:value="0.384">
            <text:p text:style-name="P9">0.38</text:p>
          </table:table-cell>
          <table:table-cell table:style-name="Table3.C22" office:value-type="string">
            <text:p text:style-name="P10"><text:s/>toilet <text:s text:c="6"/></text:p>
          </table:table-cell>
          <table:table-cell table:style-name="Table3.B2" office:value-type="float" office:value="0.744">
            <text:p text:style-name="P9">0.74</text:p>
          </table:table-cell>
          <table:table-cell table:style-name="Table3.E22" office:value-type="string">
            <text:p text:style-name="P10"><text:s/>tv <text:s text:c="12"/></text:p>
          </table:table-cell>
          <table:table-cell table:style-name="Table3.F2" office:value-type="float" office:value="0.689">
            <text:p text:style-name="P9">0.69</text:p>
          </table:table-cell>
        </table:table-row>
        <table:table-row table:style-name="Table3.1">
          <table:table-cell table:style-name="Table3.A27" office:value-type="string">
            <text:p text:style-name="P10"><text:s/>laptop <text:s text:c="7"/></text:p>
          </table:table-cell>
          <table:table-cell table:style-name="Table3.B3" office:value-type="float" office:value="0.769">
            <text:p text:style-name="P9">0.77</text:p>
          </table:table-cell>
          <table:table-cell table:style-name="Table3.C23" office:value-type="string">
            <text:p text:style-name="P10"><text:s/>mouse <text:s text:c="7"/></text:p>
          </table:table-cell>
          <table:table-cell table:style-name="Table3.B3" office:value-type="float" office:value="0.703">
            <text:p text:style-name="P9">0.7</text:p>
          </table:table-cell>
          <table:table-cell table:style-name="Table3.E23" office:value-type="string">
            <text:p text:style-name="P10"><text:s/>remote <text:s text:c="8"/></text:p>
          </table:table-cell>
          <table:table-cell table:style-name="Table3.F3" office:value-type="float" office:value="0.544">
            <text:p text:style-name="P9">0.54</text:p>
          </table:table-cell>
        </table:table-row>
        <table:table-row table:style-name="Table3.1">
          <table:table-cell table:style-name="Table3.A2" office:value-type="string">
            <text:p text:style-name="P10"><text:s/>keyboard <text:s text:c="5"/></text:p>
          </table:table-cell>
          <table:table-cell table:style-name="Table3.B2" office:value-type="float" office:value="0.65">
            <text:p text:style-name="P9">0.65</text:p>
          </table:table-cell>
          <table:table-cell table:style-name="Table3.C24" office:value-type="string">
            <text:p text:style-name="P10"><text:s/>cell phone <text:s text:c="2"/></text:p>
          </table:table-cell>
          <table:table-cell table:style-name="Table3.B2" office:value-type="float" office:value="0.537">
            <text:p text:style-name="P9">0.54</text:p>
          </table:table-cell>
          <table:table-cell table:style-name="Table3.E24" office:value-type="string">
            <text:p text:style-name="P10"><text:s/>microwave <text:s text:c="5"/></text:p>
          </table:table-cell>
          <table:table-cell table:style-name="Table3.F2" office:value-type="float" office:value="0.705">
            <text:p text:style-name="P9">0.71</text:p>
          </table:table-cell>
        </table:table-row>
        <table:table-row table:style-name="Table3.1">
          <table:table-cell table:style-name="Table3.A27" office:value-type="string">
            <text:p text:style-name="P10"><text:s/>oven <text:s text:c="9"/></text:p>
          </table:table-cell>
          <table:table-cell table:style-name="Table3.B3" office:value-type="float" office:value="0.48">
            <text:p text:style-name="P9">0.48</text:p>
          </table:table-cell>
          <table:table-cell table:style-name="Table3.C25" office:value-type="string">
            <text:p text:style-name="P10"><text:s/>toaster <text:s text:c="5"/></text:p>
          </table:table-cell>
          <table:table-cell table:style-name="Table3.B3" office:value-type="float" office:value="0.461">
            <text:p text:style-name="P9">0.46</text:p>
          </table:table-cell>
          <table:table-cell table:style-name="Table3.E25" office:value-type="string">
            <text:p text:style-name="P10"><text:s/>sink <text:s text:c="10"/></text:p>
          </table:table-cell>
          <table:table-cell table:style-name="Table3.F3" office:value-type="float" office:value="0.517">
            <text:p text:style-name="P9">0.52</text:p>
          </table:table-cell>
        </table:table-row>
        <table:table-row table:style-name="Table3.1">
          <table:table-cell table:style-name="Table3.A2" office:value-type="string">
            <text:p text:style-name="P10"><text:s/>refrigerator <text:s/></text:p>
          </table:table-cell>
          <table:table-cell table:style-name="Table3.B2" office:value-type="float" office:value="0.741">
            <text:p text:style-name="P9">0.74</text:p>
          </table:table-cell>
          <table:table-cell table:style-name="Table3.C26" office:value-type="string">
            <text:p text:style-name="P10"><text:s/>book <text:s text:c="8"/></text:p>
          </table:table-cell>
          <table:table-cell table:style-name="Table3.B2" office:value-type="float" office:value="0.263">
            <text:p text:style-name="P9">0.26</text:p>
          </table:table-cell>
          <table:table-cell table:style-name="Table3.E26" office:value-type="string">
            <text:p text:style-name="P10"><text:s/>clock <text:s text:c="9"/></text:p>
          </table:table-cell>
          <table:table-cell table:style-name="Table3.F2" office:value-type="float" office:value="0.578">
            <text:p text:style-name="P9">0.58</text:p>
          </table:table-cell>
        </table:table-row>
        <table:table-row table:style-name="Table3.1">
          <table:table-cell table:style-name="Table3.A27" office:value-type="string">
            <text:p text:style-name="P10"><text:s/>vase <text:s text:c="9"/></text:p>
          </table:table-cell>
          <table:table-cell table:style-name="Table3.B3" office:value-type="float" office:value="0.464">
            <text:p text:style-name="P9">0.46</text:p>
          </table:table-cell>
          <table:table-cell table:style-name="Table3.C27" office:value-type="string">
            <text:p text:style-name="P10"><text:s/>scissors <text:s text:c="4"/></text:p>
          </table:table-cell>
          <table:table-cell table:style-name="Table3.B3" office:value-type="float" office:value="0.551">
            <text:p text:style-name="P9">0.55</text:p>
          </table:table-cell>
          <table:table-cell table:style-name="Table3.E27" office:value-type="string">
            <text:p text:style-name="P10"><text:s/>teddy bear <text:s text:c="4"/></text:p>
          </table:table-cell>
          <table:table-cell table:style-name="Table3.F3" office:value-type="float" office:value="0.656">
            <text:p text:style-name="P9">0.66</text:p>
          </table:table-cell>
        </table:table-row>
        <table:table-row table:style-name="Table3.1">
          <table:table-cell table:style-name="Table3.A2" office:value-type="string">
            <text:p text:style-name="P10"><text:s/>hair drier <text:s text:c="3"/></text:p>
          </table:table-cell>
          <table:table-cell table:style-name="Table3.B2" office:value-type="float" office:value="0.355">
            <text:p text:style-name="P9">0.36</text:p>
          </table:table-cell>
          <table:table-cell table:style-name="Table3.C28" office:value-type="string">
            <text:p text:style-name="P10"><text:s/>toothbrush <text:s text:c="2"/></text:p>
          </table:table-cell>
          <table:table-cell table:style-name="Table3.B2" office:value-type="float" office:value="0.481">
            <text:p text:style-name="P9">0.48</text:p>
          </table:table-cell>
          <table:table-cell table:style-name="Table3.E28" office:value-type="string">
            <text:p text:style-name="P10"><text:s/>None <text:s text:c="10"/></text:p>
          </table:table-cell>
          <table:table-cell table:style-name="Table3.F28" office:value-type="string">
            <text:p text:style-name="P9"><text:s/>None <text:s/></text:p>
          </table:table-cell>
        </table:table-row>
        <table:table-row table:style-name="Table3.1">
          <table:table-cell table:style-name="Table3.A29" office:value-type="string">
            <text:p text:style-name="P10"/>
          </table:table-cell>
          <table:table-cell table:style-name="Table3.B29">
            <text:p text:style-name="P10"/>
          </table:table-cell>
          <table:table-cell table:style-name="Table3.B29">
            <text:p text:style-name="P10"/>
          </table:table-cell>
          <table:table-cell table:style-name="Table3.B29">
            <text:p text:style-name="P10"/>
          </table:table-cell>
          <table:table-cell table:style-name="Table3.B29">
            <text:p text:style-name="P10"/>
          </table:table-cell>
          <table:table-cell table:style-name="Table3.F29">
            <text:p text:style-name="P10"/>
          </table:table-cell>
        </table:table-row>
      </table:table>
      <text:p text:style-name="Standard"/>
      <text:p text:style-name="P12"/>
      <text:list xml:id="list1882794230" text:style-name="L5">
        <text:list-item>
          <text:p text:style-name="P56">A Strong and Reproducible Object Detector with Only Public Datasets</text:p>
        </text:list-item>
      </text:list>
      <text:p text:style-name="P1"/>
      <text:list xml:id="list2933833736" text:style-name="L6">
        <text:list-item>
          <text:p text:style-name="P31"><text:span text:style-name="T1">Papers with code (Object Detection):</text:span> <text:a xlink:type="simple" xlink:href="https://paperswithcode.com/paper/a-strong-and-reproducible-object-detector" text:style-name="Internet_20_link" text:visited-style-name="Visited_20_Internet_20_Link">https://paperswithcode.com/paper/a-strong-and-reproducible-object-detector</text:a></text:p>
          <text:p text:style-name="P31"/>
        </text:list-item>
        <text:list-item>
          <text:p text:style-name="P34"><text:span text:style-name="T4">FocalNet</text:span><text:span text:style-name="T2"> github</text:span><text:span text:style-name="T7">: </text:span><text:a xlink:type="simple" xlink:href="https://github.com/microsoft/FocalNet" text:style-name="Internet_20_link" text:visited-style-name="Visited_20_Internet_20_Link"><text:span text:style-name="T7">https://github.com/microsoft/FocalNet</text:span></text:a></text:p>
          <text:p text:style-name="P38"/>
        </text:list-item>
        <text:list-item>
          <text:p text:style-name="P39"><text:span text:style-name="T11">Paper</text:span><text:span text:style-name="T1">:</text:span> <text:a xlink:type="simple" xlink:href="https://arxiv.org/pdf/2304.13027v1.pdf" text:style-name="Internet_20_link" text:visited-style-name="Visited_20_Internet_20_Link">https://arxiv.org/pdf/2304.13027v1.pdf</text:a></text:p>
          <text:p text:style-name="P39"/>
        </text:list-item>
        <text:list-item>
          <text:p text:style-name="P47">Results:</text:p>
        </text:list-item>
      </text:list>
      <text:p text:style-name="P2"/>
      <text:p text:style-name="P1"/>
      <text:p text:style-name="P1"/>
      <text:p text:style-name="P1"/>
      <text:p text:style-name="P11"/>
      <text:list xml:id="list3771459853" text:style-name="L7">
        <text:list-item>
          <text:p text:style-name="P57">EVA: Exploring the Limits of Masked Visual Representation Learning at Scale </text:p>
        </text:list-item>
      </text:list>
      <text:p text:style-name="P5"/>
      <text:list xml:id="list620512335" text:style-name="L8">
        <text:list-item>
          <text:p text:style-name="P32"><text:span text:style-name="T1">Papers with code (Object Detection):</text:span> <text:a xlink:type="simple" xlink:href="https://paperswithcode.com/paper/eva-exploring-the-limits-of-masked-visual" text:style-name="Internet_20_link" text:visited-style-name="Visited_20_Internet_20_Link">https://paperswithcode.com/paper/eva-exploring-the-limits-of-masked-visual</text:a></text:p>
          <text:p text:style-name="P32"/>
        </text:list-item>
        <text:list-item>
          <text:p text:style-name="P35"><text:span text:style-name="T5">EVA</text:span><text:span text:style-name="T2"> github:</text:span><text:span text:style-name="T7"> </text:span><text:a xlink:type="simple" xlink:href="https://github.com/baaivision/EVA/tree/master" text:style-name="Internet_20_link" text:visited-style-name="Visited_20_Internet_20_Link"><text:span text:style-name="T7">https://github.com/baaivision/EVA/tree/master</text:span></text:a></text:p>
          <text:p text:style-name="P40"/>
        </text:list-item>
        <text:list-item>
          <text:p text:style-name="P41"><text:span text:style-name="T11">Paper</text:span><text:span text:style-name="T1">:</text:span> <text:a xlink:type="simple" xlink:href="https://arxiv.org/pdf/2211.07636v2.pdf" text:style-name="Internet_20_link" text:visited-style-name="Visited_20_Internet_20_Link">https://arxiv.org/pdf/2211.07636v2.pdf</text:a></text:p>
          <text:p text:style-name="P41"/>
        </text:list-item>
        <text:list-item>
          <text:p text:style-name="P48">Results:</text:p>
        </text:list-item>
      </text:list>
      <text:p text:style-name="P2"/>
      <text:p text:style-name="P51">eva02_L_coco_bsl.pth</text:p>
      <text:p text:style-name="P2"/>
      <text:p text:style-name="P3">[06/01 18:42:19 d2.evaluation.evaluator]: Total inference time: 0:59:19.944545 (0.712702 s / iter per device, on 1 devices)</text:p>
      <text:p text:style-name="P3">[06/01 18:42:19 d2.evaluation.evaluator]: Total inference pure compute time: 0:57:37 (0.692171 s / iter per device, on 1 devices)</text:p>
      <text:p text:style-name="P3">[06/01 18:42:19 d2.evaluation.coco_evaluation]: Preparing results for COCO format ...</text:p>
      <text:p text:style-name="P3">[06/01 18:42:19 d2.evaluation.coco_evaluation]: Evaluating predictions with unofficial COCO API...</text:p>
      <text:p text:style-name="P3">Loading and preparing results...</text:p>
      <text:p text:style-name="P3">DONE (t=0.06s)</text:p>
      <text:p text:style-name="P3">creating index...</text:p>
      <text:p text:style-name="P3">index created!</text:p>
      <text:p text:style-name="P3">[06/01 18:42:19 d2.evaluation.fast_eval_api]: Evaluate annotation type *bbox*</text:p>
      <text:p text:style-name="P3">[06/01 18:42:24 d2.evaluation.fast_eval_api]: COCOeval_opt.evaluate() finished in 4.57 seconds.</text:p>
      <text:p text:style-name="P3">[06/01 18:42:24 d2.evaluation.fast_eval_api]: Accumulating evaluation results...</text:p>
      <text:p text:style-name="P3">[06/01 18:42:24 d2.evaluation.fast_eval_api]: COCOeval_opt.accumulate() finished in 0.39 seconds.</text:p>
      <text:p text:style-name="P3"><text:s/>Average Precision <text:s/>(AP) @[ IoU=0.50:0.95 | area= <text:s text:c="2"/>all | maxDets=100 ] = 0.592</text:p>
      <text:p text:style-name="P3"><text:s/>Average Precision <text:s/>(AP) @[ IoU=0.50 <text:s text:c="5"/>| area= <text:s text:c="2"/>all | maxDets=100 ] = 0.787</text:p>
      <text:p text:style-name="P3"><text:s/>Average Precision <text:s/>(AP) @[ IoU=0.75 <text:s text:c="5"/>| area= <text:s text:c="2"/>all | maxDets=100 ] = 0.641</text:p>
      <text:p text:style-name="P3"><text:s/>Average Precision <text:s/>(AP) @[ IoU=0.50:0.95 | area= small | maxDets=100 ] = 0.419</text:p>
      <text:p text:style-name="P3"><text:s/>Average Precision <text:s/>(AP) @[ IoU=0.50:0.95 | area=medium | maxDets=100 ] = 0.645</text:p>
      <text:p text:style-name="P3"><text:s/>Average Precision <text:s/>(AP) @[ IoU=0.50:0.95 | area= large | maxDets=100 ] = 0.754</text:p>
      <text:p text:style-name="P3"><text:s/>Average Recall <text:s text:c="4"/>(AR) @[ IoU=0.50:0.95 | area= <text:s text:c="2"/>all | maxDets= <text:s/>1 ] = 0.419</text:p>
      <text:p text:style-name="P3"><text:s/>Average Recall <text:s text:c="4"/>(AR) @[ IoU=0.50:0.95 | area= <text:s text:c="2"/>all | maxDets= 10 ] = 0.668</text:p>
      <text:p text:style-name="P3"><text:s/>Average Recall <text:s text:c="4"/>(AR) @[ IoU=0.50:0.95 | area= <text:s text:c="2"/>all | maxDets=100 ] = 0.696</text:p>
      <text:p text:style-name="P3"><text:s/>Average Recall <text:s text:c="4"/>(AR) @[ IoU=0.50:0.95 | area= small | maxDets=100 ] = 0.537</text:p>
      <text:p text:style-name="P3"><text:s/>Average Recall <text:s text:c="4"/>(AR) @[ IoU=0.50:0.95 | area=medium | maxDets=100 ] = 0.750</text:p>
      <text:p text:style-name="P3"><text:s/>Average Recall <text:s text:c="4"/>(AR) @[ IoU=0.50:0.95 | area= large | maxDets=100 ] = 0.847</text:p>
      <text:p text:style-name="P3"/>
      <text:p text:style-name="P3">[06/01 18:42:24 d2.evaluation.coco_evaluation]: Evaluation results for bbox: </text:p>
      <text:p text:style-name="P3"/>
      <table:table table:name="Table4" table:style-name="Table4" table:template-name="Box List Blue"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column table:style-name="Table4.A"/>
        <table:table-row table:style-name="Table4.1">
          <table:table-cell table:style-name="Table4.A1" office:value-type="string">
            <text:p text:style-name="P58">AP</text:p>
          </table:table-cell>
          <table:table-cell table:style-name="Table4.A1" office:value-type="string">
            <text:p text:style-name="P59">AP50</text:p>
          </table:table-cell>
          <table:table-cell table:style-name="Table4.A1" office:value-type="string">
            <text:p text:style-name="P59">AP75</text:p>
          </table:table-cell>
          <table:table-cell table:style-name="Table4.A1" office:value-type="string">
            <text:p text:style-name="P59">APs</text:p>
          </table:table-cell>
          <table:table-cell table:style-name="Table4.A1" office:value-type="string">
            <text:p text:style-name="P59">APm</text:p>
          </table:table-cell>
          <table:table-cell table:style-name="Table4.A1" office:value-type="string">
            <text:p text:style-name="P58">APl</text:p>
          </table:table-cell>
        </table:table-row>
        <table:table-row table:style-name="TableLine94313527128848">
          <table:table-cell table:style-name="Table4.A2" office:value-type="string">
            <text:p text:style-name="P62">59.165</text:p>
          </table:table-cell>
          <table:table-cell table:style-name="Table4.B2" office:value-type="float" office:value="78.66">
            <text:p text:style-name="P62">78.66</text:p>
          </table:table-cell>
          <table:table-cell table:style-name="Table4.B2" office:value-type="float" office:value="64.103">
            <text:p text:style-name="P62">64.1</text:p>
          </table:table-cell>
          <table:table-cell table:style-name="Table4.B2" office:value-type="float" office:value="41.92">
            <text:p text:style-name="P62">41.92</text:p>
          </table:table-cell>
          <table:table-cell table:style-name="Table4.B2" office:value-type="float" office:value="64.458">
            <text:p text:style-name="P61">64.46</text:p>
          </table:table-cell>
          <table:table-cell table:style-name="Table4.F2" office:value-type="float" office:value="75.383">
            <text:p text:style-name="P61">75.38</text:p>
          </table:table-cell>
        </table:table-row>
        <table:table-row table:style-name="TableLine94313527128848">
          <table:table-cell table:style-name="Table4.A3" office:value-type="string">
            <text:p text:style-name="P65"/>
          </table:table-cell>
          <table:table-cell table:style-name="Table4.B3">
            <text:p text:style-name="P65"/>
          </table:table-cell>
          <table:table-cell table:style-name="Table4.B3">
            <text:p text:style-name="P65"/>
          </table:table-cell>
          <table:table-cell table:style-name="Table4.B3">
            <text:p text:style-name="P65"/>
          </table:table-cell>
          <table:table-cell table:style-name="Table4.B3">
            <text:p text:style-name="P65"/>
          </table:table-cell>
          <table:table-cell table:style-name="Table4.F3">
            <text:p text:style-name="P65"/>
          </table:table-cell>
        </table:table-row>
      </table:table>
      <text:p text:style-name="P3"/>
      <text:p text:style-name="P3">| <text:s text:c="2"/>AP <text:s text:c="2"/>| <text:s/>AP50 <text:s/>| <text:s/>AP75 <text:s/>| <text:s/>APs <text:s text:c="2"/>| <text:s/>APm <text:s text:c="2"/>| <text:s/>APl <text:s text:c="2"/>|</text:p>
      <text:p text:style-name="P3">|:------:|:------:|:------:|:------:|:------:|:------:|</text:p>
      <text:p text:style-name="P3">| 59.165 | 78.660 | 64.103 | 41.920 | 64.458 | 75.383 |</text:p>
      <text:p text:style-name="P3"/>
      <text:p text:style-name="P3"><text:soft-page-break/>[06/01 18:42:24 d2.evaluation.coco_evaluation]: Per-category bbox AP: </text:p>
      <text:p text:style-name="P3">| category <text:s text:c="5"/>| AP <text:s text:c="4"/>| category <text:s text:c="4"/>| AP <text:s text:c="4"/>| category <text:s text:c="6"/>| AP <text:s text:c="4"/>|</text:p>
      <text:p text:style-name="P3">|:--------------|:-------|:-------------|:-------|:---------------|:-------|</text:p>
      <text:p text:style-name="P3">| person <text:s text:c="7"/>| 65.714 | bicycle <text:s text:c="5"/>| 48.665 | car <text:s text:c="11"/>| 55.813 |</text:p>
      <text:p text:style-name="P3">| motorcycle <text:s text:c="3"/>| 60.242 | airplane <text:s text:c="4"/>| 78.599 | bus <text:s text:c="11"/>| 78.619 |</text:p>
      <text:p text:style-name="P3">| train <text:s text:c="8"/>| 80.043 | truck <text:s text:c="7"/>| 55.784 | boat <text:s text:c="10"/>| 43.413 |</text:p>
      <text:p text:style-name="P3">| traffic light | 34.975 | fire hydrant | 81.447 | stop sign <text:s text:c="5"/>| 74.934 |</text:p>
      <text:p text:style-name="P3">| parking meter | 57.540 | bench <text:s text:c="7"/>| 45.907 | bird <text:s text:c="10"/>| 49.346 |</text:p>
      <text:p text:style-name="P3">| cat <text:s text:c="10"/>| 81.536 | dog <text:s text:c="9"/>| 82.393 | horse <text:s text:c="9"/>| 75.051 |</text:p>
      <text:p text:style-name="P3">| sheep <text:s text:c="8"/>| 66.680 | cow <text:s text:c="9"/>| 70.742 | elephant <text:s text:c="6"/>| 79.746 |</text:p>
      <text:p text:style-name="P3">| bear <text:s text:c="9"/>| 85.807 | zebra <text:s text:c="7"/>| 78.713 | giraffe <text:s text:c="7"/>| 79.813 |</text:p>
      <text:p text:style-name="P3">| backpack <text:s text:c="5"/>| 34.018 | umbrella <text:s text:c="4"/>| 57.545 | handbag <text:s text:c="7"/>| 34.688 |</text:p>
      <text:p text:style-name="P3">| tie <text:s text:c="10"/>| 52.759 | suitcase <text:s text:c="4"/>| 60.696 | frisbee <text:s text:c="7"/>| 77.919 |</text:p>
      <text:p text:style-name="P3">| skis <text:s text:c="9"/>| 42.007 | snowboard <text:s text:c="3"/>| 54.114 | sports ball <text:s text:c="3"/>| 57.150 |</text:p>
      <text:p text:style-name="P3">| kite <text:s text:c="9"/>| 59.881 | baseball bat | 59.542 | baseball glove | 51.239 |</text:p>
      <text:p text:style-name="P3">| skateboard <text:s text:c="3"/>| 69.340 | surfboard <text:s text:c="3"/>| 59.724 | tennis racket <text:s/>| 71.186 |</text:p>
      <text:p text:style-name="P3">| bottle <text:s text:c="7"/>| 54.362 | wine glass <text:s text:c="2"/>| 50.757 | cup <text:s text:c="11"/>| 60.596 |</text:p>
      <text:p text:style-name="P3">| fork <text:s text:c="9"/>| 62.290 | knife <text:s text:c="7"/>| 45.251 | spoon <text:s text:c="9"/>| 39.668 |</text:p>
      <text:p text:style-name="P3">| bowl <text:s text:c="9"/>| 58.454 | banana <text:s text:c="6"/>| 36.902 | apple <text:s text:c="9"/>| 34.995 |</text:p>
      <text:p text:style-name="P3">| sandwich <text:s text:c="5"/>| 57.465 | orange <text:s text:c="6"/>| 41.407 | broccoli <text:s text:c="6"/>| 32.191 |</text:p>
      <text:p text:style-name="P3">| carrot <text:s text:c="7"/>| 34.524 | hot dog <text:s text:c="5"/>| 60.339 | pizza <text:s text:c="9"/>| 65.505 |</text:p>
      <text:p text:style-name="P3">| donut <text:s text:c="8"/>| 65.346 | cake <text:s text:c="8"/>| 56.940 | chair <text:s text:c="9"/>| 49.325 |</text:p>
      <text:p text:style-name="P3">| couch <text:s text:c="8"/>| 59.608 | potted plant | 42.383 | bed <text:s text:c="11"/>| 63.225 |</text:p>
      <text:p text:style-name="P3">| dining table <text:s/>| 41.959 | toilet <text:s text:c="6"/>| 73.572 | tv <text:s text:c="12"/>| 71.349 |</text:p>
      <text:p text:style-name="P3">| laptop <text:s text:c="7"/>| 80.525 | mouse <text:s text:c="7"/>| 72.490 | remote <text:s text:c="8"/>| 57.435 |</text:p>
      <text:p text:style-name="P3">| keyboard <text:s text:c="5"/>| 66.265 | cell phone <text:s text:c="2"/>| 57.493 | microwave <text:s text:c="5"/>| 75.826 |</text:p>
      <text:p text:style-name="P3">| oven <text:s text:c="9"/>| 50.109 | toaster <text:s text:c="5"/>| 55.742 | sink <text:s text:c="10"/>| 51.618 |</text:p>
      <text:p text:style-name="P3">| refrigerator <text:s/>| 77.926 | book <text:s text:c="8"/>| 28.466 | clock <text:s text:c="9"/>| 61.042 |</text:p>
      <text:p text:style-name="P3">| vase <text:s text:c="9"/>| 51.557 | scissors <text:s text:c="4"/>| 61.884 | teddy bear <text:s text:c="4"/>| 71.724 |</text:p>
      <text:p text:style-name="P3">| hair drier <text:s text:c="3"/>| 44.387 | toothbrush <text:s text:c="2"/>| 56.985 | <text:s text:c="15"/>| <text:s text:c="7"/>|</text:p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F"/>
        <table:table-row table:style-name="Table5.1">
          <table:table-cell table:style-name="Table5.A1" office:value-type="string">
            <text:p text:style-name="P49"><text:s/>category <text:s text:c="5"/></text:p>
          </table:table-cell>
          <table:table-cell table:style-name="Table5.B1" office:value-type="string">
            <text:p text:style-name="P49"><text:s/>AP <text:s text:c="4"/></text:p>
          </table:table-cell>
          <table:table-cell table:style-name="Table5.B1" office:value-type="string">
            <text:p text:style-name="P49"><text:s/>category <text:s text:c="4"/></text:p>
          </table:table-cell>
          <table:table-cell table:style-name="Table5.B1" office:value-type="string">
            <text:p text:style-name="P49"><text:s/>AP <text:s text:c="4"/></text:p>
          </table:table-cell>
          <table:table-cell table:style-name="Table5.B1" office:value-type="string">
            <text:p text:style-name="P49"><text:s/>category <text:s text:c="6"/></text:p>
          </table:table-cell>
          <table:table-cell table:style-name="Table5.F1" office:value-type="string">
            <text:p text:style-name="P49"><text:s/>AP <text:s text:c="4"/></text:p>
          </table:table-cell>
        </table:table-row>
        <table:table-row table:style-name="Table5.1">
          <table:table-cell table:style-name="Table5.A2" office:value-type="string">
            <text:p text:style-name="P49"><text:s/>person <text:s text:c="7"/></text:p>
          </table:table-cell>
          <table:table-cell table:style-name="Table5.B2" office:value-type="string">
            <text:p text:style-name="P54"><text:s/>65.714 </text:p>
          </table:table-cell>
          <table:table-cell table:style-name="Table5.B2" office:value-type="string">
            <text:p text:style-name="P49"><text:s/>bicycle <text:s text:c="5"/></text:p>
          </table:table-cell>
          <table:table-cell table:style-name="Table5.B2" office:value-type="string">
            <text:p text:style-name="P54"><text:s/>48.665 </text:p>
          </table:table-cell>
          <table:table-cell table:style-name="Table5.B2" office:value-type="string">
            <text:p text:style-name="P49"><text:s/>car <text:s text:c="11"/></text:p>
          </table:table-cell>
          <table:table-cell table:style-name="Table5.F2" office:value-type="string">
            <text:p text:style-name="P54"><text:s/>55.813 </text:p>
          </table:table-cell>
        </table:table-row>
        <table:table-row table:style-name="Table5.1">
          <table:table-cell table:style-name="Table5.A2" office:value-type="string">
            <text:p text:style-name="P49"><text:s/>motorcycle <text:s text:c="3"/></text:p>
          </table:table-cell>
          <table:table-cell table:style-name="Table5.B2" office:value-type="string">
            <text:p text:style-name="P54"><text:s/>60.242 </text:p>
          </table:table-cell>
          <table:table-cell table:style-name="Table5.B2" office:value-type="string">
            <text:p text:style-name="P49"><text:s/>airplane <text:s text:c="4"/></text:p>
          </table:table-cell>
          <table:table-cell table:style-name="Table5.B2" office:value-type="string">
            <text:p text:style-name="P54"><text:s/>78.599 </text:p>
          </table:table-cell>
          <table:table-cell table:style-name="Table5.B2" office:value-type="string">
            <text:p text:style-name="P49"><text:s/>bus <text:s text:c="11"/></text:p>
          </table:table-cell>
          <table:table-cell table:style-name="Table5.F2" office:value-type="string">
            <text:p text:style-name="P54"><text:s/>78.619 </text:p>
          </table:table-cell>
        </table:table-row>
        <table:table-row table:style-name="Table5.1">
          <table:table-cell table:style-name="Table5.A2" office:value-type="string">
            <text:p text:style-name="P49"><text:s/>train <text:s text:c="8"/></text:p>
          </table:table-cell>
          <table:table-cell table:style-name="Table5.B2" office:value-type="string">
            <text:p text:style-name="P54"><text:s/>80.043 </text:p>
          </table:table-cell>
          <table:table-cell table:style-name="Table5.B2" office:value-type="string">
            <text:p text:style-name="P49"><text:s/>truck <text:s text:c="7"/></text:p>
          </table:table-cell>
          <table:table-cell table:style-name="Table5.B2" office:value-type="string">
            <text:p text:style-name="P54"><text:s/>55.784 </text:p>
          </table:table-cell>
          <table:table-cell table:style-name="Table5.B2" office:value-type="string">
            <text:p text:style-name="P49"><text:s/>boat <text:s text:c="10"/></text:p>
          </table:table-cell>
          <table:table-cell table:style-name="Table5.F2" office:value-type="string">
            <text:p text:style-name="P54"><text:s/>43.413 </text:p>
          </table:table-cell>
        </table:table-row>
        <table:table-row table:style-name="Table5.1">
          <table:table-cell table:style-name="Table5.A2" office:value-type="string">
            <text:p text:style-name="P49"><text:s/>traffic light </text:p>
          </table:table-cell>
          <table:table-cell table:style-name="Table5.B2" office:value-type="string">
            <text:p text:style-name="P54"><text:s/>34.975 </text:p>
          </table:table-cell>
          <table:table-cell table:style-name="Table5.B2" office:value-type="string">
            <text:p text:style-name="P49"><text:s/>fire hydrant </text:p>
          </table:table-cell>
          <table:table-cell table:style-name="Table5.B2" office:value-type="string">
            <text:p text:style-name="P54"><text:s/>81.447 </text:p>
          </table:table-cell>
          <table:table-cell table:style-name="Table5.B2" office:value-type="string">
            <text:p text:style-name="P49"><text:s/>stop sign <text:s text:c="5"/></text:p>
          </table:table-cell>
          <table:table-cell table:style-name="Table5.F2" office:value-type="string">
            <text:p text:style-name="P54"><text:s/>74.934 </text:p>
          </table:table-cell>
        </table:table-row>
        <table:table-row table:style-name="Table5.1">
          <table:table-cell table:style-name="Table5.A2" office:value-type="string">
            <text:p text:style-name="P49"><text:s/>parking meter </text:p>
          </table:table-cell>
          <table:table-cell table:style-name="Table5.B2" office:value-type="string">
            <text:p text:style-name="P54"><text:s/>57.540 </text:p>
          </table:table-cell>
          <table:table-cell table:style-name="Table5.B2" office:value-type="string">
            <text:p text:style-name="P49"><text:s/>bench <text:s text:c="7"/></text:p>
          </table:table-cell>
          <table:table-cell table:style-name="Table5.B2" office:value-type="string">
            <text:p text:style-name="P54"><text:s/>45.907 </text:p>
          </table:table-cell>
          <table:table-cell table:style-name="Table5.B2" office:value-type="string">
            <text:p text:style-name="P49"><text:s/>bird <text:s text:c="10"/></text:p>
          </table:table-cell>
          <table:table-cell table:style-name="Table5.F2" office:value-type="string">
            <text:p text:style-name="P54"><text:s/>49.346 </text:p>
          </table:table-cell>
        </table:table-row>
        <table:table-row table:style-name="Table5.1">
          <table:table-cell table:style-name="Table5.A2" office:value-type="string">
            <text:p text:style-name="P49"><text:s/>cat <text:s text:c="10"/></text:p>
          </table:table-cell>
          <table:table-cell table:style-name="Table5.B2" office:value-type="string">
            <text:p text:style-name="P54"><text:s/>81.536 </text:p>
          </table:table-cell>
          <table:table-cell table:style-name="Table5.B2" office:value-type="string">
            <text:p text:style-name="P49"><text:s/>dog <text:s text:c="9"/></text:p>
          </table:table-cell>
          <table:table-cell table:style-name="Table5.B2" office:value-type="string">
            <text:p text:style-name="P54"><text:s/>82.393 </text:p>
          </table:table-cell>
          <table:table-cell table:style-name="Table5.B2" office:value-type="string">
            <text:p text:style-name="P49"><text:s/>horse <text:s text:c="9"/></text:p>
          </table:table-cell>
          <table:table-cell table:style-name="Table5.F2" office:value-type="string">
            <text:p text:style-name="P54"><text:s/>75.051 </text:p>
          </table:table-cell>
        </table:table-row>
        <table:table-row table:style-name="Table5.1">
          <table:table-cell table:style-name="Table5.A2" office:value-type="string">
            <text:p text:style-name="P49"><text:s/>sheep <text:s text:c="8"/></text:p>
          </table:table-cell>
          <table:table-cell table:style-name="Table5.B2" office:value-type="string">
            <text:p text:style-name="P54"><text:s/>66.680 </text:p>
          </table:table-cell>
          <table:table-cell table:style-name="Table5.B2" office:value-type="string">
            <text:p text:style-name="P49"><text:s/>cow <text:s text:c="9"/></text:p>
          </table:table-cell>
          <table:table-cell table:style-name="Table5.B2" office:value-type="string">
            <text:p text:style-name="P54"><text:s/>70.742 </text:p>
          </table:table-cell>
          <table:table-cell table:style-name="Table5.B2" office:value-type="string">
            <text:p text:style-name="P49"><text:s/>elephant <text:s text:c="6"/></text:p>
          </table:table-cell>
          <table:table-cell table:style-name="Table5.F2" office:value-type="string">
            <text:p text:style-name="P54"><text:s/>79.746 </text:p>
          </table:table-cell>
        </table:table-row>
        <table:table-row table:style-name="Table5.1">
          <table:table-cell table:style-name="Table5.A2" office:value-type="string">
            <text:p text:style-name="P49"><text:s/>bear <text:s text:c="9"/></text:p>
          </table:table-cell>
          <table:table-cell table:style-name="Table5.B2" office:value-type="string">
            <text:p text:style-name="P54"><text:s/>85.807 </text:p>
          </table:table-cell>
          <table:table-cell table:style-name="Table5.B2" office:value-type="string">
            <text:p text:style-name="P49"><text:s/>zebra <text:s text:c="7"/></text:p>
          </table:table-cell>
          <table:table-cell table:style-name="Table5.B2" office:value-type="string">
            <text:p text:style-name="P54"><text:s/>78.713 </text:p>
          </table:table-cell>
          <table:table-cell table:style-name="Table5.B2" office:value-type="string">
            <text:p text:style-name="P49"><text:s/>giraffe <text:s text:c="7"/></text:p>
          </table:table-cell>
          <table:table-cell table:style-name="Table5.F2" office:value-type="string">
            <text:p text:style-name="P54"><text:s/>79.813 </text:p>
          </table:table-cell>
        </table:table-row>
        <table:table-row table:style-name="Table5.1">
          <table:table-cell table:style-name="Table5.A2" office:value-type="string">
            <text:p text:style-name="P49"><text:s/>backpack <text:s text:c="5"/></text:p>
          </table:table-cell>
          <table:table-cell table:style-name="Table5.B2" office:value-type="string">
            <text:p text:style-name="P54"><text:s/>34.018 </text:p>
          </table:table-cell>
          <table:table-cell table:style-name="Table5.B2" office:value-type="string">
            <text:p text:style-name="P49"><text:s/>umbrella <text:s text:c="4"/></text:p>
          </table:table-cell>
          <table:table-cell table:style-name="Table5.B2" office:value-type="string">
            <text:p text:style-name="P54"><text:s/>57.545 </text:p>
          </table:table-cell>
          <table:table-cell table:style-name="Table5.B2" office:value-type="string">
            <text:p text:style-name="P49"><text:s/>handbag <text:s text:c="7"/></text:p>
          </table:table-cell>
          <table:table-cell table:style-name="Table5.F2" office:value-type="string">
            <text:p text:style-name="P54"><text:s/>34.688 </text:p>
          </table:table-cell>
        </table:table-row>
        <table:table-row table:style-name="Table5.1">
          <table:table-cell table:style-name="Table5.A2" office:value-type="string">
            <text:p text:style-name="P49"><text:s/>tie <text:s text:c="10"/></text:p>
          </table:table-cell>
          <table:table-cell table:style-name="Table5.B2" office:value-type="string">
            <text:p text:style-name="P54"><text:s/>52.759 </text:p>
          </table:table-cell>
          <table:table-cell table:style-name="Table5.B2" office:value-type="string">
            <text:p text:style-name="P49"><text:s/>suitcase <text:s text:c="4"/></text:p>
          </table:table-cell>
          <table:table-cell table:style-name="Table5.B2" office:value-type="string">
            <text:p text:style-name="P54"><text:s/>60.696 </text:p>
          </table:table-cell>
          <table:table-cell table:style-name="Table5.B2" office:value-type="string">
            <text:p text:style-name="P49"><text:s/>frisbee <text:s text:c="7"/></text:p>
          </table:table-cell>
          <table:table-cell table:style-name="Table5.F2" office:value-type="string">
            <text:p text:style-name="P54"><text:s/>77.919 </text:p>
          </table:table-cell>
        </table:table-row>
        <table:table-row table:style-name="Table5.1">
          <table:table-cell table:style-name="Table5.A2" office:value-type="string">
            <text:p text:style-name="P49"><text:s/>skis <text:s text:c="9"/></text:p>
          </table:table-cell>
          <table:table-cell table:style-name="Table5.B2" office:value-type="string">
            <text:p text:style-name="P54"><text:s/>42.007 </text:p>
          </table:table-cell>
          <table:table-cell table:style-name="Table5.B2" office:value-type="string">
            <text:p text:style-name="P49"><text:s/>snowboard <text:s text:c="3"/></text:p>
          </table:table-cell>
          <table:table-cell table:style-name="Table5.B2" office:value-type="string">
            <text:p text:style-name="P54"><text:s/>54.114 </text:p>
          </table:table-cell>
          <table:table-cell table:style-name="Table5.B2" office:value-type="string">
            <text:p text:style-name="P49"><text:s/>sports ball <text:s text:c="3"/></text:p>
          </table:table-cell>
          <table:table-cell table:style-name="Table5.F2" office:value-type="string">
            <text:p text:style-name="P54"><text:s/>57.150 </text:p>
          </table:table-cell>
        </table:table-row>
        <table:table-row table:style-name="Table5.1">
          <table:table-cell table:style-name="Table5.A2" office:value-type="string">
            <text:p text:style-name="P49"><text:s/>kite <text:s text:c="9"/></text:p>
          </table:table-cell>
          <table:table-cell table:style-name="Table5.B2" office:value-type="string">
            <text:p text:style-name="P54"><text:s/>59.881 </text:p>
          </table:table-cell>
          <table:table-cell table:style-name="Table5.B2" office:value-type="string">
            <text:p text:style-name="P49"><text:s/>baseball bat </text:p>
          </table:table-cell>
          <table:table-cell table:style-name="Table5.B2" office:value-type="string">
            <text:p text:style-name="P54"><text:s/>59.542 </text:p>
          </table:table-cell>
          <table:table-cell table:style-name="Table5.B2" office:value-type="string">
            <text:p text:style-name="P49"><text:s/>baseball glove </text:p>
          </table:table-cell>
          <table:table-cell table:style-name="Table5.F2" office:value-type="string">
            <text:p text:style-name="P54"><text:s/>51.239 </text:p>
          </table:table-cell>
        </table:table-row>
        <text:soft-page-break/>
        <table:table-row table:style-name="Table5.1">
          <table:table-cell table:style-name="Table5.A2" office:value-type="string">
            <text:p text:style-name="P49"><text:s/>skateboard <text:s text:c="3"/></text:p>
          </table:table-cell>
          <table:table-cell table:style-name="Table5.B2" office:value-type="string">
            <text:p text:style-name="P54"><text:s/>69.340 </text:p>
          </table:table-cell>
          <table:table-cell table:style-name="Table5.B2" office:value-type="string">
            <text:p text:style-name="P49"><text:s/>surfboard <text:s text:c="3"/></text:p>
          </table:table-cell>
          <table:table-cell table:style-name="Table5.B2" office:value-type="string">
            <text:p text:style-name="P54"><text:s/>59.724 </text:p>
          </table:table-cell>
          <table:table-cell table:style-name="Table5.B2" office:value-type="string">
            <text:p text:style-name="P49"><text:s/>tennis racket <text:s/></text:p>
          </table:table-cell>
          <table:table-cell table:style-name="Table5.F2" office:value-type="string">
            <text:p text:style-name="P54"><text:s/>71.186 </text:p>
          </table:table-cell>
        </table:table-row>
        <table:table-row table:style-name="Table5.1">
          <table:table-cell table:style-name="Table5.A2" office:value-type="string">
            <text:p text:style-name="P49"><text:s/>bottle <text:s text:c="7"/></text:p>
          </table:table-cell>
          <table:table-cell table:style-name="Table5.B2" office:value-type="string">
            <text:p text:style-name="P54"><text:s/>54.362 </text:p>
          </table:table-cell>
          <table:table-cell table:style-name="Table5.B2" office:value-type="string">
            <text:p text:style-name="P49"><text:s/>wine glass <text:s text:c="2"/></text:p>
          </table:table-cell>
          <table:table-cell table:style-name="Table5.B2" office:value-type="string">
            <text:p text:style-name="P54"><text:s/>50.757 </text:p>
          </table:table-cell>
          <table:table-cell table:style-name="Table5.B2" office:value-type="string">
            <text:p text:style-name="P49"><text:s/>cup <text:s text:c="11"/></text:p>
          </table:table-cell>
          <table:table-cell table:style-name="Table5.F2" office:value-type="string">
            <text:p text:style-name="P54"><text:s/>60.596 </text:p>
          </table:table-cell>
        </table:table-row>
        <table:table-row table:style-name="Table5.1">
          <table:table-cell table:style-name="Table5.A2" office:value-type="string">
            <text:p text:style-name="P49"><text:s/>fork <text:s text:c="9"/></text:p>
          </table:table-cell>
          <table:table-cell table:style-name="Table5.B2" office:value-type="string">
            <text:p text:style-name="P54"><text:s/>62.290 </text:p>
          </table:table-cell>
          <table:table-cell table:style-name="Table5.B2" office:value-type="string">
            <text:p text:style-name="P49"><text:s/>knife <text:s text:c="7"/></text:p>
          </table:table-cell>
          <table:table-cell table:style-name="Table5.B2" office:value-type="string">
            <text:p text:style-name="P54"><text:s/>45.251 </text:p>
          </table:table-cell>
          <table:table-cell table:style-name="Table5.B2" office:value-type="string">
            <text:p text:style-name="P49"><text:s/>spoon <text:s text:c="9"/></text:p>
          </table:table-cell>
          <table:table-cell table:style-name="Table5.F2" office:value-type="string">
            <text:p text:style-name="P54"><text:s/>39.668 </text:p>
          </table:table-cell>
        </table:table-row>
        <table:table-row table:style-name="Table5.1">
          <table:table-cell table:style-name="Table5.A2" office:value-type="string">
            <text:p text:style-name="P49"><text:s/>bowl <text:s text:c="9"/></text:p>
          </table:table-cell>
          <table:table-cell table:style-name="Table5.B2" office:value-type="string">
            <text:p text:style-name="P54"><text:s/>58.454 </text:p>
          </table:table-cell>
          <table:table-cell table:style-name="Table5.B2" office:value-type="string">
            <text:p text:style-name="P49"><text:s/>banana <text:s text:c="6"/></text:p>
          </table:table-cell>
          <table:table-cell table:style-name="Table5.B2" office:value-type="string">
            <text:p text:style-name="P54"><text:s/>36.902 </text:p>
          </table:table-cell>
          <table:table-cell table:style-name="Table5.B2" office:value-type="string">
            <text:p text:style-name="P49"><text:s/>apple <text:s text:c="9"/></text:p>
          </table:table-cell>
          <table:table-cell table:style-name="Table5.F2" office:value-type="string">
            <text:p text:style-name="P54"><text:s/>34.995 </text:p>
          </table:table-cell>
        </table:table-row>
        <table:table-row table:style-name="Table5.1">
          <table:table-cell table:style-name="Table5.A2" office:value-type="string">
            <text:p text:style-name="P49"><text:s/>sandwich <text:s text:c="5"/></text:p>
          </table:table-cell>
          <table:table-cell table:style-name="Table5.B2" office:value-type="string">
            <text:p text:style-name="P54"><text:s/>57.465 </text:p>
          </table:table-cell>
          <table:table-cell table:style-name="Table5.B2" office:value-type="string">
            <text:p text:style-name="P49"><text:s/>orange <text:s text:c="6"/></text:p>
          </table:table-cell>
          <table:table-cell table:style-name="Table5.B2" office:value-type="string">
            <text:p text:style-name="P54"><text:s/>41.407 </text:p>
          </table:table-cell>
          <table:table-cell table:style-name="Table5.B2" office:value-type="string">
            <text:p text:style-name="P49"><text:s/>broccoli <text:s text:c="6"/></text:p>
          </table:table-cell>
          <table:table-cell table:style-name="Table5.F2" office:value-type="string">
            <text:p text:style-name="P54"><text:s/>32.191 </text:p>
          </table:table-cell>
        </table:table-row>
        <table:table-row table:style-name="Table5.1">
          <table:table-cell table:style-name="Table5.A2" office:value-type="string">
            <text:p text:style-name="P49"><text:s/>carrot <text:s text:c="7"/></text:p>
          </table:table-cell>
          <table:table-cell table:style-name="Table5.B2" office:value-type="string">
            <text:p text:style-name="P54"><text:s/>34.524 </text:p>
          </table:table-cell>
          <table:table-cell table:style-name="Table5.B2" office:value-type="string">
            <text:p text:style-name="P49"><text:s/>hot dog <text:s text:c="5"/></text:p>
          </table:table-cell>
          <table:table-cell table:style-name="Table5.B2" office:value-type="string">
            <text:p text:style-name="P54"><text:s/>60.339 </text:p>
          </table:table-cell>
          <table:table-cell table:style-name="Table5.B2" office:value-type="string">
            <text:p text:style-name="P49"><text:s/>pizza <text:s text:c="9"/></text:p>
          </table:table-cell>
          <table:table-cell table:style-name="Table5.F2" office:value-type="string">
            <text:p text:style-name="P54"><text:s/>65.505 </text:p>
          </table:table-cell>
        </table:table-row>
        <table:table-row table:style-name="Table5.1">
          <table:table-cell table:style-name="Table5.A2" office:value-type="string">
            <text:p text:style-name="P49"><text:s/>donut <text:s text:c="8"/></text:p>
          </table:table-cell>
          <table:table-cell table:style-name="Table5.B2" office:value-type="string">
            <text:p text:style-name="P54"><text:s/>65.346 </text:p>
          </table:table-cell>
          <table:table-cell table:style-name="Table5.B2" office:value-type="string">
            <text:p text:style-name="P49"><text:s/>cake <text:s text:c="8"/></text:p>
          </table:table-cell>
          <table:table-cell table:style-name="Table5.B2" office:value-type="string">
            <text:p text:style-name="P54"><text:s/>56.940 </text:p>
          </table:table-cell>
          <table:table-cell table:style-name="Table5.B2" office:value-type="string">
            <text:p text:style-name="P49"><text:s/>chair <text:s text:c="9"/></text:p>
          </table:table-cell>
          <table:table-cell table:style-name="Table5.F2" office:value-type="string">
            <text:p text:style-name="P54"><text:s/>49.325 </text:p>
          </table:table-cell>
        </table:table-row>
        <table:table-row table:style-name="Table5.1">
          <table:table-cell table:style-name="Table5.A2" office:value-type="string">
            <text:p text:style-name="P49"><text:s/>couch <text:s text:c="8"/></text:p>
          </table:table-cell>
          <table:table-cell table:style-name="Table5.B2" office:value-type="string">
            <text:p text:style-name="P54"><text:s/>59.608 </text:p>
          </table:table-cell>
          <table:table-cell table:style-name="Table5.B2" office:value-type="string">
            <text:p text:style-name="P49"><text:s/>potted plant </text:p>
          </table:table-cell>
          <table:table-cell table:style-name="Table5.B2" office:value-type="string">
            <text:p text:style-name="P54"><text:s/>42.383 </text:p>
          </table:table-cell>
          <table:table-cell table:style-name="Table5.B2" office:value-type="string">
            <text:p text:style-name="P49"><text:s/>bed <text:s text:c="11"/></text:p>
          </table:table-cell>
          <table:table-cell table:style-name="Table5.F2" office:value-type="string">
            <text:p text:style-name="P54"><text:s/>63.225 </text:p>
          </table:table-cell>
        </table:table-row>
        <table:table-row table:style-name="Table5.1">
          <table:table-cell table:style-name="Table5.A2" office:value-type="string">
            <text:p text:style-name="P49"><text:s/>dining table <text:s/></text:p>
          </table:table-cell>
          <table:table-cell table:style-name="Table5.B2" office:value-type="string">
            <text:p text:style-name="P54"><text:s/>41.959 </text:p>
          </table:table-cell>
          <table:table-cell table:style-name="Table5.B2" office:value-type="string">
            <text:p text:style-name="P49"><text:s/>toilet <text:s text:c="6"/></text:p>
          </table:table-cell>
          <table:table-cell table:style-name="Table5.B2" office:value-type="string">
            <text:p text:style-name="P54"><text:s/>73.572 </text:p>
          </table:table-cell>
          <table:table-cell table:style-name="Table5.B2" office:value-type="string">
            <text:p text:style-name="P49"><text:s/>tv <text:s text:c="12"/></text:p>
          </table:table-cell>
          <table:table-cell table:style-name="Table5.F2" office:value-type="string">
            <text:p text:style-name="P54"><text:s/>71.349 </text:p>
          </table:table-cell>
        </table:table-row>
        <table:table-row table:style-name="Table5.1">
          <table:table-cell table:style-name="Table5.A2" office:value-type="string">
            <text:p text:style-name="P49"><text:s/>laptop <text:s text:c="7"/></text:p>
          </table:table-cell>
          <table:table-cell table:style-name="Table5.B2" office:value-type="string">
            <text:p text:style-name="P54"><text:s/>80.525 </text:p>
          </table:table-cell>
          <table:table-cell table:style-name="Table5.B2" office:value-type="string">
            <text:p text:style-name="P49"><text:s/>mouse <text:s text:c="7"/></text:p>
          </table:table-cell>
          <table:table-cell table:style-name="Table5.B2" office:value-type="string">
            <text:p text:style-name="P54"><text:s/>72.490 </text:p>
          </table:table-cell>
          <table:table-cell table:style-name="Table5.B2" office:value-type="string">
            <text:p text:style-name="P49"><text:s/>remote <text:s text:c="8"/></text:p>
          </table:table-cell>
          <table:table-cell table:style-name="Table5.F2" office:value-type="string">
            <text:p text:style-name="P54"><text:s/>57.435 </text:p>
          </table:table-cell>
        </table:table-row>
        <table:table-row table:style-name="Table5.1">
          <table:table-cell table:style-name="Table5.A2" office:value-type="string">
            <text:p text:style-name="P49"><text:s/>keyboard <text:s text:c="5"/></text:p>
          </table:table-cell>
          <table:table-cell table:style-name="Table5.B2" office:value-type="string">
            <text:p text:style-name="P54"><text:s/>66.265 </text:p>
          </table:table-cell>
          <table:table-cell table:style-name="Table5.B2" office:value-type="string">
            <text:p text:style-name="P49"><text:s/>cell phone <text:s text:c="2"/></text:p>
          </table:table-cell>
          <table:table-cell table:style-name="Table5.B2" office:value-type="string">
            <text:p text:style-name="P54"><text:s/>57.493 </text:p>
          </table:table-cell>
          <table:table-cell table:style-name="Table5.B2" office:value-type="string">
            <text:p text:style-name="P49"><text:s/>microwave <text:s text:c="5"/></text:p>
          </table:table-cell>
          <table:table-cell table:style-name="Table5.F2" office:value-type="string">
            <text:p text:style-name="P54"><text:s/>75.826 </text:p>
          </table:table-cell>
        </table:table-row>
        <table:table-row table:style-name="Table5.1">
          <table:table-cell table:style-name="Table5.A2" office:value-type="string">
            <text:p text:style-name="P49"><text:s/>oven <text:s text:c="9"/></text:p>
          </table:table-cell>
          <table:table-cell table:style-name="Table5.B2" office:value-type="string">
            <text:p text:style-name="P54"><text:s/>50.109 </text:p>
          </table:table-cell>
          <table:table-cell table:style-name="Table5.B2" office:value-type="string">
            <text:p text:style-name="P49"><text:s/>toaster <text:s text:c="5"/></text:p>
          </table:table-cell>
          <table:table-cell table:style-name="Table5.B2" office:value-type="string">
            <text:p text:style-name="P54"><text:s/>55.742 </text:p>
          </table:table-cell>
          <table:table-cell table:style-name="Table5.B2" office:value-type="string">
            <text:p text:style-name="P49"><text:s/>sink <text:s text:c="10"/></text:p>
          </table:table-cell>
          <table:table-cell table:style-name="Table5.F2" office:value-type="string">
            <text:p text:style-name="P54"><text:s/>51.618 </text:p>
          </table:table-cell>
        </table:table-row>
        <table:table-row table:style-name="Table5.1">
          <table:table-cell table:style-name="Table5.A2" office:value-type="string">
            <text:p text:style-name="P49"><text:s/>refrigerator <text:s/></text:p>
          </table:table-cell>
          <table:table-cell table:style-name="Table5.B2" office:value-type="string">
            <text:p text:style-name="P54"><text:s/>77.926 </text:p>
          </table:table-cell>
          <table:table-cell table:style-name="Table5.B2" office:value-type="string">
            <text:p text:style-name="P49"><text:s/>book <text:s text:c="8"/></text:p>
          </table:table-cell>
          <table:table-cell table:style-name="Table5.B2" office:value-type="string">
            <text:p text:style-name="P54"><text:s/>28.466 </text:p>
          </table:table-cell>
          <table:table-cell table:style-name="Table5.B2" office:value-type="string">
            <text:p text:style-name="P49"><text:s/>clock <text:s text:c="9"/></text:p>
          </table:table-cell>
          <table:table-cell table:style-name="Table5.F2" office:value-type="string">
            <text:p text:style-name="P54"><text:s/>61.042 </text:p>
          </table:table-cell>
        </table:table-row>
        <table:table-row table:style-name="Table5.1">
          <table:table-cell table:style-name="Table5.A2" office:value-type="string">
            <text:p text:style-name="P49"><text:s/>vase <text:s text:c="9"/></text:p>
          </table:table-cell>
          <table:table-cell table:style-name="Table5.B2" office:value-type="string">
            <text:p text:style-name="P54"><text:s/>51.557 </text:p>
          </table:table-cell>
          <table:table-cell table:style-name="Table5.B2" office:value-type="string">
            <text:p text:style-name="P49"><text:s/>scissors <text:s text:c="4"/></text:p>
          </table:table-cell>
          <table:table-cell table:style-name="Table5.B2" office:value-type="string">
            <text:p text:style-name="P54"><text:s/>61.884 </text:p>
          </table:table-cell>
          <table:table-cell table:style-name="Table5.B2" office:value-type="string">
            <text:p text:style-name="P49"><text:s/>teddy bear <text:s text:c="4"/></text:p>
          </table:table-cell>
          <table:table-cell table:style-name="Table5.F2" office:value-type="string">
            <text:p text:style-name="P54"><text:s/>71.724 </text:p>
          </table:table-cell>
        </table:table-row>
        <table:table-row table:style-name="Table5.1">
          <table:table-cell table:style-name="Table5.A28" office:value-type="string">
            <text:p text:style-name="P49"><text:s/>hair drier <text:s text:c="3"/></text:p>
          </table:table-cell>
          <table:table-cell table:style-name="Table5.B28" office:value-type="string">
            <text:p text:style-name="P54"><text:s/>44.387 </text:p>
          </table:table-cell>
          <table:table-cell table:style-name="Table5.B28" office:value-type="string">
            <text:p text:style-name="P49"><text:s/>toothbrush <text:s text:c="2"/></text:p>
          </table:table-cell>
          <table:table-cell table:style-name="Table5.B28" office:value-type="string">
            <text:p text:style-name="P54"><text:s/>56.985 </text:p>
          </table:table-cell>
          <table:table-cell table:style-name="Table5.B28" office:value-type="string">
            <text:p text:style-name="P49"><text:s text:c="16"/></text:p>
          </table:table-cell>
          <table:table-cell table:style-name="Table5.F28" office:value-type="string">
            <text:p text:style-name="P54"><text:s text:c="8"/></text:p>
          </table:table-cell>
        </table:table-row>
      </table:table>
      <text:p text:style-name="Standard"/>
      <text:p text:style-name="P6"/>
      <text:p text:style-name="P52">eva02_L_coco_sys:</text:p>
      <text:p text:style-name="P6"/>
      <text:p text:style-name="P6">[06/02 12:07:13 d2.evaluation.evaluator]: Total inference time: 2:46:07.088074 (1.995413 s / iter per device, on 1 devices)</text:p>
      <text:p text:style-name="P6">[06/02 12:07:13 d2.evaluation.evaluator]: Total inference pure compute time: 2:38:53 (1.908665 s / iter per device, on 1 devices)</text:p>
      <text:p text:style-name="P6">[06/02 12:07:13 d2.evaluation.coco_evaluation]: Preparing results for COCO format ...</text:p>
      <text:p text:style-name="P6">[06/02 12:07:13 d2.evaluation.coco_evaluation]: Evaluating predictions with unofficial COCO API...</text:p>
      <text:p text:style-name="P6">Loading and preparing results...</text:p>
      <text:p text:style-name="P6">DONE (t=0.43s)</text:p>
      <text:p text:style-name="P6">creating index...</text:p>
      <text:p text:style-name="P6">index created!</text:p>
      <text:p text:style-name="P6">[06/02 12:07:14 d2.evaluation.fast_eval_api]: Evaluate annotation type *bbox*</text:p>
      <text:p text:style-name="P6">[06/02 12:07:22 d2.evaluation.fast_eval_api]: COCOeval_opt.evaluate() finished in 7.98 seconds.</text:p>
      <text:p text:style-name="P6">[06/02 12:07:22 d2.evaluation.fast_eval_api]: Accumulating evaluation results...</text:p>
      <text:p text:style-name="P6">[06/02 12:07:23 d2.evaluation.fast_eval_api]: COCOeval_opt.accumulate() finished in 1.11 seconds.</text:p>
      <text:p text:style-name="P6"><text:s/>Average Precision <text:s/>(AP) @[ IoU=0.50:0.95 | area= <text:s text:c="2"/>all | maxDets=100 ] = 0.623</text:p>
      <text:p text:style-name="P6"><text:s/>Average Precision <text:s/>(AP) @[ IoU=0.50 <text:s text:c="5"/>| area= <text:s text:c="2"/>all | maxDets=100 ] = 0.808</text:p>
      <text:p text:style-name="P6"><text:s/>Average Precision <text:s/>(AP) @[ IoU=0.75 <text:s text:c="5"/>| area= <text:s text:c="2"/>all | maxDets=100 ] = 0.681</text:p>
      <text:p text:style-name="P6"><text:s/>Average Precision <text:s/>(AP) @[ IoU=0.50:0.95 | area= small | maxDets=100 ] = 0.459</text:p>
      <text:p text:style-name="P6"><text:s/>Average Precision <text:s/>(AP) @[ IoU=0.50:0.95 | area=medium | maxDets=100 ] = 0.667</text:p>
      <text:p text:style-name="P6"><text:s/>Average Precision <text:s/>(AP) @[ IoU=0.50:0.95 | area= large | maxDets=100 ] = 0.780</text:p>
      <text:p text:style-name="P6"><text:s/>Average Recall <text:s text:c="4"/>(AR) @[ IoU=0.50:0.95 | area= <text:s text:c="2"/>all | maxDets= <text:s/>1 ] = 0.430</text:p>
      <text:p text:style-name="P6"><text:s/>Average Recall <text:s text:c="4"/>(AR) @[ IoU=0.50:0.95 | area= <text:s text:c="2"/>all | maxDets= 10 ] = 0.722</text:p>
      <text:p text:style-name="P6"><text:s/>Average Recall <text:s text:c="4"/>(AR) @[ IoU=0.50:0.95 | area= <text:s text:c="2"/>all | maxDets=100 ] = 0.783</text:p>
      <text:p text:style-name="P6"><text:s/>Average Recall <text:s text:c="4"/>(AR) @[ IoU=0.50:0.95 | area= small | maxDets=100 ] = 0.668</text:p>
      <text:p text:style-name="P6"><text:soft-page-break/><text:s/>Average Recall <text:s text:c="4"/>(AR) @[ IoU=0.50:0.95 | area=medium | maxDets=100 ] = 0.822</text:p>
      <text:p text:style-name="P6"><text:s/>Average Recall <text:s text:c="4"/>(AR) @[ IoU=0.50:0.95 | area= large | maxDets=100 ] = 0.903</text:p>
      <text:p text:style-name="P6">[06/02 12:07:23 d2.evaluation.coco_evaluation]: Evaluation results for bbox: </text:p>
      <text:p text:style-name="P6"/>
      <text:p text:style-name="P45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A"/>
        <table:table-row table:style-name="Table6.1">
          <table:table-cell table:style-name="Table6.A1" office:value-type="string">
            <text:p text:style-name="P60">AP</text:p>
          </table:table-cell>
          <table:table-cell table:style-name="Table6.A1" office:value-type="string">
            <text:p text:style-name="P60">AP50</text:p>
          </table:table-cell>
          <table:table-cell table:style-name="Table6.A1" office:value-type="string">
            <text:p text:style-name="P60">AP75</text:p>
          </table:table-cell>
          <table:table-cell table:style-name="Table6.A1" office:value-type="string">
            <text:p text:style-name="P60">APs</text:p>
          </table:table-cell>
          <table:table-cell table:style-name="Table6.A1" office:value-type="string">
            <text:p text:style-name="P60">APm</text:p>
          </table:table-cell>
          <table:table-cell table:style-name="Table6.A1" office:value-type="string">
            <text:p text:style-name="P60">APl</text:p>
          </table:table-cell>
        </table:table-row>
        <table:table-row table:style-name="TableLine94313560883904">
          <table:table-cell table:style-name="Table6.A2" office:value-type="string">
            <text:p text:style-name="P64">62.286</text:p>
          </table:table-cell>
          <table:table-cell table:style-name="Table6.B2" office:value-type="float" office:value="80.801">
            <text:p text:style-name="P64">80.8</text:p>
          </table:table-cell>
          <table:table-cell table:style-name="Table6.B2" office:value-type="float" office:value="68.096">
            <text:p text:style-name="P63">68.1</text:p>
          </table:table-cell>
          <table:table-cell table:style-name="Table6.B2" office:value-type="float" office:value="45.862">
            <text:p text:style-name="P63">45.86</text:p>
          </table:table-cell>
          <table:table-cell table:style-name="Table6.B2" office:value-type="float" office:value="66.739">
            <text:p text:style-name="P64">66.74</text:p>
          </table:table-cell>
          <table:table-cell table:style-name="Table6.F2" office:value-type="float" office:value="78.005">
            <text:p text:style-name="P63">78.01</text:p>
          </table:table-cell>
        </table:table-row>
        <table:table-row table:style-name="Table6.3">
          <table:table-cell table:style-name="Table6.A3" office:value-type="string">
            <text:p text:style-name="P66"/>
          </table:table-cell>
          <table:table-cell table:style-name="Table6.B3">
            <text:p text:style-name="P66"/>
          </table:table-cell>
          <table:table-cell table:style-name="Table6.B3">
            <text:p text:style-name="P66"/>
          </table:table-cell>
          <table:table-cell table:style-name="Table6.B3">
            <text:p text:style-name="P66"/>
          </table:table-cell>
          <table:table-cell table:style-name="Table6.B3">
            <text:p text:style-name="P66"/>
          </table:table-cell>
          <table:table-cell table:style-name="Table6.F3">
            <text:p text:style-name="P66"/>
          </table:table-cell>
        </table:table-row>
      </table:table>
      <text:p text:style-name="P45"/>
      <text:p text:style-name="P6">| <text:s text:c="2"/>AP <text:s text:c="2"/>| <text:s/>AP50 <text:s/>| <text:s/>AP75 <text:s/>| <text:s/>APs <text:s text:c="2"/>| <text:s/>APm <text:s text:c="2"/>| <text:s/>APl <text:s text:c="2"/>|</text:p>
      <text:p text:style-name="P6">|:------:|:------:|:------:|:------:|:------:|:------:|</text:p>
      <text:p text:style-name="P6">| 62.286 | 80.801 | 68.096 | 45.862 | 66.739 | 78.005 |</text:p>
      <text:p text:style-name="P6"/>
      <text:p text:style-name="P6">[06/02 12:07:23 d2.evaluation.coco_evaluation]: Per-category bbox AP: 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49"><text:s/>category <text:s text:c="5"/></text:p>
          </table:table-cell>
          <table:table-cell table:style-name="Table7.B1" office:value-type="string">
            <text:p text:style-name="P49"><text:s/>AP <text:s text:c="4"/></text:p>
          </table:table-cell>
          <table:table-cell table:style-name="Table7.B1" office:value-type="string">
            <text:p text:style-name="P49"><text:s/>category <text:s text:c="4"/></text:p>
          </table:table-cell>
          <table:table-cell table:style-name="Table7.B1" office:value-type="string">
            <text:p text:style-name="P49"><text:s/>AP <text:s text:c="4"/></text:p>
          </table:table-cell>
          <table:table-cell table:style-name="Table7.B1" office:value-type="string">
            <text:p text:style-name="P49"><text:s/>category <text:s text:c="6"/></text:p>
          </table:table-cell>
          <table:table-cell table:style-name="Table7.F1" office:value-type="string">
            <text:p text:style-name="P49"><text:s/>AP <text:s text:c="4"/></text:p>
          </table:table-cell>
        </table:table-row>
        <table:table-row table:style-name="Table7.1">
          <table:table-cell table:style-name="Table7.A2" office:value-type="string">
            <text:p text:style-name="P49"><text:s/>person <text:s text:c="7"/></text:p>
          </table:table-cell>
          <table:table-cell table:style-name="Table7.B2" office:value-type="string">
            <text:p text:style-name="P54"><text:s/>68.951 </text:p>
          </table:table-cell>
          <table:table-cell table:style-name="Table7.B2" office:value-type="string">
            <text:p text:style-name="P49"><text:s/>bicycle <text:s text:c="5"/></text:p>
          </table:table-cell>
          <table:table-cell table:style-name="Table7.B2" office:value-type="string">
            <text:p text:style-name="P54"><text:s/>52.066 </text:p>
          </table:table-cell>
          <table:table-cell table:style-name="Table7.B2" office:value-type="string">
            <text:p text:style-name="P49"><text:s/>car <text:s text:c="11"/></text:p>
          </table:table-cell>
          <table:table-cell table:style-name="Table7.F2" office:value-type="string">
            <text:p text:style-name="P54"><text:s/>59.994 </text:p>
          </table:table-cell>
        </table:table-row>
        <table:table-row table:style-name="Table7.1">
          <table:table-cell table:style-name="Table7.A2" office:value-type="string">
            <text:p text:style-name="P49"><text:s/>motorcycle <text:s text:c="3"/></text:p>
          </table:table-cell>
          <table:table-cell table:style-name="Table7.B2" office:value-type="string">
            <text:p text:style-name="P54"><text:s/>63.230 </text:p>
          </table:table-cell>
          <table:table-cell table:style-name="Table7.B2" office:value-type="string">
            <text:p text:style-name="P49"><text:s/>airplane <text:s text:c="4"/></text:p>
          </table:table-cell>
          <table:table-cell table:style-name="Table7.B2" office:value-type="string">
            <text:p text:style-name="P54"><text:s/>82.877 </text:p>
          </table:table-cell>
          <table:table-cell table:style-name="Table7.B2" office:value-type="string">
            <text:p text:style-name="P49"><text:s/>bus <text:s text:c="11"/></text:p>
          </table:table-cell>
          <table:table-cell table:style-name="Table7.F2" office:value-type="string">
            <text:p text:style-name="P54"><text:s/>81.049 </text:p>
          </table:table-cell>
        </table:table-row>
        <table:table-row table:style-name="Table7.1">
          <table:table-cell table:style-name="Table7.A2" office:value-type="string">
            <text:p text:style-name="P49"><text:s/>train <text:s text:c="8"/></text:p>
          </table:table-cell>
          <table:table-cell table:style-name="Table7.B2" office:value-type="string">
            <text:p text:style-name="P54"><text:s/>82.718 </text:p>
          </table:table-cell>
          <table:table-cell table:style-name="Table7.B2" office:value-type="string">
            <text:p text:style-name="P49"><text:s/>truck <text:s text:c="7"/></text:p>
          </table:table-cell>
          <table:table-cell table:style-name="Table7.B2" office:value-type="string">
            <text:p text:style-name="P54"><text:s/>57.952 </text:p>
          </table:table-cell>
          <table:table-cell table:style-name="Table7.B2" office:value-type="string">
            <text:p text:style-name="P49"><text:s/>boat <text:s text:c="10"/></text:p>
          </table:table-cell>
          <table:table-cell table:style-name="Table7.F2" office:value-type="string">
            <text:p text:style-name="P54"><text:s/>48.034 </text:p>
          </table:table-cell>
        </table:table-row>
        <table:table-row table:style-name="Table7.1">
          <table:table-cell table:style-name="Table7.A2" office:value-type="string">
            <text:p text:style-name="P49"><text:s/>traffic light </text:p>
          </table:table-cell>
          <table:table-cell table:style-name="Table7.B2" office:value-type="string">
            <text:p text:style-name="P54"><text:s/>39.244 </text:p>
          </table:table-cell>
          <table:table-cell table:style-name="Table7.B2" office:value-type="string">
            <text:p text:style-name="P49"><text:s/>fire hydrant </text:p>
          </table:table-cell>
          <table:table-cell table:style-name="Table7.B2" office:value-type="string">
            <text:p text:style-name="P54"><text:s/>83.396 </text:p>
          </table:table-cell>
          <table:table-cell table:style-name="Table7.B2" office:value-type="string">
            <text:p text:style-name="P49"><text:s/>stop sign <text:s text:c="5"/></text:p>
          </table:table-cell>
          <table:table-cell table:style-name="Table7.F2" office:value-type="string">
            <text:p text:style-name="P54"><text:s/>76.519 </text:p>
          </table:table-cell>
        </table:table-row>
        <table:table-row table:style-name="Table7.1">
          <table:table-cell table:style-name="Table7.A2" office:value-type="string">
            <text:p text:style-name="P49"><text:s/>parking meter </text:p>
          </table:table-cell>
          <table:table-cell table:style-name="Table7.B2" office:value-type="string">
            <text:p text:style-name="P54"><text:s/>59.545 </text:p>
          </table:table-cell>
          <table:table-cell table:style-name="Table7.B2" office:value-type="string">
            <text:p text:style-name="P49"><text:s/>bench <text:s text:c="7"/></text:p>
          </table:table-cell>
          <table:table-cell table:style-name="Table7.B2" office:value-type="string">
            <text:p text:style-name="P54"><text:s/>47.449 </text:p>
          </table:table-cell>
          <table:table-cell table:style-name="Table7.B2" office:value-type="string">
            <text:p text:style-name="P49"><text:s/>bird <text:s text:c="10"/></text:p>
          </table:table-cell>
          <table:table-cell table:style-name="Table7.F2" office:value-type="string">
            <text:p text:style-name="P54"><text:s/>53.605 </text:p>
          </table:table-cell>
        </table:table-row>
        <table:table-row table:style-name="Table7.1">
          <table:table-cell table:style-name="Table7.A2" office:value-type="string">
            <text:p text:style-name="P49"><text:s/>cat <text:s text:c="10"/></text:p>
          </table:table-cell>
          <table:table-cell table:style-name="Table7.B2" office:value-type="string">
            <text:p text:style-name="P54"><text:s/>84.159 </text:p>
          </table:table-cell>
          <table:table-cell table:style-name="Table7.B2" office:value-type="string">
            <text:p text:style-name="P49"><text:s/>dog <text:s text:c="9"/></text:p>
          </table:table-cell>
          <table:table-cell table:style-name="Table7.B2" office:value-type="string">
            <text:p text:style-name="P54"><text:s/>83.152 </text:p>
          </table:table-cell>
          <table:table-cell table:style-name="Table7.B2" office:value-type="string">
            <text:p text:style-name="P49"><text:s/>horse <text:s text:c="9"/></text:p>
          </table:table-cell>
          <table:table-cell table:style-name="Table7.F2" office:value-type="string">
            <text:p text:style-name="P54"><text:s/>77.768 </text:p>
          </table:table-cell>
        </table:table-row>
        <table:table-row table:style-name="Table7.1">
          <table:table-cell table:style-name="Table7.A2" office:value-type="string">
            <text:p text:style-name="P49"><text:s/>sheep <text:s text:c="8"/></text:p>
          </table:table-cell>
          <table:table-cell table:style-name="Table7.B2" office:value-type="string">
            <text:p text:style-name="P54"><text:s/>69.102 </text:p>
          </table:table-cell>
          <table:table-cell table:style-name="Table7.B2" office:value-type="string">
            <text:p text:style-name="P49"><text:s/>cow <text:s text:c="9"/></text:p>
          </table:table-cell>
          <table:table-cell table:style-name="Table7.B2" office:value-type="string">
            <text:p text:style-name="P54"><text:s/>74.783 </text:p>
          </table:table-cell>
          <table:table-cell table:style-name="Table7.B2" office:value-type="string">
            <text:p text:style-name="P49"><text:s/>elephant <text:s text:c="6"/></text:p>
          </table:table-cell>
          <table:table-cell table:style-name="Table7.F2" office:value-type="string">
            <text:p text:style-name="P54"><text:s/>80.875 </text:p>
          </table:table-cell>
        </table:table-row>
        <table:table-row table:style-name="Table7.1">
          <table:table-cell table:style-name="Table7.A2" office:value-type="string">
            <text:p text:style-name="P49"><text:s/>bear <text:s text:c="9"/></text:p>
          </table:table-cell>
          <table:table-cell table:style-name="Table7.B2" office:value-type="string">
            <text:p text:style-name="P54"><text:s/>85.708 </text:p>
          </table:table-cell>
          <table:table-cell table:style-name="Table7.B2" office:value-type="string">
            <text:p text:style-name="P49"><text:s/>zebra <text:s text:c="7"/></text:p>
          </table:table-cell>
          <table:table-cell table:style-name="Table7.B2" office:value-type="string">
            <text:p text:style-name="P54"><text:s/>81.385 </text:p>
          </table:table-cell>
          <table:table-cell table:style-name="Table7.B2" office:value-type="string">
            <text:p text:style-name="P49"><text:s/>giraffe <text:s text:c="7"/></text:p>
          </table:table-cell>
          <table:table-cell table:style-name="Table7.F2" office:value-type="string">
            <text:p text:style-name="P54"><text:s/>82.911 </text:p>
          </table:table-cell>
        </table:table-row>
        <table:table-row table:style-name="Table7.1">
          <table:table-cell table:style-name="Table7.A2" office:value-type="string">
            <text:p text:style-name="P49"><text:s/>backpack <text:s text:c="5"/></text:p>
          </table:table-cell>
          <table:table-cell table:style-name="Table7.B2" office:value-type="string">
            <text:p text:style-name="P54"><text:s/>37.248 </text:p>
          </table:table-cell>
          <table:table-cell table:style-name="Table7.B2" office:value-type="string">
            <text:p text:style-name="P49"><text:s/>umbrella <text:s text:c="4"/></text:p>
          </table:table-cell>
          <table:table-cell table:style-name="Table7.B2" office:value-type="string">
            <text:p text:style-name="P54"><text:s/>59.672 </text:p>
          </table:table-cell>
          <table:table-cell table:style-name="Table7.B2" office:value-type="string">
            <text:p text:style-name="P49"><text:s/>handbag <text:s text:c="7"/></text:p>
          </table:table-cell>
          <table:table-cell table:style-name="Table7.F2" office:value-type="string">
            <text:p text:style-name="P54"><text:s/>37.829 </text:p>
          </table:table-cell>
        </table:table-row>
        <table:table-row table:style-name="Table7.1">
          <table:table-cell table:style-name="Table7.A2" office:value-type="string">
            <text:p text:style-name="P49"><text:s/>tie <text:s text:c="10"/></text:p>
          </table:table-cell>
          <table:table-cell table:style-name="Table7.B2" office:value-type="string">
            <text:p text:style-name="P54"><text:s/>57.438 </text:p>
          </table:table-cell>
          <table:table-cell table:style-name="Table7.B2" office:value-type="string">
            <text:p text:style-name="P49"><text:s/>suitcase <text:s text:c="4"/></text:p>
          </table:table-cell>
          <table:table-cell table:style-name="Table7.B2" office:value-type="string">
            <text:p text:style-name="P54"><text:s/>64.546 </text:p>
          </table:table-cell>
          <table:table-cell table:style-name="Table7.B2" office:value-type="string">
            <text:p text:style-name="P49"><text:s/>frisbee <text:s text:c="7"/></text:p>
          </table:table-cell>
          <table:table-cell table:style-name="Table7.F2" office:value-type="string">
            <text:p text:style-name="P54"><text:s/>80.495 </text:p>
          </table:table-cell>
        </table:table-row>
        <table:table-row table:style-name="Table7.1">
          <table:table-cell table:style-name="Table7.A2" office:value-type="string">
            <text:p text:style-name="P49"><text:s/>skis <text:s text:c="9"/></text:p>
          </table:table-cell>
          <table:table-cell table:style-name="Table7.B2" office:value-type="string">
            <text:p text:style-name="P54"><text:s/>45.776 </text:p>
          </table:table-cell>
          <table:table-cell table:style-name="Table7.B2" office:value-type="string">
            <text:p text:style-name="P49"><text:s/>snowboard <text:s text:c="3"/></text:p>
          </table:table-cell>
          <table:table-cell table:style-name="Table7.B2" office:value-type="string">
            <text:p text:style-name="P54"><text:s/>56.836 </text:p>
          </table:table-cell>
          <table:table-cell table:style-name="Table7.B2" office:value-type="string">
            <text:p text:style-name="P49"><text:s/>sports ball <text:s text:c="3"/></text:p>
          </table:table-cell>
          <table:table-cell table:style-name="Table7.F2" office:value-type="string">
            <text:p text:style-name="P54"><text:s/>61.903 </text:p>
          </table:table-cell>
        </table:table-row>
        <table:table-row table:style-name="Table7.1">
          <table:table-cell table:style-name="Table7.A2" office:value-type="string">
            <text:p text:style-name="P49"><text:s/>kite <text:s text:c="9"/></text:p>
          </table:table-cell>
          <table:table-cell table:style-name="Table7.B2" office:value-type="string">
            <text:p text:style-name="P54"><text:s/>62.345 </text:p>
          </table:table-cell>
          <table:table-cell table:style-name="Table7.B2" office:value-type="string">
            <text:p text:style-name="P49"><text:s/>baseball bat </text:p>
          </table:table-cell>
          <table:table-cell table:style-name="Table7.B2" office:value-type="string">
            <text:p text:style-name="P54"><text:s/>68.087 </text:p>
          </table:table-cell>
          <table:table-cell table:style-name="Table7.B2" office:value-type="string">
            <text:p text:style-name="P49"><text:s/>baseball glove </text:p>
          </table:table-cell>
          <table:table-cell table:style-name="Table7.F2" office:value-type="string">
            <text:p text:style-name="P54"><text:s/>55.997 </text:p>
          </table:table-cell>
        </table:table-row>
        <table:table-row table:style-name="Table7.1">
          <table:table-cell table:style-name="Table7.A2" office:value-type="string">
            <text:p text:style-name="P49"><text:s/>skateboard <text:s text:c="3"/></text:p>
          </table:table-cell>
          <table:table-cell table:style-name="Table7.B2" office:value-type="string">
            <text:p text:style-name="P54"><text:s/>73.468 </text:p>
          </table:table-cell>
          <table:table-cell table:style-name="Table7.B2" office:value-type="string">
            <text:p text:style-name="P49"><text:s/>surfboard <text:s text:c="3"/></text:p>
          </table:table-cell>
          <table:table-cell table:style-name="Table7.B2" office:value-type="string">
            <text:p text:style-name="P54"><text:s/>63.282 </text:p>
          </table:table-cell>
          <table:table-cell table:style-name="Table7.B2" office:value-type="string">
            <text:p text:style-name="P49"><text:s/>tennis racket <text:s/></text:p>
          </table:table-cell>
          <table:table-cell table:style-name="Table7.F2" office:value-type="string">
            <text:p text:style-name="P54"><text:s/>74.084 </text:p>
          </table:table-cell>
        </table:table-row>
        <table:table-row table:style-name="Table7.1">
          <table:table-cell table:style-name="Table7.A2" office:value-type="string">
            <text:p text:style-name="P49"><text:s/>bottle <text:s text:c="7"/></text:p>
          </table:table-cell>
          <table:table-cell table:style-name="Table7.B2" office:value-type="string">
            <text:p text:style-name="P54"><text:s/>56.771 </text:p>
          </table:table-cell>
          <table:table-cell table:style-name="Table7.B2" office:value-type="string">
            <text:p text:style-name="P49"><text:s/>wine glass <text:s text:c="2"/></text:p>
          </table:table-cell>
          <table:table-cell table:style-name="Table7.B2" office:value-type="string">
            <text:p text:style-name="P54"><text:s/>55.317 </text:p>
          </table:table-cell>
          <table:table-cell table:style-name="Table7.B2" office:value-type="string">
            <text:p text:style-name="P49"><text:s/>cup <text:s text:c="11"/></text:p>
          </table:table-cell>
          <table:table-cell table:style-name="Table7.F2" office:value-type="string">
            <text:p text:style-name="P54"><text:s/>63.423 </text:p>
          </table:table-cell>
        </table:table-row>
        <table:table-row table:style-name="Table7.1">
          <table:table-cell table:style-name="Table7.A2" office:value-type="string">
            <text:p text:style-name="P49"><text:s/>fork <text:s text:c="9"/></text:p>
          </table:table-cell>
          <table:table-cell table:style-name="Table7.B2" office:value-type="string">
            <text:p text:style-name="P54"><text:s/>65.951 </text:p>
          </table:table-cell>
          <table:table-cell table:style-name="Table7.B2" office:value-type="string">
            <text:p text:style-name="P49"><text:s/>knife <text:s text:c="7"/></text:p>
          </table:table-cell>
          <table:table-cell table:style-name="Table7.B2" office:value-type="string">
            <text:p text:style-name="P54"><text:s/>50.055 </text:p>
          </table:table-cell>
          <table:table-cell table:style-name="Table7.B2" office:value-type="string">
            <text:p text:style-name="P49"><text:s/>spoon <text:s text:c="9"/></text:p>
          </table:table-cell>
          <table:table-cell table:style-name="Table7.F2" office:value-type="string">
            <text:p text:style-name="P54"><text:s/>45.232 </text:p>
          </table:table-cell>
        </table:table-row>
        <table:table-row table:style-name="Table7.1">
          <table:table-cell table:style-name="Table7.A2" office:value-type="string">
            <text:p text:style-name="P49"><text:s/>bowl <text:s text:c="9"/></text:p>
          </table:table-cell>
          <table:table-cell table:style-name="Table7.B2" office:value-type="string">
            <text:p text:style-name="P54"><text:s/>59.871 </text:p>
          </table:table-cell>
          <table:table-cell table:style-name="Table7.B2" office:value-type="string">
            <text:p text:style-name="P49"><text:s/>banana <text:s text:c="6"/></text:p>
          </table:table-cell>
          <table:table-cell table:style-name="Table7.B2" office:value-type="string">
            <text:p text:style-name="P54"><text:s/>41.184 </text:p>
          </table:table-cell>
          <table:table-cell table:style-name="Table7.B2" office:value-type="string">
            <text:p text:style-name="P49"><text:s/>apple <text:s text:c="9"/></text:p>
          </table:table-cell>
          <table:table-cell table:style-name="Table7.F2" office:value-type="string">
            <text:p text:style-name="P54"><text:s/>36.768 </text:p>
          </table:table-cell>
        </table:table-row>
        <table:table-row table:style-name="Table7.1">
          <table:table-cell table:style-name="Table7.A2" office:value-type="string">
            <text:p text:style-name="P49"><text:s/>sandwich <text:s text:c="5"/></text:p>
          </table:table-cell>
          <table:table-cell table:style-name="Table7.B2" office:value-type="string">
            <text:p text:style-name="P54"><text:s/>62.666 </text:p>
          </table:table-cell>
          <table:table-cell table:style-name="Table7.B2" office:value-type="string">
            <text:p text:style-name="P49"><text:s/>orange <text:s text:c="6"/></text:p>
          </table:table-cell>
          <table:table-cell table:style-name="Table7.B2" office:value-type="string">
            <text:p text:style-name="P54"><text:s/>44.128 </text:p>
          </table:table-cell>
          <table:table-cell table:style-name="Table7.B2" office:value-type="string">
            <text:p text:style-name="P49"><text:s/>broccoli <text:s text:c="6"/></text:p>
          </table:table-cell>
          <table:table-cell table:style-name="Table7.F2" office:value-type="string">
            <text:p text:style-name="P54"><text:s/>34.325 </text:p>
          </table:table-cell>
        </table:table-row>
        <table:table-row table:style-name="Table7.1">
          <table:table-cell table:style-name="Table7.A2" office:value-type="string">
            <text:p text:style-name="P49"><text:s/>carrot <text:s text:c="7"/></text:p>
          </table:table-cell>
          <table:table-cell table:style-name="Table7.B2" office:value-type="string">
            <text:p text:style-name="P54"><text:s/>37.035 </text:p>
          </table:table-cell>
          <table:table-cell table:style-name="Table7.B2" office:value-type="string">
            <text:p text:style-name="P49"><text:s/>hot dog <text:s text:c="5"/></text:p>
          </table:table-cell>
          <table:table-cell table:style-name="Table7.B2" office:value-type="string">
            <text:p text:style-name="P54"><text:s/>66.393 </text:p>
          </table:table-cell>
          <table:table-cell table:style-name="Table7.B2" office:value-type="string">
            <text:p text:style-name="P49"><text:s/>pizza <text:s text:c="9"/></text:p>
          </table:table-cell>
          <table:table-cell table:style-name="Table7.F2" office:value-type="string">
            <text:p text:style-name="P54"><text:s/>67.521 </text:p>
          </table:table-cell>
        </table:table-row>
        <table:table-row table:style-name="Table7.1">
          <table:table-cell table:style-name="Table7.A2" office:value-type="string">
            <text:p text:style-name="P49"><text:s/>donut <text:s text:c="8"/></text:p>
          </table:table-cell>
          <table:table-cell table:style-name="Table7.B2" office:value-type="string">
            <text:p text:style-name="P54"><text:s/>68.848 </text:p>
          </table:table-cell>
          <table:table-cell table:style-name="Table7.B2" office:value-type="string">
            <text:p text:style-name="P49"><text:s/>cake <text:s text:c="8"/></text:p>
          </table:table-cell>
          <table:table-cell table:style-name="Table7.B2" office:value-type="string">
            <text:p text:style-name="P54"><text:s/>60.778 </text:p>
          </table:table-cell>
          <table:table-cell table:style-name="Table7.B2" office:value-type="string">
            <text:p text:style-name="P49"><text:s/>chair <text:s text:c="9"/></text:p>
          </table:table-cell>
          <table:table-cell table:style-name="Table7.F2" office:value-type="string">
            <text:p text:style-name="P54"><text:s/>51.970 </text:p>
          </table:table-cell>
        </table:table-row>
        <table:table-row table:style-name="Table7.1">
          <table:table-cell table:style-name="Table7.A2" office:value-type="string">
            <text:p text:style-name="P49"><text:s/>couch <text:s text:c="8"/></text:p>
          </table:table-cell>
          <table:table-cell table:style-name="Table7.B2" office:value-type="string">
            <text:p text:style-name="P54"><text:s/>62.814 </text:p>
          </table:table-cell>
          <table:table-cell table:style-name="Table7.B2" office:value-type="string">
            <text:p text:style-name="P49"><text:s/>potted plant </text:p>
          </table:table-cell>
          <table:table-cell table:style-name="Table7.B2" office:value-type="string">
            <text:p text:style-name="P54"><text:s/>42.976 </text:p>
          </table:table-cell>
          <table:table-cell table:style-name="Table7.B2" office:value-type="string">
            <text:p text:style-name="P49"><text:s/>bed <text:s text:c="11"/></text:p>
          </table:table-cell>
          <table:table-cell table:style-name="Table7.F2" office:value-type="string">
            <text:p text:style-name="P54"><text:s/>65.272 </text:p>
          </table:table-cell>
        </table:table-row>
        <table:table-row table:style-name="Table7.1">
          <table:table-cell table:style-name="Table7.A2" office:value-type="string">
            <text:p text:style-name="P49"><text:s/>dining table <text:s/></text:p>
          </table:table-cell>
          <table:table-cell table:style-name="Table7.B2" office:value-type="string">
            <text:p text:style-name="P54"><text:s/>44.396 </text:p>
          </table:table-cell>
          <table:table-cell table:style-name="Table7.B2" office:value-type="string">
            <text:p text:style-name="P49"><text:s/>toilet <text:s text:c="6"/></text:p>
          </table:table-cell>
          <table:table-cell table:style-name="Table7.B2" office:value-type="string">
            <text:p text:style-name="P54"><text:s/>76.765 </text:p>
          </table:table-cell>
          <table:table-cell table:style-name="Table7.B2" office:value-type="string">
            <text:p text:style-name="P49"><text:s/>tv <text:s text:c="12"/></text:p>
          </table:table-cell>
          <table:table-cell table:style-name="Table7.F2" office:value-type="string">
            <text:p text:style-name="P54"><text:s/>74.093 </text:p>
          </table:table-cell>
        </table:table-row>
        <table:table-row table:style-name="Table7.1">
          <table:table-cell table:style-name="Table7.A2" office:value-type="string">
            <text:p text:style-name="P49"><text:s/>laptop <text:s text:c="7"/></text:p>
          </table:table-cell>
          <table:table-cell table:style-name="Table7.B2" office:value-type="string">
            <text:p text:style-name="P54"><text:s/>83.057 </text:p>
          </table:table-cell>
          <table:table-cell table:style-name="Table7.B2" office:value-type="string">
            <text:p text:style-name="P49"><text:s/>mouse <text:s text:c="7"/></text:p>
          </table:table-cell>
          <table:table-cell table:style-name="Table7.B2" office:value-type="string">
            <text:p text:style-name="P54"><text:s/>74.747 </text:p>
          </table:table-cell>
          <table:table-cell table:style-name="Table7.B2" office:value-type="string">
            <text:p text:style-name="P49"><text:s/>remote <text:s text:c="8"/></text:p>
          </table:table-cell>
          <table:table-cell table:style-name="Table7.F2" office:value-type="string">
            <text:p text:style-name="P54"><text:s/>61.502 </text:p>
          </table:table-cell>
        </table:table-row>
        <table:table-row table:style-name="Table7.1">
          <table:table-cell table:style-name="Table7.A2" office:value-type="string">
            <text:p text:style-name="P49"><text:s/>keyboard <text:s text:c="5"/></text:p>
          </table:table-cell>
          <table:table-cell table:style-name="Table7.B2" office:value-type="string">
            <text:p text:style-name="P54"><text:s/>67.001 </text:p>
          </table:table-cell>
          <table:table-cell table:style-name="Table7.B2" office:value-type="string">
            <text:p text:style-name="P49"><text:s/>cell phone <text:s text:c="2"/></text:p>
          </table:table-cell>
          <table:table-cell table:style-name="Table7.B2" office:value-type="string">
            <text:p text:style-name="P54"><text:s/>62.054 </text:p>
          </table:table-cell>
          <table:table-cell table:style-name="Table7.B2" office:value-type="string">
            <text:p text:style-name="P49"><text:s/>microwave <text:s text:c="5"/></text:p>
          </table:table-cell>
          <table:table-cell table:style-name="Table7.F2" office:value-type="string">
            <text:p text:style-name="P54"><text:s/>76.657 </text:p>
          </table:table-cell>
        </table:table-row>
        <table:table-row table:style-name="Table7.1">
          <table:table-cell table:style-name="Table7.A2" office:value-type="string">
            <text:p text:style-name="P49"><text:s/>oven <text:s text:c="9"/></text:p>
          </table:table-cell>
          <table:table-cell table:style-name="Table7.B2" office:value-type="string">
            <text:p text:style-name="P54"><text:s/>52.937 </text:p>
          </table:table-cell>
          <table:table-cell table:style-name="Table7.B2" office:value-type="string">
            <text:p text:style-name="P49"><text:s/>toaster <text:s text:c="5"/></text:p>
          </table:table-cell>
          <table:table-cell table:style-name="Table7.B2" office:value-type="string">
            <text:p text:style-name="P54"><text:s/>50.565 </text:p>
          </table:table-cell>
          <table:table-cell table:style-name="Table7.B2" office:value-type="string">
            <text:p text:style-name="P49"><text:s/>sink <text:s text:c="10"/></text:p>
          </table:table-cell>
          <table:table-cell table:style-name="Table7.F2" office:value-type="string">
            <text:p text:style-name="P54"><text:s/>54.551 </text:p>
          </table:table-cell>
        </table:table-row>
        <table:table-row table:style-name="Table7.1">
          <table:table-cell table:style-name="Table7.A2" office:value-type="string">
            <text:p text:style-name="P49"><text:s/>refrigerator <text:s/></text:p>
          </table:table-cell>
          <table:table-cell table:style-name="Table7.B2" office:value-type="string">
            <text:p text:style-name="P54"><text:s/>79.490 </text:p>
          </table:table-cell>
          <table:table-cell table:style-name="Table7.B2" office:value-type="string">
            <text:p text:style-name="P49"><text:s/>book <text:s text:c="8"/></text:p>
          </table:table-cell>
          <table:table-cell table:style-name="Table7.B2" office:value-type="string">
            <text:p text:style-name="P54"><text:s/>32.335 </text:p>
          </table:table-cell>
          <table:table-cell table:style-name="Table7.B2" office:value-type="string">
            <text:p text:style-name="P49"><text:s/>clock <text:s text:c="9"/></text:p>
          </table:table-cell>
          <table:table-cell table:style-name="Table7.F2" office:value-type="string">
            <text:p text:style-name="P54"><text:s/>63.126 </text:p>
          </table:table-cell>
        </table:table-row>
        <text:soft-page-break/>
        <table:table-row table:style-name="Table7.1">
          <table:table-cell table:style-name="Table7.A2" office:value-type="string">
            <text:p text:style-name="P49"><text:s/>vase <text:s text:c="9"/></text:p>
          </table:table-cell>
          <table:table-cell table:style-name="Table7.B2" office:value-type="string">
            <text:p text:style-name="P54"><text:s/>54.493 </text:p>
          </table:table-cell>
          <table:table-cell table:style-name="Table7.B2" office:value-type="string">
            <text:p text:style-name="P49"><text:s/>scissors <text:s text:c="4"/></text:p>
          </table:table-cell>
          <table:table-cell table:style-name="Table7.B2" office:value-type="string">
            <text:p text:style-name="P54"><text:s/>71.137 </text:p>
          </table:table-cell>
          <table:table-cell table:style-name="Table7.B2" office:value-type="string">
            <text:p text:style-name="P49"><text:s/>teddy bear <text:s text:c="4"/></text:p>
          </table:table-cell>
          <table:table-cell table:style-name="Table7.F2" office:value-type="string">
            <text:p text:style-name="P54"><text:s/>75.430 </text:p>
          </table:table-cell>
        </table:table-row>
        <table:table-row table:style-name="Table7.1">
          <table:table-cell table:style-name="Table7.A28" office:value-type="string">
            <text:p text:style-name="P49"><text:s/>hair drier <text:s text:c="3"/></text:p>
          </table:table-cell>
          <table:table-cell table:style-name="Table7.B28" office:value-type="string">
            <text:p text:style-name="P54"><text:s/>52.041 </text:p>
          </table:table-cell>
          <table:table-cell table:style-name="Table7.B28" office:value-type="string">
            <text:p text:style-name="P49"><text:s/>toothbrush <text:s text:c="2"/></text:p>
          </table:table-cell>
          <table:table-cell table:style-name="Table7.B28" office:value-type="string">
            <text:p text:style-name="P54"><text:s/>61.702 </text:p>
          </table:table-cell>
          <table:table-cell table:style-name="Table7.B28" office:value-type="string">
            <text:p text:style-name="P49"><text:s text:c="16"/></text:p>
          </table:table-cell>
          <table:table-cell table:style-name="Table7.F28" office:value-type="string">
            <text:p text:style-name="P54"><text:s text:c="8"/></text:p>
          </table:table-cell>
        </table:table-row>
      </table:table>
      <text:p text:style-name="Standard"/>
      <text:p text:style-name="P6"/>
      <text:p text:style-name="P6"/>
      <text:p text:style-name="P6"/>
      <text:p text:style-name="P6">| category <text:s text:c="5"/>| AP <text:s text:c="4"/>| category <text:s text:c="4"/>| AP <text:s text:c="4"/>| category <text:s text:c="6"/>| AP <text:s text:c="4"/>|</text:p>
      <text:p text:style-name="P6">|:--------------|:-------|:-------------|:-------|:---------------|:-------|</text:p>
      <text:p text:style-name="P6">| person <text:s text:c="7"/>| 68.951 | bicycle <text:s text:c="5"/>| 52.066 | car <text:s text:c="11"/>| 59.994 |</text:p>
      <text:p text:style-name="P6">| motorcycle <text:s text:c="3"/>| 63.230 | airplane <text:s text:c="4"/>| 82.877 | bus <text:s text:c="11"/>| 81.049 |</text:p>
      <text:p text:style-name="P6">| train <text:s text:c="8"/>| 82.718 | truck <text:s text:c="7"/>| 57.952 | boat <text:s text:c="10"/>| 48.034 |</text:p>
      <text:p text:style-name="P6">| traffic light | 39.244 | fire hydrant | 83.396 | stop sign <text:s text:c="5"/>| 76.519 |</text:p>
      <text:p text:style-name="P6">| parking meter | 59.545 | bench <text:s text:c="7"/>| 47.449 | bird <text:s text:c="10"/>| 53.605 |</text:p>
      <text:p text:style-name="P6">| cat <text:s text:c="10"/>| 84.159 | dog <text:s text:c="9"/>| 83.152 | horse <text:s text:c="9"/>| 77.768 |</text:p>
      <text:p text:style-name="P6">| sheep <text:s text:c="8"/>| 69.102 | cow <text:s text:c="9"/>| 74.783 | elephant <text:s text:c="6"/>| 80.875 |</text:p>
      <text:p text:style-name="P6">| bear <text:s text:c="9"/>| 85.708 | zebra <text:s text:c="7"/>| 81.385 | giraffe <text:s text:c="7"/>| 82.911 |</text:p>
      <text:p text:style-name="P6">| backpack <text:s text:c="5"/>| 37.248 | umbrella <text:s text:c="4"/>| 59.672 | handbag <text:s text:c="7"/>| 37.829 |</text:p>
      <text:p text:style-name="P6">| tie <text:s text:c="10"/>| 57.438 | suitcase <text:s text:c="4"/>| 64.546 | frisbee <text:s text:c="7"/>| 80.495 |</text:p>
      <text:p text:style-name="P6">| skis <text:s text:c="9"/>| 45.776 | snowboard <text:s text:c="3"/>| 56.836 | sports ball <text:s text:c="3"/>| 61.903 |</text:p>
      <text:p text:style-name="P6">| kite <text:s text:c="9"/>| 62.345 | baseball bat | 68.087 | baseball glove | 55.997 |</text:p>
      <text:p text:style-name="P6">| skateboard <text:s text:c="3"/>| 73.468 | surfboard <text:s text:c="3"/>| 63.282 | tennis racket <text:s/>| 74.084 |</text:p>
      <text:p text:style-name="P6">| bottle <text:s text:c="7"/>| 56.771 | wine glass <text:s text:c="2"/>| 55.317 | cup <text:s text:c="11"/>| 63.423 |</text:p>
      <text:p text:style-name="P6">| fork <text:s text:c="9"/>| 65.951 | knife <text:s text:c="7"/>| 50.055 | spoon <text:s text:c="9"/>| 45.232 |</text:p>
      <text:p text:style-name="P6">| bowl <text:s text:c="9"/>| 59.871 | banana <text:s text:c="6"/>| 41.184 | apple <text:s text:c="9"/>| 36.768 |</text:p>
      <text:p text:style-name="P6">| sandwich <text:s text:c="5"/>| 62.666 | orange <text:s text:c="6"/>| 44.128 | broccoli <text:s text:c="6"/>| 34.325 |</text:p>
      <text:p text:style-name="P6">| carrot <text:s text:c="7"/>| 37.035 | hot dog <text:s text:c="5"/>| 66.393 | pizza <text:s text:c="9"/>| 67.521 |</text:p>
      <text:p text:style-name="P6">| donut <text:s text:c="8"/>| 68.848 | cake <text:s text:c="8"/>| 60.778 | chair <text:s text:c="9"/>| 51.970 |</text:p>
      <text:p text:style-name="P6">| couch <text:s text:c="8"/>| 62.814 | potted plant | 42.976 | bed <text:s text:c="11"/>| 65.272 |</text:p>
      <text:p text:style-name="P6">| dining table <text:s/>| 44.396 | toilet <text:s text:c="6"/>| 76.765 | tv <text:s text:c="12"/>| 74.093 |</text:p>
      <text:p text:style-name="P6">| laptop <text:s text:c="7"/>| 83.057 | mouse <text:s text:c="7"/>| 74.747 | remote <text:s text:c="8"/>| 61.502 |</text:p>
      <text:p text:style-name="P6">| keyboard <text:s text:c="5"/>| 67.001 | cell phone <text:s text:c="2"/>| 62.054 | microwave <text:s text:c="5"/>| 76.657 |</text:p>
      <text:p text:style-name="P6">| oven <text:s text:c="9"/>| 52.937 | toaster <text:s text:c="5"/>| 50.565 | sink <text:s text:c="10"/>| 54.551 |</text:p>
      <text:p text:style-name="P6">| refrigerator <text:s/>| 79.490 | book <text:s text:c="8"/>| 32.335 | clock <text:s text:c="9"/>| 63.126 |</text:p>
      <text:p text:style-name="P6">| vase <text:s text:c="9"/>| 54.493 | scissors <text:s text:c="4"/>| 71.137 | teddy bear <text:s text:c="4"/>| 75.430 |</text:p>
      <text:p text:style-name="P6">| hair drier <text:s text:c="3"/>| 52.041 | toothbrush <text:s text:c="2"/>| 61.702 | <text:s text:c="15"/>| <text:s text:c="7"/>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1" style:display-name="OBJEC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09:48:23.207407455</meta:creation-date>
    <dc:date>2023-06-02T12:23:44.179611035</dc:date>
    <meta:editing-duration>PT6H28M15S</meta:editing-duration>
    <meta:editing-cycles>8</meta:editing-cycles>
    <meta:generator>LibreOffice/6.4.7.2$Linux_X86_64 LibreOffice_project/40$Build-2</meta:generator>
    <meta:document-statistic meta:table-count="7" meta:image-count="0" meta:object-count="0" meta:page-count="15" meta:paragraph-count="1180" meta:word-count="4641" meta:character-count="36886" meta:non-whitespace-character-count="27557"/>
  </office:meta>
</office:document-meta>
</file>